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6E000003981252C8D4.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4.651cm" table:align="margins" style:writing-mode="lr-tb"/>
    </style:style>
    <style:style style:name="Table20.A" style:family="table-column">
      <style:table-column-properties style:column-width="2.401cm" style:rel-column-width="10738*"/>
    </style:style>
    <style:style style:name="Table20.B" style:family="table-column">
      <style:table-column-properties style:column-width="0.854cm" style:rel-column-width="3818*"/>
    </style:style>
    <style:style style:name="Table20.C" style:family="table-column">
      <style:table-column-properties style:column-width="1.628cm" style:rel-column-width="7282*"/>
    </style:style>
    <style:style style:name="Table20.E" style:family="table-column">
      <style:table-column-properties style:column-width="0.903cm" style:rel-column-width="4039*"/>
    </style:style>
    <style:style style:name="Table20.F" style:family="table-column">
      <style:table-column-properties style:column-width="2cm" style:rel-column-width="8947*"/>
    </style:style>
    <style:style style:name="Table20.G" style:family="table-column">
      <style:table-column-properties style:column-width="1.981cm" style:rel-column-width="8860*"/>
    </style:style>
    <style:style style:name="Table20.H" style:family="table-column">
      <style:table-column-properties style:column-width="0.818cm" style:rel-column-width="3660*"/>
    </style:style>
    <style:style style:name="Table20.I" style:family="table-column">
      <style:table-column-properties style:column-width="2.439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4.651cm" table:align="margins" style:writing-mode="lr-tb"/>
    </style:style>
    <style:style style:name="Table21.A" style:family="table-column">
      <style:table-column-properties style:column-width="2.401cm" style:rel-column-width="10738*"/>
    </style:style>
    <style:style style:name="Table21.B" style:family="table-column">
      <style:table-column-properties style:column-width="0.854cm" style:rel-column-width="3818*"/>
    </style:style>
    <style:style style:name="Table21.C" style:family="table-column">
      <style:table-column-properties style:column-width="1.065cm" style:rel-column-width="4765*"/>
    </style:style>
    <style:style style:name="Table21.D" style:family="table-column">
      <style:table-column-properties style:column-width="2.191cm" style:rel-column-width="9799*"/>
    </style:style>
    <style:style style:name="Table21.E" style:family="table-column">
      <style:table-column-properties style:column-width="0.903cm" style:rel-column-width="4039*"/>
    </style:style>
    <style:style style:name="Table21.F" style:family="table-column">
      <style:table-column-properties style:column-width="2cm" style:rel-column-width="8947*"/>
    </style:style>
    <style:style style:name="Table21.G" style:family="table-column">
      <style:table-column-properties style:column-width="1.981cm" style:rel-column-width="8860*"/>
    </style:style>
    <style:style style:name="Table21.H" style:family="table-column">
      <style:table-column-properties style:column-width="0.818cm" style:rel-column-width="3660*"/>
    </style:style>
    <style:style style:name="Table21.I" style:family="table-column">
      <style:table-column-properties style:column-width="2.439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4.651cm" table:align="margins" style:writing-mode="lr-tb"/>
    </style:style>
    <style:style style:name="Table18.A" style:family="table-column">
      <style:table-column-properties style:column-width="3.662cm" style:rel-column-width="16383*"/>
    </style:style>
    <style:style style:name="Table18.D" style:family="table-column">
      <style:table-column-properties style:column-width="3.664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3105*"/>
    </style:style>
    <style:style style:name="Table19.D" style:family="table-column">
      <style:table-column-properties style:column-width="2.917cm" style:rel-column-width="13050*"/>
    </style:style>
    <style:style style:name="Table19.E" style:family="table-column">
      <style:table-column-properties style:column-width="2.944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4.651cm" table:align="margins" style:writing-mode="lr-tb"/>
    </style:style>
    <style:style style:name="Table22.A" style:family="table-column">
      <style:table-column-properties style:column-width="4.884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paragraph-rsid="001627b3"/>
    </style:style>
    <style:style style:name="P136" style:family="paragraph" style:parent-style-name="Standard">
      <style:text-properties fo:language="en" fo:country="AU" fo:font-style="italic" style:font-style-asian="italic"/>
    </style:style>
    <style:style style:name="P137" style:family="paragraph" style:parent-style-name="List_20_Paragraph" style:list-style-name="WWNum1">
      <style:text-properties fo:language="en" fo:country="AU"/>
    </style:style>
    <style:style style:name="P138"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39"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4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41" style:family="paragraph" style:parent-style-name="Standard">
      <style:text-properties fo:font-size="9pt" fo:language="en" fo:country="AU" fo:font-style="italic" style:font-size-asian="9pt" style:font-style-asian="italic" style:font-size-complex="9pt"/>
    </style:style>
    <style:style style:name="P142" style:family="paragraph" style:parent-style-name="Standard">
      <style:paragraph-properties fo:margin-top="0.494cm" fo:margin-bottom="0.494cm" style:contextual-spacing="false"/>
      <style:text-properties fo:language="en" fo:country="AU"/>
    </style:style>
    <style:style style:name="P143"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44"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45" style:family="paragraph" style:parent-style-name="Standard">
      <style:text-properties style:font-name="Times New Roman" fo:language="en" fo:country="AU" style:font-name-asian="Times New Roman1" style:language-asian="en" style:country-asian="AU" style:font-name-complex="Times New Roman1"/>
    </style:style>
    <style:style style:name="P146" style:family="paragraph" style:parent-style-name="List_20_Paragraph" style:list-style-name="WWNum8">
      <style:paragraph-properties fo:margin-top="0cm" fo:margin-bottom="0.353cm" style:contextual-spacing="true" fo:line-height="115%"/>
      <style:text-properties fo:language="en" fo:country="AU"/>
    </style:style>
    <style:style style:name="P147"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48" style:family="paragraph" style:parent-style-name="Standard">
      <style:text-properties style:font-name="Consolas" fo:font-size="9.5pt" fo:language="en" fo:country="AU" style:font-size-asian="9.5pt" style:font-name-complex="Consolas1" style:font-size-complex="9.5pt"/>
    </style:style>
    <style:style style:name="P149" style:family="paragraph" style:parent-style-name="Standard">
      <style:paragraph-properties fo:text-indent="1.27cm" style:auto-text-indent="false"/>
      <style:text-properties fo:language="en" fo:country="AU"/>
    </style:style>
    <style:style style:name="P150"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51"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52"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53" style:family="paragraph" style:parent-style-name="Heading_20_3">
      <style:text-properties fo:language="en" fo:country="AU"/>
    </style:style>
    <style:style style:name="P154"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55"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5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57" style:family="paragraph" style:parent-style-name="Footnote">
      <style:text-properties fo:language="en" fo:country="AU"/>
    </style:style>
    <style:style style:name="P158" style:family="paragraph" style:parent-style-name="Standard">
      <style:paragraph-properties fo:text-align="center" style:justify-single-word="false"/>
      <style:text-properties fo:language="en" fo:country="AU"/>
    </style:style>
    <style:style style:name="P159" style:family="paragraph" style:parent-style-name="Standard">
      <style:paragraph-properties fo:text-align="center" style:justify-single-word="false"/>
      <style:text-properties fo:font-size="10pt" fo:language="en" fo:country="AU" style:font-size-asian="10pt" style:font-size-complex="10pt"/>
    </style:style>
    <style:style style:name="P160" style:family="paragraph" style:parent-style-name="Standard">
      <style:paragraph-properties fo:text-align="center" style:justify-single-word="false"/>
      <style:text-properties fo:font-size="16pt" fo:language="en" fo:country="AU" style:font-size-asian="16pt" style:font-size-complex="16pt"/>
    </style:style>
    <style:style style:name="P161" style:family="paragraph" style:parent-style-name="Standard">
      <style:paragraph-properties fo:margin-top="0cm" fo:margin-bottom="0.423cm" style:contextual-spacing="false"/>
      <style:text-properties fo:language="en" fo:country="AU"/>
    </style:style>
    <style:style style:name="P162"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63"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64"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65"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66" style:family="paragraph" style:parent-style-name="Standard">
      <style:text-properties fo:color="#000000" loext:opacity="100%" fo:language="en" fo:country="AU" style:font-name-asian="Times New Roman1" style:font-name-complex="Times New Roman1"/>
    </style:style>
    <style:style style:name="P167" style:family="paragraph" style:parent-style-name="Heading_20_1">
      <style:paragraph-properties fo:break-before="page"/>
      <style:text-properties fo:language="en" fo:country="AU" officeooo:rsid="003ae998" officeooo:paragraph-rsid="003ae998"/>
    </style:style>
    <style:style style:name="P168" style:family="paragraph" style:parent-style-name="Standard">
      <style:text-properties fo:language="en" fo:country="AU" officeooo:paragraph-rsid="003ae998"/>
    </style:style>
    <style:style style:name="P169" style:family="paragraph" style:parent-style-name="Standard">
      <style:text-properties fo:language="en" fo:country="AU" officeooo:rsid="003ae998" officeooo:paragraph-rsid="003ae998"/>
    </style:style>
    <style:style style:name="P170" style:family="paragraph" style:parent-style-name="Standard">
      <style:text-properties fo:language="en" fo:country="AU" officeooo:rsid="004b4a5e" officeooo:paragraph-rsid="004b4a5e"/>
    </style:style>
    <style:style style:name="P171" style:family="paragraph" style:parent-style-name="Standard">
      <style:text-properties fo:language="en" fo:country="AU" officeooo:rsid="004839fa" officeooo:paragraph-rsid="004839fa"/>
    </style:style>
    <style:style style:name="P172" style:family="paragraph" style:parent-style-name="Standard">
      <style:text-properties fo:language="en" fo:country="AU" officeooo:rsid="004966a8" officeooo:paragraph-rsid="004966a8"/>
    </style:style>
    <style:style style:name="P173" style:family="paragraph" style:parent-style-name="Heading_20_1">
      <style:text-properties fo:language="en" fo:country="AU" officeooo:paragraph-rsid="003ae998"/>
    </style:style>
    <style:style style:name="P174" style:family="paragraph" style:parent-style-name="Standard">
      <style:text-properties fo:language="en" fo:country="AU" officeooo:rsid="001be9e7" officeooo:paragraph-rsid="001be9e7"/>
    </style:style>
    <style:style style:name="P175" style:family="paragraph" style:parent-style-name="Standard">
      <style:text-properties fo:language="en" fo:country="AU" officeooo:rsid="001c2082" officeooo:paragraph-rsid="001c2082"/>
    </style:style>
    <style:style style:name="P176" style:family="paragraph" style:parent-style-name="Standard">
      <style:text-properties fo:language="en" fo:country="AU" officeooo:rsid="001c55aa" officeooo:paragraph-rsid="001c55aa"/>
    </style:style>
    <style:style style:name="P177" style:family="paragraph" style:parent-style-name="Table_20_Contents">
      <style:text-properties fo:language="en" fo:country="AU" officeooo:rsid="001c55aa" officeooo:paragraph-rsid="001c55aa"/>
    </style:style>
    <style:style style:name="P178" style:family="paragraph" style:parent-style-name="Table_20_Contents">
      <style:text-properties fo:language="en" fo:country="AU"/>
    </style:style>
    <style:style style:name="P179" style:family="paragraph" style:parent-style-name="Table_20_Contents">
      <style:paragraph-properties fo:text-align="center" style:justify-single-word="false"/>
      <style:text-properties fo:language="en" fo:country="AU" officeooo:rsid="001ea48e" officeooo:paragraph-rsid="001ea48e"/>
    </style:style>
    <style:style style:name="P180" style:family="paragraph" style:parent-style-name="Table_20_Contents">
      <style:paragraph-properties fo:text-align="center" style:justify-single-word="false"/>
      <style:text-properties fo:language="en" fo:country="AU" officeooo:rsid="0032eb0f" officeooo:paragraph-rsid="0032eb0f"/>
    </style:style>
    <style:style style:name="P181" style:family="paragraph" style:parent-style-name="Table_20_Contents">
      <style:paragraph-properties fo:text-align="center" style:justify-single-word="false"/>
      <style:text-properties fo:language="en" fo:country="AU"/>
    </style:style>
    <style:style style:name="P182" style:family="paragraph" style:parent-style-name="Table_20_Contents">
      <style:text-properties fo:language="en" fo:country="AU" officeooo:rsid="001c55aa" officeooo:paragraph-rsid="001db1af"/>
    </style:style>
    <style:style style:name="P183" style:family="paragraph" style:parent-style-name="Table_20_Contents">
      <style:text-properties fo:language="en" fo:country="AU" officeooo:rsid="001db1af" officeooo:paragraph-rsid="001db1af"/>
    </style:style>
    <style:style style:name="P184" style:family="paragraph" style:parent-style-name="Table_20_Contents">
      <style:text-properties fo:language="en" fo:country="AU" officeooo:rsid="001ea48e" officeooo:paragraph-rsid="001ea48e"/>
    </style:style>
    <style:style style:name="P185" style:family="paragraph" style:parent-style-name="Table_20_Contents">
      <style:paragraph-properties fo:text-align="center" style:justify-single-word="false"/>
      <style:text-properties fo:language="en" fo:country="AU" officeooo:rsid="00206fdb"/>
    </style:style>
    <style:style style:name="P186" style:family="paragraph" style:parent-style-name="Standard">
      <style:text-properties fo:language="en" fo:country="AU" officeooo:rsid="001ea48e" officeooo:paragraph-rsid="001ea48e"/>
    </style:style>
    <style:style style:name="P187" style:family="paragraph" style:parent-style-name="Standard">
      <style:text-properties fo:language="en" fo:country="AU" officeooo:rsid="0020e464" officeooo:paragraph-rsid="0020e464"/>
    </style:style>
    <style:style style:name="P188" style:family="paragraph" style:parent-style-name="Table_20_Contents">
      <style:text-properties fo:language="en" fo:country="AU" officeooo:rsid="00260932" officeooo:paragraph-rsid="00260932"/>
    </style:style>
    <style:style style:name="P189" style:family="paragraph" style:parent-style-name="Table_20_Contents">
      <style:paragraph-properties fo:text-align="center" style:justify-single-word="false"/>
      <style:text-properties fo:language="en" fo:country="AU" officeooo:rsid="00260932" officeooo:paragraph-rsid="00260932"/>
    </style:style>
    <style:style style:name="P190" style:family="paragraph" style:parent-style-name="Table_20_Contents">
      <style:paragraph-properties fo:text-align="center" style:justify-single-word="false"/>
      <style:text-properties fo:language="en" fo:country="AU" officeooo:rsid="0026d80c" officeooo:paragraph-rsid="0026d80c"/>
    </style:style>
    <style:style style:name="P191" style:family="paragraph" style:parent-style-name="Table_20_Contents">
      <style:text-properties fo:language="en" fo:country="AU" officeooo:rsid="002272a1" officeooo:paragraph-rsid="002272a1"/>
    </style:style>
    <style:style style:name="P192" style:family="paragraph" style:parent-style-name="Table_20_Contents">
      <style:paragraph-properties fo:text-align="center" style:justify-single-word="false"/>
      <style:text-properties fo:language="en" fo:country="AU" officeooo:rsid="0024313b" officeooo:paragraph-rsid="0024313b"/>
    </style:style>
    <style:style style:name="P193" style:family="paragraph" style:parent-style-name="Table_20_Contents">
      <style:text-properties fo:language="en" fo:country="AU" officeooo:rsid="0024313b" officeooo:paragraph-rsid="0024313b"/>
    </style:style>
    <style:style style:name="P194" style:family="paragraph" style:parent-style-name="Table_20_Contents">
      <style:text-properties fo:language="en" fo:country="AU" officeooo:rsid="002272a1"/>
    </style:style>
    <style:style style:name="P195" style:family="paragraph" style:parent-style-name="Table_20_Contents">
      <style:text-properties fo:language="en" fo:country="AU" officeooo:rsid="0023fc84" officeooo:paragraph-rsid="0023fc84"/>
    </style:style>
    <style:style style:name="P196" style:family="paragraph" style:parent-style-name="Table_20_Contents">
      <style:text-properties fo:language="en" fo:country="AU" officeooo:rsid="0028fc46" officeooo:paragraph-rsid="0028fc46"/>
    </style:style>
    <style:style style:name="P197" style:family="paragraph" style:parent-style-name="Table_20_Contents">
      <style:paragraph-properties fo:text-align="center" style:justify-single-word="false"/>
      <style:text-properties fo:language="en" fo:country="AU" officeooo:rsid="0026d80c"/>
    </style:style>
    <style:style style:name="P198" style:family="paragraph" style:parent-style-name="Standard">
      <style:paragraph-properties fo:margin-top="0cm" fo:margin-bottom="0cm" style:contextual-spacing="false"/>
      <style:text-properties fo:language="en" fo:country="AU" officeooo:rsid="001be9e7" officeooo:paragraph-rsid="001be9e7"/>
    </style:style>
    <style:style style:name="P199" style:family="paragraph" style:parent-style-name="Standard">
      <style:paragraph-properties fo:margin-top="0cm" fo:margin-bottom="0cm" style:contextual-spacing="false"/>
      <style:text-properties officeooo:paragraph-rsid="0024313b"/>
    </style:style>
    <style:style style:name="P200" style:family="paragraph" style:parent-style-name="Standard">
      <style:paragraph-properties fo:margin-top="0cm" fo:margin-bottom="0cm" style:contextual-spacing="false"/>
      <style:text-properties officeooo:rsid="002d48f6" officeooo:paragraph-rsid="002d48f6"/>
    </style:style>
    <style:style style:name="P201" style:family="paragraph" style:parent-style-name="Table_20_Contents">
      <style:text-properties officeooo:rsid="002dd24a" officeooo:paragraph-rsid="002dd24a"/>
    </style:style>
    <style:style style:name="P202" style:family="paragraph" style:parent-style-name="Table_20_Contents">
      <style:text-properties officeooo:rsid="002e6ad4" officeooo:paragraph-rsid="002e6ad4"/>
    </style:style>
    <style:style style:name="P203" style:family="paragraph" style:parent-style-name="Table_20_Contents">
      <style:text-properties officeooo:rsid="002e6ad4"/>
    </style:style>
    <style:style style:name="P204" style:family="paragraph" style:parent-style-name="Standard">
      <style:paragraph-properties fo:margin-top="0cm" fo:margin-bottom="0cm" style:contextual-spacing="false"/>
      <style:text-properties officeooo:rsid="0030ce51" officeooo:paragraph-rsid="0030ce51"/>
    </style:style>
    <style:style style:name="P205" style:family="paragraph" style:parent-style-name="Standard">
      <style:paragraph-properties fo:margin-top="0cm" fo:margin-bottom="0cm" style:contextual-spacing="false"/>
      <style:text-properties fo:language="en" fo:country="AU" officeooo:rsid="0024313b" officeooo:paragraph-rsid="0024313b"/>
    </style:style>
    <style:style style:name="P206" style:family="paragraph" style:parent-style-name="Standard">
      <style:paragraph-properties fo:break-before="page"/>
      <style:text-properties fo:language="en" fo:country="AU"/>
    </style:style>
    <style:style style:name="P207" style:family="paragraph" style:parent-style-name="Standard">
      <style:text-properties fo:language="en" fo:country="AU" style:font-name-asian="Times New Roman1" style:font-name-complex="Times New Roman1"/>
    </style:style>
    <style:style style:name="P208"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09"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10" style:family="paragraph" style:parent-style-name="Standard">
      <style:paragraph-properties fo:margin-top="0cm" fo:margin-bottom="0.423cm" style:contextual-spacing="false" fo:orphans="0" fo:widows="0"/>
      <style:text-properties fo:language="en" fo:country="AU"/>
    </style:style>
    <style:style style:name="P211" style:family="paragraph" style:parent-style-name="Heading_20_1">
      <style:paragraph-properties fo:break-before="page"/>
    </style:style>
    <style:style style:name="P212" style:family="paragraph" style:parent-style-name="Standard">
      <style:text-properties officeooo:rsid="003e4272" officeooo:paragraph-rsid="003e4272"/>
    </style:style>
    <style:style style:name="P213"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14"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15" style:family="paragraph" style:parent-style-name="Standard">
      <style:text-properties style:font-name="Times" fo:language="en" fo:country="AU" officeooo:paragraph-rsid="003e4272" style:font-name-complex="Times1"/>
    </style:style>
    <style:style style:name="P216" style:family="paragraph" style:parent-style-name="Standard">
      <style:text-properties fo:font-size="8pt" fo:language="en" fo:country="AU" style:font-name-asian="Times New Roman1" style:font-size-asian="8pt" style:font-name-complex="Times New Roman1" style:font-size-complex="8pt"/>
    </style:style>
    <style:style style:name="P217" style:family="paragraph" style:parent-style-name="Standard">
      <style:text-properties fo:language="en" fo:country="AU" officeooo:rsid="003f70b8" officeooo:paragraph-rsid="003f70b8" style:font-name-asian="Times New Roman1" style:font-name-complex="Times New Roman1"/>
    </style:style>
    <style:style style:name="P218"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19" style:family="paragraph" style:parent-style-name="Standard">
      <style:text-properties fo:language="en" fo:country="AU" officeooo:rsid="00405c70" officeooo:paragraph-rsid="00405c70" style:font-name-asian="Times New Roman1" style:font-name-complex="Times New Roman1"/>
    </style:style>
    <style:style style:name="P220" style:family="paragraph" style:parent-style-name="Figure_20_Index_20_1">
      <style:paragraph-properties>
        <style:tab-stops>
          <style:tab-stop style:position="14.649cm" style:type="right" style:leader-style="dotted" style:leader-text="."/>
        </style:tab-stops>
      </style:paragraph-properties>
    </style:style>
    <style:style style:name="P221" style:family="paragraph" style:parent-style-name="Heading_20_1" style:master-page-name="Converted1">
      <style:paragraph-properties style:page-number="auto"/>
      <style:text-properties fo:language="en" fo:country="AU"/>
    </style:style>
    <style:style style:name="P222"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23" style:family="paragraph" style:parent-style-name="Heading_20_1">
      <style:paragraph-properties fo:margin-top="0cm" fo:margin-bottom="0cm" style:contextual-spacing="false" fo:break-before="page"/>
      <style:text-properties fo:language="en" fo:country="AU"/>
    </style:style>
    <style:style style:name="P224" style:family="paragraph">
      <loext:graphic-properties draw:fill="solid" draw:fill-color="#ffffff"/>
      <style:paragraph-properties fo:text-align="start"/>
    </style:style>
    <style:style style:name="P225" style:family="paragraph" style:parent-style-name="Standard">
      <style:paragraph-properties fo:text-align="center" style:justify-single-word="false"/>
    </style:style>
    <style:style style:name="P226" style:family="paragraph">
      <loext:graphic-properties draw:fill="none"/>
      <style:paragraph-properties fo:text-align="start"/>
    </style:style>
    <style:style style:name="P227" style:family="paragraph">
      <loext:graphic-properties draw:fill="none"/>
      <style:paragraph-properties fo:text-align="start"/>
      <style:text-properties fo:font-size="12pt"/>
    </style:style>
    <style:style style:name="P228" style:family="paragraph" style:parent-style-name="Standard">
      <style:paragraph-properties fo:margin-top="0cm" fo:margin-bottom="0cm" style:contextual-spacing="false" fo:break-before="page"/>
      <style:text-properties fo:language="en" fo:country="AU"/>
    </style:style>
    <style:style style:name="P229" style:family="paragraph">
      <loext:graphic-properties draw:fill="solid" draw:fill-color="#f2f2f2"/>
      <style:paragraph-properties fo:text-align="start"/>
    </style:style>
    <style:style style:name="P230" style:family="paragraph">
      <loext:graphic-properties draw:fill="solid" draw:fill-color="#ffffff"/>
      <style:paragraph-properties fo:text-align="start"/>
      <style:text-properties fo:font-size="18pt"/>
    </style:style>
    <style:style style:name="P231" style:family="paragraph">
      <loext:graphic-properties draw:fill="solid" draw:fill-color="#c6d9f1" draw:opacity="22%"/>
      <style:paragraph-properties fo:text-align="start"/>
      <style:text-properties fo:font-size="12pt"/>
    </style:style>
    <style:style style:name="P232" style:family="paragraph" style:parent-style-name="Frame_20_contents">
      <style:paragraph-properties fo:text-align="center" style:justify-single-word="false"/>
      <style:text-properties fo:language="en" fo:country="AU"/>
    </style:style>
    <style:style style:name="P233" style:family="paragraph" style:parent-style-name="Frame_20_contents">
      <style:paragraph-properties fo:text-align="center" style:justify-single-word="false"/>
    </style:style>
    <style:style style:name="P234" style:family="paragraph">
      <loext:graphic-properties draw:fill="solid" draw:fill-color="#c6d9f1"/>
      <style:paragraph-properties fo:text-align="start"/>
    </style:style>
    <style:style style:name="P235" style:family="paragraph">
      <loext:graphic-properties draw:fill="solid" draw:fill-color="#558ed5"/>
      <style:paragraph-properties fo:text-align="start"/>
    </style:style>
    <style:style style:name="P236" style:family="paragraph">
      <loext:graphic-properties draw:fill="solid" draw:fill-color="#558ed5"/>
      <style:paragraph-properties fo:text-align="start"/>
      <style:text-properties fo:font-size="18pt"/>
    </style:style>
    <style:style style:name="P237" style:family="paragraph" style:parent-style-name="Frame_20_contents">
      <style:paragraph-properties fo:text-align="center" style:justify-single-word="false"/>
      <style:text-properties fo:color="#000000" loext:opacity="100%" fo:language="en" fo:country="AU"/>
    </style:style>
    <style:style style:name="P238"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fo:font-style="italic" style:font-style-asian="italic"/>
    </style:style>
    <style:style style:name="T47" style:family="text">
      <style:text-properties style:font-name="Times New Roman" style:font-name-asian="Times New Roman1" style:language-asian="en" style:country-asian="AU" style:font-name-complex="Times New Roman1"/>
    </style:style>
    <style:style style:name="T48" style:family="text">
      <style:text-properties style:font-name="Consolas" fo:font-size="9.5pt" style:font-size-asian="9.5pt" style:font-name-complex="Consolas1" style:font-size-complex="9.5pt"/>
    </style:style>
    <style:style style:name="T49" style:family="text">
      <style:text-properties fo:color="#a31515" loext:opacity="100%" style:font-name="Consolas" fo:font-size="9.5pt" style:font-size-asian="9.5pt" style:font-name-complex="Consolas1" style:font-size-complex="9.5pt"/>
    </style:style>
    <style:style style:name="T50" style:family="text">
      <style:text-properties fo:color="#0000ff" loext:opacity="100%" style:font-name="Consolas" fo:font-size="9.5pt" style:font-size-asian="9.5pt" style:font-name-complex="Consolas1" style:font-size-complex="9.5pt"/>
    </style:style>
    <style:style style:name="T51" style:family="text">
      <style:text-properties style:font-name="Consolas" fo:font-size="9.5pt" fo:font-style="italic" style:font-size-asian="9.5pt" style:font-style-asian="italic" style:font-name-complex="Consolas1" style:font-size-complex="9.5pt"/>
    </style:style>
    <style:style style:name="T52" style:family="text">
      <style:text-properties fo:color="#a31515" loext:opacity="100%" style:font-name="Consolas" fo:font-size="9.5pt" fo:font-style="italic" style:font-size-asian="9.5pt" style:font-style-asian="italic" style:font-name-complex="Consolas1" style:font-size-complex="9.5pt"/>
    </style:style>
    <style:style style:name="T53" style:family="text">
      <style:text-properties fo:color="#0000ff" loext:opacity="100%" style:font-name="Consolas" fo:font-size="9.5pt" fo:font-style="italic" style:font-size-asian="9.5pt" style:font-style-asian="italic" style:font-name-complex="Consolas1" style:font-size-complex="9.5pt"/>
    </style:style>
    <style:style style:name="T54" style:family="text">
      <style:text-properties fo:color="#2b91af" loext:opacity="100%" style:font-name="Consolas" fo:font-size="9.5pt" fo:font-style="italic" style:font-size-asian="9.5pt" style:font-style-asian="italic" style:font-name-complex="Consolas1" style:font-size-complex="9.5pt"/>
    </style:style>
    <style:style style:name="T55" style:family="text">
      <style:text-properties fo:color="#2b91af" loext:opacity="100%" style:font-name="Consolas" fo:font-size="9.5pt" style:font-size-asian="9.5pt" style:font-name-complex="Consolas1" style:font-size-complex="9.5pt"/>
    </style:style>
    <style:style style:name="T56" style:family="text">
      <style:text-properties style:font-name-asian="Times New Roman1" style:font-name-complex="Times New Roman1"/>
    </style:style>
    <style:style style:name="T57" style:family="text">
      <style:text-properties fo:color="#000000" loext:opacity="100%" style:font-name="Times" fo:font-size="10pt" style:font-name-asian="Times New Roman1" style:font-size-asian="10pt" style:font-name-complex="Times New Roman1" style:font-size-complex="10pt"/>
    </style:style>
    <style:style style:name="T58" style:family="text">
      <style:text-properties style:font-name="Times" fo:font-size="10pt" style:font-name-asian="Times New Roman1" style:font-size-asian="10pt" style:font-name-complex="Times New Roman1" style:font-size-complex="10pt"/>
    </style:style>
    <style:style style:name="T59" style:family="text">
      <style:text-properties officeooo:rsid="003c6120"/>
    </style:style>
    <style:style style:name="T60" style:family="text">
      <style:text-properties officeooo:rsid="004b4a5e"/>
    </style:style>
    <style:style style:name="T61" style:family="text">
      <style:text-properties officeooo:rsid="004a551d"/>
    </style:style>
    <style:style style:name="T62" style:family="text">
      <style:text-properties officeooo:rsid="004966a8"/>
    </style:style>
    <style:style style:name="T63" style:family="text">
      <style:text-properties officeooo:rsid="001be9e7"/>
    </style:style>
    <style:style style:name="T64" style:family="text">
      <style:text-properties officeooo:rsid="001c2082"/>
    </style:style>
    <style:style style:name="T65" style:family="text">
      <style:text-properties officeooo:rsid="001db1af"/>
    </style:style>
    <style:style style:name="T66" style:family="text">
      <style:text-properties officeooo:rsid="001ea48e"/>
    </style:style>
    <style:style style:name="T67" style:family="text">
      <style:text-properties officeooo:rsid="00206fdb"/>
    </style:style>
    <style:style style:name="T68" style:family="text">
      <style:text-properties officeooo:rsid="0020e464"/>
    </style:style>
    <style:style style:name="T69" style:family="text">
      <style:text-properties officeooo:rsid="0023fc84"/>
    </style:style>
    <style:style style:name="T70" style:family="text">
      <style:text-properties fo:language="en" fo:country="AU" officeooo:rsid="0024313b"/>
    </style:style>
    <style:style style:name="T71" style:family="text">
      <style:text-properties fo:language="en" fo:country="AU" officeooo:rsid="0026d80c"/>
    </style:style>
    <style:style style:name="T72" style:family="text">
      <style:text-properties fo:language="en" fo:country="AU" officeooo:rsid="0027b060"/>
    </style:style>
    <style:style style:name="T73" style:family="text">
      <style:text-properties fo:language="en" fo:country="AU" officeooo:rsid="0028eaeb"/>
    </style:style>
    <style:style style:name="T74" style:family="text">
      <style:text-properties officeooo:rsid="0028eaeb"/>
    </style:style>
    <style:style style:name="T75" style:family="text">
      <style:text-properties officeooo:rsid="002a8c24" style:font-name-asian="Times New Roman1" style:font-name-complex="Times New Roman1"/>
    </style:style>
    <style:style style:name="T76" style:family="text">
      <style:text-properties officeooo:rsid="0028eaeb" style:font-name-asian="Times New Roman1" style:font-name-complex="Times New Roman1"/>
    </style:style>
    <style:style style:name="T77" style:family="text">
      <style:text-properties style:font-name="Arial" fo:font-size="13pt" style:font-size-asian="13pt" style:font-name-complex="Arial3" style:font-size-complex="13pt"/>
    </style:style>
    <style:style style:name="T78" style:family="text">
      <style:text-properties officeooo:rsid="003e4272"/>
    </style:style>
    <style:style style:name="T79" style:family="text">
      <style:text-properties officeooo:rsid="00405c70"/>
    </style:style>
    <style:style style:name="T80" style:family="text">
      <style:text-properties officeooo:rsid="003f70b8"/>
    </style:style>
    <style:style style:name="T81"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82" style:family="text">
      <style:text-properties fo:color="#000000" loext:opacity="100%" fo:font-family="'Arial Black'" style:font-family-generic="roman" style:font-pitch="variable">
        <loext:char-complex-color loext:theme-type="dark1" loext:color-type="theme"/>
      </style:text-properties>
    </style:style>
    <style:style style:name="T83" style:family="text">
      <style:text-properties fo:font-family="'Arial Black'" style:font-family-generic="roman" style:font-pitch="variable" fo:language="en" fo:country="AU"/>
    </style:style>
    <style:style style:name="T84" style:family="text">
      <style:text-properties fo:font-family="'Arial Black'" style:font-family-generic="roman" style:font-pitch="variable" fo:font-size="9pt" fo:language="en" fo:country="AU" style:font-size-asian="9pt" style:font-size-complex="9pt"/>
    </style:style>
    <style:style style:name="T85" style:family="text">
      <style:text-properties fo:font-family="'Arial Black'" style:font-family-generic="roman" style:font-pitch="variable" fo:font-size="10pt" fo:language="en" fo:country="AU" style:font-size-asian="10pt" style:font-size-complex="10pt"/>
    </style:style>
    <style:style style:name="T86" style:family="text">
      <style:text-properties fo:font-family="'Arial Black'" style:font-family-generic="roman" style:font-pitch="variable" fo:font-size="10pt" style:font-size-asian="10pt" style:font-size-complex="10pt"/>
    </style:style>
    <style:style style:name="T87" style:family="text">
      <style:text-properties fo:color="#000000" loext:opacity="100%" fo:font-family="'Arial Black'" style:font-family-generic="roman" style:font-pitch="variable" fo:font-size="10pt" fo:language="en" fo:country="AU" style:font-size-asian="10pt" style:font-size-complex="10pt"/>
    </style:style>
    <style:style style:name="T88"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1"><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8"><draw:text-box fo:min-height="8.613cm"><text:p text:style-name="Figure"><draw:frame draw:style-name="fr5" draw:name="Image9" text:anchor-type="paragraph" svg:width="14.651cm" style:rel-width="100%" svg:height="8.613cm" style:rel-height="scale" draw:z-index="11"><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4" draw:name="Frame108" text:anchor-type="char" svg:width="14.651cm" draw:z-index="12"><draw:text-box fo:min-height="5.33cm"><text:p text:style-name="Figure"><draw:frame draw:style-name="fr5" draw:name="Image8" text:anchor-type="paragraph" svg:width="14.651cm" style:rel-width="100%" svg:height="5.33cm" style:rel-height="scale" draw:z-index="13"><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soft-page-break/></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
      <text:p text:style-name="P110"><text:soft-page-break/></text:p>
      <text:p text:style-name="P110"><draw:frame draw:style-name="fr4" draw:name="Frame110" text:anchor-type="char" svg:width="14.651cm" draw:z-index="27"><draw:text-box fo:min-height="10.167cm"><text:p text:style-name="Figure"><draw:frame draw:style-name="fr6" draw:name="Image10" text:anchor-type="paragraph" svg:width="14.651cm" style:rel-width="100%" svg:height="10.167cm" style:rel-height="scale" draw:z-index="54"><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 <text:span text:style-name="Strong_20_Emphasis"><text:span text:style-name="Source_20_Text">useAbsoluteFOV = true</text:span></text:span></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text:soft-page-break/>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oft-page-break/><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36"/>
      <text:p text:style-name="P1"><text:soft-page-break/><text:span text:style-name="T46">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37">Start SOIC Server</text:p>
        </text:list-item>
        <text:list-item>
          <text:p text:style-name="P137">If the OC card is not already plugged in, plug it in</text:p>
        </text:list-item>
        <text:list-item>
          <text:p text:style-name="P137">You should see an entry in the devices box in the top right hand corner</text:p>
        </text:list-item>
        <text:list-item>
          <text:p text:style-name="P137">Click the config devices button</text:p>
        </text:list-item>
        <text:list-item>
          <text:p text:style-name="P137">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37">Save and Exit.</text:p>
        </text:list-item>
      </text:list>
      <text:p text:style-name="P1"/>
      <text:p text:style-name="P136">For testing Mapped 169 as Master (IDX=0) and 114 as IDX = 1</text:p>
      <text:p text:style-name="P136"/>
      <text:p text:style-name="P1">If you are using multiple USB Output cards, one will be the Master, the second will be unlink. <text:s/>Click on the card whose IDX is ‘Not Defined’ and enter a script IDX in the center text box. Click ok and save.</text:p>
      <text:p text:style-name="P1"/>
      <text:p text:style-name="P136">For testing – normally do not specify Device Number (Dispositivo?), assigned Device Number 1 to T/O Trim 191. Done by click Edit Script, Double Clicking on Var and assigning value. File Save, Close Window, click Reload.</text:p>
      <text:p text:style-name="P136"/>
      <text:p text:style-name="P136">Now go into IOCP Console, Connect, Log On. Set value of Var 191 to 1. Test switch holds position.</text:p>
      <text:p text:style-name="P136"/>
      <text:p text:style-name="P136">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38">Var 0002, name dimmer, Link IOCARD_ANALOGIC, De</text:p>
      <text:p text:style-name="P138">vice 1, Input 1, PosL 1, PosC 128, PosR 255 </text:p>
      <text:p text:style-name="P138">// potentiometer reading </text:p>
      <text:p text:style-name="P138">{ </text:p>
      <text:p text:style-name="P138">&amp;bright = &amp;dimmer </text:p>
      <text:p text:style-name="P138">} </text:p>
      <text:p text:style-name="P138">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text:soft-page-break/>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39">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7" draw:name="Picture 1" text:anchor-type="as-char" svg:width="14.64cm" svg:height="3.461cm" draw:z-index="55"><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0">Application</text:p>
          </table:table-cell>
          <table:table-cell table:style-name="Table1.A1" office:value-type="string">
            <text:p text:style-name="P140">Client/Server</text:p>
          </table:table-cell>
          <table:table-cell table:style-name="Table1.A1" office:value-type="string">
            <text:p text:style-name="P140">TCP/UDP</text:p>
          </table:table-cell>
          <table:table-cell table:style-name="Table1.A1" office:value-type="string">
            <text:p text:style-name="P140">Port</text:p>
          </table:table-cell>
          <table:table-cell table:style-name="Table1.A1" office:value-type="string">
            <text:p text:style-name="P140">Partner Applications</text:p>
          </table: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40"/>
          </table:table-cell>
        </table:table-row>
        <table:table-row table:style-name="Table1.1">
          <table:table-cell table:style-name="Table1.A1" office:value-type="string">
            <text:p text:style-name="P140">SOIC Server</text:p>
          </table:table-cell>
          <table:table-cell table:style-name="Table1.A1" office:value-type="string">
            <text:p text:style-name="P140">Server</text:p>
          </table:table-cell>
          <table:table-cell table:style-name="Table1.A1" office:value-type="string">
            <text:p text:style-name="P140">TCP</text:p>
          </table:table-cell>
          <table:table-cell table:style-name="Table1.A1" office:value-type="string">
            <text:p text:style-name="P140">8092</text:p>
          </table:table-cell>
          <table:table-cell table:style-name="Table1.A1" office:value-type="string">
            <text:p text:style-name="P140">IO Card LCD,</text:p>
          </table:table-cell>
        </table:table-row>
        <table:table-row table:style-name="Table1.1">
          <table:table-cell table:style-name="Table1.A1" office:value-type="string">
            <text:p text:style-name="P140">IO Card LCD</text:p>
          </table:table-cell>
          <table:table-cell table:style-name="Table1.A1" office:value-type="string">
            <text:p text:style-name="P140">Client</text:p>
          </table:table-cell>
          <table:table-cell table:style-name="Table1.A1" office:value-type="string">
            <text:p text:style-name="P140">TCP</text:p>
          </table:table-cell>
          <table:table-cell table:style-name="Table1.A1" office:value-type="string">
            <text:p text:style-name="P140">8092</text:p>
          </table:table-cell>
          <table:table-cell table:style-name="Table1.A1" office:value-type="string">
            <text:p text:style-name="P140">SOIC Server</text:p>
          </table:table-cell>
        </table:table-row>
        <table:table-row table:style-name="Table1.1">
          <table:table-cell table:style-name="Table1.A1" office:value-type="string">
            <text:p text:style-name="P140">SOIC_Conv</text:p>
          </table:table-cell>
          <table:table-cell table:style-name="Table1.A1" office:value-type="string">
            <text:p text:style-name="P140">Client</text:p>
          </table:table-cell>
          <table:table-cell table:style-name="Table1.A1" office:value-type="string">
            <text:p text:style-name="P140">TCP</text:p>
          </table:table-cell>
          <table:table-cell table:style-name="Table1.A1" office:value-type="string">
            <text:p text:style-name="P140">8092</text:p>
          </table:table-cell>
          <table:table-cell table:style-name="Table1.A1" office:value-type="string">
            <text:p text:style-name="P140">SOIC Server</text:p>
          </table:table-cell>
        </table:table-row>
        <table:table-row table:style-name="Table1.1">
          <table:table-cell table:style-name="Table1.A1" office:value-type="string">
            <text:p text:style-name="P140">SOIC_Conv</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7777</text:p>
          </table:table-cell>
          <table:table-cell table:style-name="Table1.A1" office:value-type="string">
            <text:p text:style-name="P140">DCS World – Receives comma delimited data from DCS</text:p>
          </table:table-cell>
        </table:table-row>
        <table:table-row table:style-name="Table1.1">
          <table:table-cell table:style-name="Table1.A1" office:value-type="string">
            <text:p text:style-name="P140">SOIC_Conv</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7779</text:p>
          </table:table-cell>
          <table:table-cell table:style-name="Table1.A1" office:value-type="string">
            <text:p text:style-name="P140">DCS World?</text:p>
          </table:table-cell>
        </table:table-row>
        <table:table-row table:style-name="Table1.1">
          <table:table-cell table:style-name="Table1.A1" office:value-type="string">
            <text:p text:style-name="P140">SOIC_Conv</text:p>
          </table:table-cell>
          <table:table-cell table:style-name="Table1.A1" office:value-type="string">
            <text:p text:style-name="P140">Client</text:p>
          </table:table-cell>
          <table:table-cell table:style-name="Table1.A1" office:value-type="string">
            <text:p text:style-name="P140">UDP</text:p>
          </table:table-cell>
          <table:table-cell table:style-name="Table1.A1" office:value-type="string">
            <text:p text:style-name="P140">7780</text:p>
          </table:table-cell>
          <table:table-cell table:style-name="Table1.A1" office:value-type="string">
            <text:p text:style-name="P140">DCS World</text:p>
            <text:p text:style-name="P140">CDU Keystrokes send to DCS</text:p>
          </table:table-cell>
        </table:table-row>
        <table:table-row table:style-name="Table1.1">
          <table:table-cell table:style-name="Table1.A1" office:value-type="string">
            <text:p text:style-name="P140">DCS World</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7780</text:p>
          </table:table-cell>
          <table:table-cell table:style-name="Table1.A1" office:value-type="string">
            <text:p text:style-name="P140">SOIC_Conv – Receives CDU Keystrokes from SOIC_Conv</text:p>
          </table:table-cell>
        </table:table-row>
        <table:table-row table:style-name="Table1.1">
          <table:table-cell table:style-name="Table1.A1" office:value-type="string">
            <text:p text:style-name="P140">Arduino <text:soft-page-break/>Display</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7781</text:p>
          </table:table-cell>
          <table:table-cell table:style-name="Table1.A1" office:value-type="string">
            <text:p text:style-name="P140"/>
          </table:table-cell>
        </table:table-row>
        <table:table-row table:style-name="Table1.1">
          <table:table-cell table:style-name="Table1.A1" office:value-type="string">
            <text:p text:style-name="P140">GPS Out</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7782</text:p>
          </table:table-cell>
          <table:table-cell table:style-name="Table1.A1" office:value-type="string">
            <text:p text:style-name="P140">Receives UDP packets from BeforeNextFrame and reformats to serial with checksum for GPS</text:p>
          </table:table-cell>
        </table:table-row>
        <table:table-row table:style-name="Table1.1">
          <table:table-cell table:style-name="Table1.A1" office:value-type="string">
            <text:p text:style-name="P140">Simmeters</text:p>
          </table:table-cell>
          <table:table-cell table:style-name="Table1.A1" office:value-type="string">
            <text:p text:style-name="P140">Server</text:p>
          </table:table-cell>
          <table:table-cell table:style-name="Table1.A1" office:value-type="string">
            <text:p text:style-name="P140">UDP</text:p>
          </table:table-cell>
          <table:table-cell table:style-name="Table1.A1" office:value-type="string">
            <text:p text:style-name="P140">6061</text:p>
          </table:table-cell>
          <table:table-cell table:style-name="Table1.A1" office:value-type="string">
            <text:p text:style-name="P140">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41"/>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0">DB9</text:p>
          </table:table-cell>
          <table:table-cell table:style-name="Table2.A1" office:value-type="string">
            <text:p text:style-name="P140"/>
          </table:table-cell>
          <table:table-cell table:style-name="Table2.A1" office:value-type="string">
            <text:p text:style-name="P140"/>
          </table:table-cell>
          <table:table-cell table:style-name="Table2.A1" office:value-type="string">
            <text:p text:style-name="P140">Lowrance</text:p>
          </table:table-cell>
        </table:table-row>
        <table:table-row table:style-name="Table2.1">
          <table:table-cell table:style-name="Table2.A1" office:value-type="string">
            <text:p text:style-name="P140">1</text:p>
          </table:table-cell>
          <table:table-cell table:style-name="Table2.A1" office:value-type="string">
            <text:p text:style-name="P140">Gnd</text:p>
          </table:table-cell>
          <table:table-cell table:style-name="Table2.A1" office:value-type="string">
            <text:p text:style-name="P140">Black</text:p>
          </table:table-cell>
          <table:table-cell table:style-name="Table2.A1" office:value-type="string">
            <text:p text:style-name="P140">3</text:p>
          </table:table-cell>
        </table:table-row>
        <table:table-row table:style-name="Table2.1">
          <table:table-cell table:style-name="Table2.A1" office:value-type="string">
            <text:p text:style-name="P140">2</text:p>
          </table:table-cell>
          <table:table-cell table:style-name="Table2.A1" office:value-type="string">
            <text:p text:style-name="P140"/>
          </table:table-cell>
          <table:table-cell table:style-name="Table2.A1" office:value-type="string">
            <text:p text:style-name="P140"/>
          </table:table-cell>
          <table:table-cell table:style-name="Table2.A1" office:value-type="string">
            <text:p text:style-name="P140"/>
          </table:table-cell>
        </table:table-row>
        <table:table-row table:style-name="Table2.1">
          <table:table-cell table:style-name="Table2.A1" office:value-type="string">
            <text:p text:style-name="P140">3</text:p>
          </table:table-cell>
          <table:table-cell table:style-name="Table2.A1" office:value-type="string">
            <text:p text:style-name="P140">RX RS-232</text:p>
          </table:table-cell>
          <table:table-cell table:style-name="Table2.A1" office:value-type="string">
            <text:p text:style-name="P140">Green</text:p>
          </table:table-cell>
          <table:table-cell table:style-name="Table2.A1" office:value-type="string">
            <text:p text:style-name="P140">2</text:p>
          </table:table-cell>
        </table:table-row>
        <table:table-row table:style-name="Table2.1">
          <table:table-cell table:style-name="Table2.A1" office:value-type="string">
            <text:p text:style-name="P140">N/C</text:p>
          </table:table-cell>
          <table:table-cell table:style-name="Table2.A1" office:value-type="string">
            <text:p text:style-name="P140"/>
          </table:table-cell>
          <table:table-cell table:style-name="Table2.A1" office:value-type="string">
            <text:p text:style-name="P140">White</text:p>
          </table:table-cell>
          <table:table-cell table:style-name="Table2.A1" office:value-type="string">
            <text:p text:style-name="P140">N/C</text:p>
          </table:table-cell>
        </table:table-row>
        <table:table-row table:style-name="Table2.1">
          <table:table-cell table:style-name="Table2.A1" office:value-type="string">
            <text:p text:style-name="P140">N/C</text:p>
          </table:table-cell>
          <table:table-cell table:style-name="Table2.A1" office:value-type="string">
            <text:p text:style-name="P140">+12V</text:p>
          </table:table-cell>
          <table:table-cell table:style-name="Table2.A1" office:value-type="string">
            <text:p text:style-name="P140">Red</text:p>
          </table:table-cell>
          <table:table-cell table:style-name="Table2.A1" office:value-type="string">
            <text:p text:style-name="P140">1</text:p>
          </table:table-cell>
        </table:table-row>
      </table:table>
      <text:p text:style-name="P1"/>
      <text:p text:style-name="P142"><text:soft-page-break/><draw:a xlink:type="simple" xlink:href="http://www.allpinouts.org/index.php/File:Conn_lowrance_002.gif"><draw:frame draw:style-name="fr7" draw:name="Image2" text:anchor-type="as-char" svg:width="2.861cm" svg:height="2.838cm" draw:z-index="56"><draw:image xlink:href="Pictures/100000010000006C0000006BF14623B7.gif" xlink:type="simple" xlink:show="embed" xlink:actuate="onLoad" draw:mime-type="image/gif"/><svg:desc>Lowrance serial connector (6PIN)</svg:desc></draw:frame></draw:a><text:span text:style-name="T47"><text:line-break/>Pin connector as seen from back of Airmap 2000C </text:span></text:p>
      <text:p text:style-name="P14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4">Pin</text:p>
          </table:table-cell>
          <table:table-cell table:style-name="Table3.A1" office:value-type="string">
            <text:p text:style-name="P144">Name</text:p>
          </table:table-cell>
          <table:table-cell table:style-name="Table3.A1" office:value-type="string">
            <text:p text:style-name="P144">Description</text:p>
          </table:table-cell>
        </table:table-row>
        <table:table-row table:style-name="Table3.1">
          <table:table-cell table:style-name="Table3.A1" office:value-type="string">
            <text:p text:style-name="P145">1</text:p>
          </table:table-cell>
          <table:table-cell table:style-name="Table3.A1" office:value-type="string">
            <text:p text:style-name="P145">VCC</text:p>
          </table:table-cell>
          <table:table-cell table:style-name="Table3.A1" office:value-type="string">
            <text:p text:style-name="P145">Power</text:p>
          </table:table-cell>
        </table:table-row>
        <table:table-row table:style-name="Table3.1">
          <table:table-cell table:style-name="Table3.A1" office:value-type="string">
            <text:p text:style-name="P145">2</text:p>
          </table:table-cell>
          <table:table-cell table:style-name="Table3.A1" office:value-type="string">
            <text:p text:style-name="P145">RX</text:p>
          </table:table-cell>
          <table:table-cell table:style-name="Table3.A1" office:value-type="string">
            <text:p text:style-name="P145">RS-232 (receive serial)</text:p>
          </table:table-cell>
        </table:table-row>
        <table:table-row table:style-name="Table3.1">
          <table:table-cell table:style-name="Table3.A1" office:value-type="string">
            <text:p text:style-name="P145">3</text:p>
          </table:table-cell>
          <table:table-cell table:style-name="Table3.A1" office:value-type="string">
            <text:p text:style-name="P145">GND</text:p>
          </table:table-cell>
          <table:table-cell table:style-name="Table3.A1" office:value-type="string">
            <text:p text:style-name="P145">Ground</text:p>
          </table:table-cell>
        </table:table-row>
        <table:table-row table:style-name="Table3.1">
          <table:table-cell table:style-name="Table3.A1" office:value-type="string">
            <text:p text:style-name="P145">4</text:p>
          </table:table-cell>
          <table:table-cell table:style-name="Table3.A1" office:value-type="string">
            <text:p text:style-name="P145">TX</text:p>
          </table:table-cell>
          <table:table-cell table:style-name="Table3.A1" office:value-type="string">
            <text:p text:style-name="P145">NMEA/Pseudo RS-232 (transmit serial)</text:p>
          </table:table-cell>
        </table:table-row>
        <table:table-row table:style-name="Table3.1">
          <table:table-cell table:style-name="Table3.A1" office:value-type="string">
            <text:p text:style-name="P145">5</text:p>
          </table:table-cell>
          <table:table-cell table:style-name="Table3.A1" office:value-type="string">
            <text:p text:style-name="P145">-</text:p>
          </table:table-cell>
          <table:table-cell table:style-name="Table3.A1" office:value-type="string">
            <text:p text:style-name="P145">DO NOT USE (recharging purposes)</text:p>
          </table:table-cell>
        </table:table-row>
        <table:table-row table:style-name="Table3.1">
          <table:table-cell table:style-name="Table3.A1" office:value-type="string">
            <text:p text:style-name="P145">6</text:p>
          </table:table-cell>
          <table:table-cell table:style-name="Table3.A1" office:value-type="string">
            <text:p text:style-name="P145">-</text:p>
          </table:table-cell>
          <table:table-cell table:style-name="Table3.A1" office:value-type="string">
            <text:p text:style-name="P145">DO NOT USE (recharging purposes)</text:p>
          </table:table-cell>
        </table:table-row>
      </table:table>
      <text:p text:style-name="P143">Was unable to buy an original NEMA cable, so had to modify a power only cable. <text:s/></text:p>
      <text:p text:style-name="P1">Modifying a power cable to a NEMA cable </text:p>
      <text:list text:style-name="WWNum8">
        <text:list-item>
          <text:p text:style-name="P146">Purchased a DB25 headshell with pins to be placed.</text:p>
        </text:list-item>
        <text:list-item>
          <text:p text:style-name="P146">Drill out pin 2 of existing existing power connector with a 1mm drill all of the way through to the back for the cable.</text:p>
        </text:list-item>
        <text:list-item>
          <text:p text:style-name="P146">Drill out pin 2 with a 3mm drill only partially so that the pin is able to seat in the socket without being able to be pushed all the way through</text:p>
        </text:list-item>
        <text:list-item>
          <text:p text:style-name="P146">Heat Glue DB25 socket connector in Lowrance connector.</text:p>
        </text:list-item>
      </text:list>
      <text:p text:style-name="P143"/>
      <text:p text:style-name="P141"/>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text:soft-page-break/>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48">_serialPort.Write(NULL, 0, 1);</text:span></text:p>
      <text:p text:style-name="P1">Clear each display - <text:span text:style-name="T48">ClearArduinoDisplay(oled1)</text:span></text:p>
      <text:p text:style-name="P1">Send information text to each display - <text:span text:style-name="T48">SendToArduino(oled1, FirstLine, </text:span><text:span text:style-name="T49">"1 Waiting for DCS"</text:span><text:span text:style-name="T48">);</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47">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40">Parameter</text:p>
            <text:p text:style-name="P140">No</text:p>
          </table:table-cell>
          <table:table-cell table:style-name="Table4.A1" office:value-type="string">
            <text:p text:style-name="P140"/>
          </table:table-cell>
        </table:table-row>
        <table:table-row table:style-name="Table4.1">
          <table:table-cell table:style-name="Table4.A1" office:value-type="string">
            <text:p text:style-name="P140">1</text:p>
          </table:table-cell>
          <table:table-cell table:style-name="Table4.A1" office:value-type="string">
            <text:p text:style-name="P140">Oled Number – oled 1 to oled 6</text:p>
          </table:table-cell>
        </table:table-row>
        <table:table-row table:style-name="Table4.1">
          <table:table-cell table:style-name="Table4.A1" office:value-type="string">
            <text:p text:style-name="P140">2</text:p>
          </table:table-cell>
          <table:table-cell table:style-name="Table4.A1" office:value-type="string">
            <text:p text:style-name="P140">Line Number – either FirstLine or Second Line</text:p>
          </table:table-cell>
        </table:table-row>
        <table:table-row table:style-name="Table4.1">
          <table:table-cell table:style-name="Table4.A1" office:value-type="string">
            <text:p text:style-name="P140">3</text:p>
          </table:table-cell>
          <table:table-cell table:style-name="Table4.A1" office:value-type="string">
            <text:p text:style-name="P140">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50">static</text:span><text:span text:style-name="T48"> </text:span><text:span text:style-name="T50">void</text:span><text:span text:style-name="T48"> SendToArduino(</text:span><text:span text:style-name="T50">byte</text:span><text:span text:style-name="T48">[] oledPtr, </text:span><text:span text:style-name="T50">byte</text:span><text:span text:style-name="T48">[] lineNumber, </text:span><text:span text:style-name="T50">string</text:span><text:span text:style-name="T48"> StrToSend)</text:span></text:p>
      <text:p text:style-name="P148">{</text:p>
      <text:p text:style-name="P149"><text:span text:style-name="T50">if</text:span><text:span text:style-name="T48"> (_serialPort.IsOpen)</text:span></text:p>
      <text:p text:style-name="P148"><text:s text:c="7"/>{</text:p>
      <text:p text:style-name="P150">_serialPort.Write(STX, 0, 1);</text:p>
      <text:p text:style-name="P150">_serialPort.Write(oledPtr, 0, 1);</text:p>
      <text:p text:style-name="P150"><text:soft-page-break/>_serialPort.Write(lineNumber, 0, 1);</text:p>
      <text:p text:style-name="P150">_serialPort.Write(StrToSend);</text:p>
      <text:p text:style-name="P150">_serialPort.Write(ETX, 0, 1);</text:p>
      <text:p text:style-name="P151">}</text:p>
      <text:p text:style-name="P148">}</text:p>
      <text:p text:style-name="P148"/>
      <text:p text:style-name="P1"><text:span text:style-name="T50">static</text:span><text:span text:style-name="T48"> </text:span><text:span text:style-name="T50">void</text:span><text:span text:style-name="T48"> ClearArduinoDisplay(</text:span><text:span text:style-name="T50">byte</text:span><text:span text:style-name="T48">[] oledPtr)</text:span></text:p>
      <text:p text:style-name="P148">{</text:p>
      <text:p text:style-name="P149"><text:span text:style-name="T50">if</text:span><text:span text:style-name="T48"> (_serialPort.IsOpen)</text:span></text:p>
      <text:p text:style-name="P151">{</text:p>
      <text:p text:style-name="P150">_serialPort.Write(STX, 0, 1);</text:p>
      <text:p text:style-name="P150">_serialPort.Write(oledPtr, 0, 1);</text:p>
      <text:p text:style-name="P150">_serialPort.Write(FirstLine, 0, 1);</text:p>
      <text:p text:style-name="P150">_serialPort.Write(CLS,0,1);</text:p>
      <text:p text:style-name="P150">_serialPort.Write(ETX, 0, 1);</text:p>
      <text:p text:style-name="P151">}</text:p>
      <text:p text:style-name="P148">}</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52">// CMSC/CMSP has a tag attrbitue of 9999</text:p>
      <text:p text:style-name="P1"><text:span text:style-name="T48"><text:s text:c="7"/></text:span><text:span text:style-name="T50">if</text:span><text:span text:style-name="T48"> (Get_Value(words,9999) == </text:span><text:span text:style-name="T49">" "</text:span><text:span text:style-name="T48">)</text:span></text:p>
      <text:p text:style-name="P1"><text:s/></text:p>
      <text:p text:style-name="P1">The bne-ocr-oled generated the entire line to be displayed, whereas the data delivered using the native LUA interface needs to be formatted.</text:p>
      <text:p text:style-name="P1"/>
      <text:h text:style-name="P153" text:outline-level="3"><text:bookmark-start text:name="__RefHeading___Toc18920_85147849"/><text:bookmark-start text:name="_Toc275967471"/>Native LUA data<text:bookmark-end text:name="__RefHeading___Toc18920_85147849"/><text:bookmark-end text:name="_Toc275967471"/></text:h>
      <text:p text:style-name="P1"/>
      <text:p text:style-name="P154">// VHF </text:p>
      <text:p text:style-name="P1"><text:span text:style-name="T51">sWorkstr = </text:span><text:span text:style-name="T52">"VHF FM "</text:span><text:span text:style-name="T51"> + Get_Value(words, 143) + Get_Value(words, 144) + Get_Value(words, 145) + </text:span><text:span text:style-name="T52">"."</text:span><text:span text:style-name="T51"> + Get_Value(words, 146);</text:span></text:p>
      <text:p text:style-name="P1"><text:span text:style-name="T53">if</text:span><text:span text:style-name="T51"> (sWorkstr != lastVHF_FM)</text:span></text:p>
      <text:p text:style-name="P147">{</text:p>
      <text:p text:style-name="P147"/>
      <text:p text:style-name="P155">lastVHF_FM = sWorkstr;</text:p>
      <text:p text:style-name="P147"><text:s text:c="7"/>SendToArduino(oled6, FirstLine, lastVHF_FM.PadRight(16));</text:p>
      <text:p text:style-name="P1"><text:span text:style-name="T51"><text:s text:c="7"/></text:span><text:span text:style-name="T54">Thread</text:span><text:span text:style-name="T51">.Sleep(20);</text:span></text:p>
      <text:p text:style-name="P147">}</text:p>
      <text:p text:style-name="P1"/>
      <text:h text:style-name="P153"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50">if</text:span><text:span text:style-name="T48"> (returnData.IndexOf(</text:span><text:span text:style-name="T49">"CMSP"</text:span><text:span text:style-name="T48">) &gt; 0 )</text:span></text:p>
      <text:p text:style-name="P148">{</text:p>
      <text:p text:style-name="P148"/>
      <text:p text:style-name="P149"><text:span text:style-name="T50">if</text:span><text:span text:style-name="T48"> (returnData != lastCMSP)</text:span></text:p>
      <text:p text:style-name="P148"><text:s text:c="7"/>{</text:p>
      <text:p text:style-name="P148"><text:s text:c="8"/><text:tab/>SendToArduino(oled7, FirstLine, returnData.Substring(12, 18));</text:p>
      <text:p text:style-name="P1"><text:soft-page-break/><text:span text:style-name="T48"><text:s text:c="8"/><text:tab/></text:span><text:span text:style-name="T55">Thread</text:span><text:span text:style-name="T48">.Sleep(50);</text:span></text:p>
      <text:p text:style-name="P148"><text:s text:c="8"/><text:tab/>SendToArduino(oled7, SecondLine, returnData.Substring(32));</text:p>
      <text:p text:style-name="P1"><text:span text:style-name="T48"><text:s text:c="8"/><text:tab/></text:span><text:span text:style-name="T55">Thread</text:span><text:span text:style-name="T48">.Sleep(50);</text:span></text:p>
      <text:p text:style-name="P148"><text:s text:c="8"/><text:tab/>lastCMSP = returnData;</text:p>
      <text:p text:style-name="P148"><text:s text:c="4"/><text:tab/>}</text:p>
      <text:p text:style-name="P148"/>
      <text:p text:style-name="P148">}</text:p>
      <text:p text:style-name="P148"/>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36">// FSM States</text:p>
      <text:p text:style-name="P136">#define stateWaitingForSerialData <text:s text:c="2"/>0</text:p>
      <text:p text:style-name="P136">#define stateLookingForStartOfMsg <text:s text:c="2"/>1</text:p>
      <text:p text:style-name="P136">#define stateLookingForOLEDPtr <text:s text:c="5"/>2</text:p>
      <text:p text:style-name="P136">#define stateLookingForLinePtr <text:s text:c="5"/>3</text:p>
      <text:p text:style-name="P136">#define stateRxAndDisplayChar <text:s text:c="6"/>4</text:p>
      <text:p text:style-name="P136"/>
      <text:p text:style-name="P136">#define minoledPtr 1</text:p>
      <text:p text:style-name="P136">#define maxoledPtr 7</text:p>
      <text:p text:style-name="P136"/>
      <text:p text:style-name="P136">#define minLinePtr 1</text:p>
      <text:p text:style-name="P136">#define maxLinePtr 2</text:p>
      <text:p text:style-name="P136"/>
      <text:p text:style-name="P136">// Map Output Pins to OLED Displays</text:p>
      <text:p text:style-name="P136">int oled1 = 2; <text:s text:c="6"/>// First usable output pin is D2 so all pins are incremented by 2 </text:p>
      <text:p text:style-name="P136">int oled2 = 3;</text:p>
      <text:p text:style-name="P136">int oled3 = 4;</text:p>
      <text:p text:style-name="P136">int oled4 = 5;</text:p>
      <text:p text:style-name="P136">int oled5 = 6;</text:p>
      <text:p text:style-name="P136">int oled6 = 7;</text:p>
      <text:p text:style-name="P136">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text:soft-page-break/>(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6">Variable</text:p>
          </table:table-cell>
          <table:table-cell table:style-name="Table5.A1" office:value-type="string">
            <text:p text:style-name="P156">O/C Variable</text:p>
          </table:table-cell>
          <table:table-cell table:style-name="Table5.A1" office:value-type="string">
            <text:p text:style-name="P140"><text:span text:style-name="T56">OC OutputPort</text:span><text:span text:style-name="T56"><text:note text:id="ftn2" text:note-class="footnote"><text:note-citation>2</text:note-citation><text:note-body><text:p text:style-name="P157"><text:s/>Starts at 0</text:p></text:note-body></text:note></text:span></text:p>
          </table:table-cell>
        </table:table-row>
        <table:table-row table:style-name="Table5.1">
          <table:table-cell table:style-name="Table5.A1" office:value-type="string">
            <text:p text:style-name="P156">Com1 Transmit</text:p>
          </table:table-cell>
          <table:table-cell table:style-name="Table5.A1" office:value-type="string">
            <text:p text:style-name="P156">100</text:p>
          </table:table-cell>
          <table:table-cell table:style-name="Table5.A1" office:value-type="string">
            <text:p text:style-name="P156">48</text:p>
          </table:table-cell>
        </table:table-row>
        <table:table-row table:style-name="Table5.1">
          <table:table-cell table:style-name="Table5.A1" office:value-type="string">
            <text:p text:style-name="P156">Com2 Transmit</text:p>
          </table:table-cell>
          <table:table-cell table:style-name="Table5.A1" office:value-type="string">
            <text:p text:style-name="P156">101</text:p>
          </table:table-cell>
          <table:table-cell table:style-name="Table5.A1" office:value-type="string">
            <text:p text:style-name="P156">50</text:p>
          </table:table-cell>
        </table:table-row>
        <table:table-row table:style-name="Table5.1">
          <table:table-cell table:style-name="Table5.A1" office:value-type="string">
            <text:p text:style-name="P156">COM RxBoth</text:p>
          </table:table-cell>
          <table:table-cell table:style-name="Table5.A1" office:value-type="string">
            <text:p text:style-name="P156">102</text:p>
          </table:table-cell>
          <table:table-cell table:style-name="Table5.A1" office:value-type="string">
            <text:p text:style-name="P156">49</text:p>
          </table:table-cell>
        </table:table-row>
        <table:table-row table:style-name="Table5.1">
          <table:table-cell table:style-name="Table5.A1" office:value-type="string">
            <text:p text:style-name="P156">Nav1 Sound</text:p>
          </table:table-cell>
          <table:table-cell table:style-name="Table5.A1" office:value-type="string">
            <text:p text:style-name="P156">103</text:p>
          </table:table-cell>
          <table:table-cell table:style-name="Table5.A1" office:value-type="string">
            <text:p text:style-name="P156">44</text:p>
          </table:table-cell>
        </table:table-row>
        <table:table-row table:style-name="Table5.1">
          <table:table-cell table:style-name="Table5.A1" office:value-type="string">
            <text:p text:style-name="P156">Nav2 Sound</text:p>
          </table:table-cell>
          <table:table-cell table:style-name="Table5.A1" office:value-type="string">
            <text:p text:style-name="P156">104</text:p>
          </table:table-cell>
          <table:table-cell table:style-name="Table5.A1" office:value-type="string">
            <text:p text:style-name="P156">43</text:p>
          </table:table-cell>
        </table:table-row>
        <table:table-row table:style-name="Table5.1">
          <table:table-cell table:style-name="Table5.A1" office:value-type="string">
            <text:p text:style-name="P156">Marker Sound</text:p>
          </table:table-cell>
          <table:table-cell table:style-name="Table5.A1" office:value-type="string">
            <text:p text:style-name="P156">105</text:p>
          </table:table-cell>
          <table:table-cell table:style-name="Table5.A1" office:value-type="string">
            <text:p text:style-name="P156">42</text:p>
          </table:table-cell>
        </table:table-row>
        <table:table-row table:style-name="Table5.1">
          <table:table-cell table:style-name="Table5.A1" office:value-type="string">
            <text:p text:style-name="P156">DME Sound</text:p>
          </table:table-cell>
          <table:table-cell table:style-name="Table5.A1" office:value-type="string">
            <text:p text:style-name="P156">106</text:p>
          </table:table-cell>
          <table:table-cell table:style-name="Table5.A1" office:value-type="string">
            <text:p text:style-name="P156">41</text:p>
          </table:table-cell>
        </table:table-row>
        <table:table-row table:style-name="Table5.1">
          <table:table-cell table:style-name="Table5.A1" office:value-type="string">
            <text:p text:style-name="P156">ADF1 Sound</text:p>
          </table:table-cell>
          <table:table-cell table:style-name="Table5.A1" office:value-type="string">
            <text:p text:style-name="P156">107</text:p>
          </table:table-cell>
          <table:table-cell table:style-name="Table5.A1" office:value-type="string">
            <text:p text:style-name="P156">40</text:p>
          </table:table-cell>
        </table:table-row>
        <table:table-row table:style-name="Table5.1">
          <table:table-cell table:style-name="Table5.A1" office:value-type="string">
            <text:p text:style-name="P156">Inner Marker</text:p>
          </table:table-cell>
          <table:table-cell table:style-name="Table5.A1" office:value-type="string">
            <text:p text:style-name="P156">110</text:p>
          </table:table-cell>
          <table:table-cell table:style-name="Table5.A1" office:value-type="string">
            <text:p text:style-name="P156">45</text:p>
          </table:table-cell>
        </table:table-row>
        <table:table-row table:style-name="Table5.1">
          <table:table-cell table:style-name="Table5.A1" office:value-type="string">
            <text:p text:style-name="P156">Middle Marker</text:p>
          </table:table-cell>
          <table:table-cell table:style-name="Table5.A1" office:value-type="string">
            <text:p text:style-name="P156">111</text:p>
          </table:table-cell>
          <table:table-cell table:style-name="Table5.A1" office:value-type="string">
            <text:p text:style-name="P156">46</text:p>
          </table:table-cell>
        </table:table-row>
        <table:table-row table:style-name="Table5.1">
          <table:table-cell table:style-name="Table5.A1" office:value-type="string">
            <text:p text:style-name="P156">Outer Marker</text:p>
          </table:table-cell>
          <table:table-cell table:style-name="Table5.A1" office:value-type="string">
            <text:p text:style-name="P156">112</text:p>
          </table:table-cell>
          <table:table-cell table:style-name="Table5.A1" office:value-type="string">
            <text:p text:style-name="P156">47</text:p>
          </table:table-cell>
        </table:table-row>
        <table:table-row table:style-name="Table5.1">
          <table:table-cell table:style-name="Table5.A1" office:value-type="string">
            <text:p text:style-name="P156">Eng Out</text:p>
          </table:table-cell>
          <table:table-cell table:style-name="Table5.A1" office:value-type="string">
            <text:p text:style-name="P156">120</text:p>
          </table:table-cell>
          <table:table-cell table:style-name="Table5.A1" office:value-type="string">
            <text:p text:style-name="P156">23</text:p>
          </table:table-cell>
        </table:table-row>
        <table:table-row table:style-name="Table5.1">
          <table:table-cell table:style-name="Table5.A1" office:value-type="string">
            <text:p text:style-name="P156">Rotor Low</text:p>
          </table:table-cell>
          <table:table-cell table:style-name="Table5.A1" office:value-type="string">
            <text:p text:style-name="P156">121</text:p>
          </table:table-cell>
          <table:table-cell table:style-name="Table5.A1" office:value-type="string">
            <text:p text:style-name="P156">24</text:p>
          </table:table-cell>
        </table:table-row>
        <table:table-row table:style-name="Table5.1">
          <table:table-cell table:style-name="Table5.A1" office:value-type="string">
            <text:p text:style-name="P156">Fuel Low</text:p>
          </table:table-cell>
          <table:table-cell table:style-name="Table5.A1" office:value-type="string">
            <text:p text:style-name="P156">122</text:p>
          </table:table-cell>
          <table:table-cell table:style-name="Table5.A1" office:value-type="string">
            <text:p text:style-name="P156">33</text:p>
          </table:table-cell>
        </table:table-row>
        <table:table-row table:style-name="Table5.1">
          <table:table-cell table:style-name="Table5.A1" office:value-type="string">
            <text:p text:style-name="P156">Generator Fail</text:p>
          </table:table-cell>
          <table:table-cell table:style-name="Table5.A1" office:value-type="string">
            <text:p text:style-name="P156">123</text:p>
          </table:table-cell>
          <table:table-cell table:style-name="Table5.A1" office:value-type="string">
            <text:p text:style-name="P156">38</text:p>
          </table:table-cell>
        </table:table-row>
        <table:table-row table:style-name="Table5.1">
          <table:table-cell table:style-name="Table5.A1" office:value-type="string">
            <text:p text:style-name="P156">Battery Warm</text:p>
          </table:table-cell>
          <table:table-cell table:style-name="Table5.A1" office:value-type="string">
            <text:p text:style-name="P156">124</text:p>
          </table:table-cell>
          <table:table-cell table:style-name="Table5.A1" office:value-type="string">
            <text:p text:style-name="P156">31</text:p>
          </table:table-cell>
        </table:table-row>
        <table:table-row table:style-name="Table5.1">
          <table:table-cell table:style-name="Table5.A1" office:value-type="string">
            <text:p text:style-name="P156">Battery Hot</text:p>
          </table:table-cell>
          <table:table-cell table:style-name="Table5.A1" office:value-type="string">
            <text:p text:style-name="P156">125</text:p>
          </table:table-cell>
          <table:table-cell table:style-name="Table5.A1" office:value-type="string">
            <text:p text:style-name="P156">32</text:p>
          </table:table-cell>
        </table:table-row>
        <table:table-row table:style-name="Table5.1">
          <table:table-cell table:style-name="Table5.A1" office:value-type="string">
            <text:p text:style-name="P156">Fuel Pump Fail</text:p>
          </table:table-cell>
          <table:table-cell table:style-name="Table5.A1" office:value-type="string">
            <text:p text:style-name="P156">126</text:p>
          </table:table-cell>
          <table:table-cell table:style-name="Table5.A1" office:value-type="string">
            <text:p text:style-name="P156">39</text:p>
          </table:table-cell>
        </table:table-row>
        <table:table-row table:style-name="Table5.1">
          <table:table-cell table:style-name="Table5.A1" office:value-type="string">
            <text:p text:style-name="P156">Transmission Pressure Fail</text:p>
          </table:table-cell>
          <table:table-cell table:style-name="Table5.A1" office:value-type="string">
            <text:p text:style-name="P156">127</text:p>
          </table:table-cell>
          <table:table-cell table:style-name="Table5.A1" office:value-type="string">
            <text:p text:style-name="P156">25</text:p>
          </table:table-cell>
        </table:table-row>
        <table:table-row table:style-name="Table5.1">
          <table:table-cell table:style-name="Table5.A1" office:value-type="string">
            <text:p text:style-name="P156">Transmission Temperature Fail</text:p>
          </table:table-cell>
          <table:table-cell table:style-name="Table5.A1" office:value-type="string">
            <text:p text:style-name="P156">128</text:p>
          </table:table-cell>
          <table:table-cell table:style-name="Table5.A1" office:value-type="string">
            <text:p text:style-name="P156">26</text:p>
          </table:table-cell>
        </table:table-row>
        <table:table-row table:style-name="Table5.1">
          <table:table-cell table:style-name="Table5.A1" office:value-type="string">
            <text:p text:style-name="P156">Engine Chip</text:p>
          </table:table-cell>
          <table:table-cell table:style-name="Table5.A1" office:value-type="string">
            <text:p text:style-name="P156">129</text:p>
          </table:table-cell>
          <table:table-cell table:style-name="Table5.A1" office:value-type="string">
            <text:p text:style-name="P156">30</text:p>
          </table:table-cell>
        </table:table-row>
        <table:table-row table:style-name="Table5.1">
          <table:table-cell table:style-name="Table5.A1" office:value-type="string">
            <text:p text:style-name="P156">Tail Rotor Chip</text:p>
          </table:table-cell>
          <table:table-cell table:style-name="Table5.A1" office:value-type="string">
            <text:p text:style-name="P156">130</text:p>
          </table:table-cell>
          <table:table-cell table:style-name="Table5.A1" office:value-type="string">
            <text:p text:style-name="P156">21</text:p>
          </table:table-cell>
        </table:table-row>
        <table:table-row table:style-name="Table5.1">
          <table:table-cell table:style-name="Table5.A1" office:value-type="string">
            <text:p text:style-name="P156">Transmission Chip</text:p>
          </table:table-cell>
          <table:table-cell table:style-name="Table5.A1" office:value-type="string">
            <text:p text:style-name="P156">131</text:p>
          </table:table-cell>
          <table:table-cell table:style-name="Table5.A1" office:value-type="string">
            <text:p text:style-name="P156">29</text:p>
          </table:table-cell>
        </table:table-row>
        <table:table-row table:style-name="Table5.1">
          <table:table-cell table:style-name="Table5.A1" office:value-type="string">
            <text:p text:style-name="P156">Fuel Filter Fail</text:p>
          </table:table-cell>
          <table:table-cell table:style-name="Table5.A1" office:value-type="string">
            <text:p text:style-name="P156">132</text:p>
          </table:table-cell>
          <table:table-cell table:style-name="Table5.A1" office:value-type="string">
            <text:p text:style-name="P156">22</text:p>
          </table:table-cell>
        </table:table-row>
        <table:table-row table:style-name="Table5.1">
          <table:table-cell table:style-name="Table5.A1" office:value-type="string">
            <text:p text:style-name="P156">Baggage Door</text:p>
          </table:table-cell>
          <table:table-cell table:style-name="Table5.A1" office:value-type="string">
            <text:p text:style-name="P156">133</text:p>
          </table:table-cell>
          <table:table-cell table:style-name="Table5.A1" office:value-type="string">
            <text:p text:style-name="P156">20</text:p>
          </table:table-cell>
        </table:table-row>
        <table:table-row table:style-name="Table5.1">
          <table:table-cell table:style-name="Table5.A1" office:value-type="string">
            <text:p text:style-name="P156">SimConnect Fail</text:p>
          </table:table-cell>
          <table:table-cell table:style-name="Table5.A1" office:value-type="string">
            <text:p text:style-name="P156">134</text:p>
          </table:table-cell>
          <table:table-cell table:style-name="Table5.A1" office:value-type="string">
            <text:p text:style-name="P156">28</text:p>
          </table:table-cell>
        </table:table-row>
        <table:table-row table:style-name="Table5.1">
          <table:table-cell table:style-name="Table5.A1" office:value-type="string">
            <text:p text:style-name="P156">Spare1</text:p>
          </table:table-cell>
          <table:table-cell table:style-name="Table5.A1" office:value-type="string">
            <text:p text:style-name="P156">135</text:p>
          </table:table-cell>
          <table:table-cell table:style-name="Table5.A1" office:value-type="string">
            <text:p text:style-name="P156">37</text:p>
          </table:table-cell>
        </table:table-row>
        <table:table-row table:style-name="Table5.1">
          <table:table-cell table:style-name="Table5.A1" office:value-type="string">
            <text:p text:style-name="P156">Spare2</text:p>
          </table:table-cell>
          <table:table-cell table:style-name="Table5.A1" office:value-type="string">
            <text:p text:style-name="P156">136</text:p>
          </table:table-cell>
          <table:table-cell table:style-name="Table5.A1" office:value-type="string">
            <text:p text:style-name="P156">36</text:p>
          </table:table-cell>
        </table:table-row>
        <table:table-row table:style-name="Table5.1">
          <table:table-cell table:style-name="Table5.A1" office:value-type="string">
            <text:p text:style-name="P156">Spare3</text:p>
          </table:table-cell>
          <table:table-cell table:style-name="Table5.A1" office:value-type="string">
            <text:p text:style-name="P156">137</text:p>
          </table:table-cell>
          <table:table-cell table:style-name="Table5.A1" office:value-type="string">
            <text:p text:style-name="P156">35</text:p>
          </table:table-cell>
        </table:table-row>
        <table:table-row table:style-name="Table5.1">
          <table:table-cell table:style-name="Table5.A1" office:value-type="string">
            <text:p text:style-name="P156">Spare4</text:p>
          </table:table-cell>
          <table:table-cell table:style-name="Table5.A1" office:value-type="string">
            <text:p text:style-name="P156">138</text:p>
          </table:table-cell>
          <table:table-cell table:style-name="Table5.A1" office:value-type="string">
            <text:p text:style-name="P156">34</text:p>
          </table:table-cell>
        </table:table-row>
        <table:table-row table:style-name="Table5.1">
          <table:table-cell table:style-name="Table5.A1" office:value-type="string">
            <text:p text:style-name="P156">Spare5</text:p>
          </table:table-cell>
          <table:table-cell table:style-name="Table5.A1" office:value-type="string">
            <text:p text:style-name="P156">139</text:p>
          </table:table-cell>
          <table:table-cell table:style-name="Table5.A1" office:value-type="string">
            <text:p text:style-name="P156">27</text:p>
          </table:table-cell>
        </table:table-row>
        <table:table-row table:style-name="Table5.1">
          <table:table-cell table:style-name="Table5.A1" office:value-type="string">
            <text:p text:style-name="P156">AP_Master Switch</text:p>
          </table:table-cell>
          <table:table-cell table:style-name="Table5.A1" office:value-type="string">
            <text:p text:style-name="P156">300</text:p>
          </table:table-cell>
          <table:table-cell table:style-name="Table5.A1" office:value-type="string">
            <text:p text:style-name="P156"/>
          </table:table-cell>
        </table:table-row>
        <table:table-row table:style-name="Table5.1">
          <table:table-cell table:style-name="Table5.A1" office:value-type="string">
            <text:p text:style-name="P156">AP_Nav1 Lock</text:p>
          </table:table-cell>
          <table:table-cell table:style-name="Table5.A1" office:value-type="string">
            <text:p text:style-name="P156">301</text:p>
          </table:table-cell>
          <table:table-cell table:style-name="Table5.A1" office:value-type="string">
            <text:p text:style-name="P156"/>
          </table:table-cell>
        </table:table-row>
        <table:table-row table:style-name="Table5.1">
          <table:table-cell table:style-name="Table5.A1" office:value-type="string">
            <text:p text:style-name="P156">AP_Heading Lock</text:p>
          </table:table-cell>
          <table:table-cell table:style-name="Table5.A1" office:value-type="string">
            <text:p text:style-name="P156">302</text:p>
          </table:table-cell>
          <table:table-cell table:style-name="Table5.A1" office:value-type="string">
            <text:p text:style-name="P156"/>
          </table:table-cell>
        </table:table-row>
        <table:table-row table:style-name="Table5.1">
          <table:table-cell table:style-name="Table5.A1" office:value-type="string">
            <text:p text:style-name="P156">AP_Alt Lock</text:p>
          </table:table-cell>
          <table:table-cell table:style-name="Table5.A1" office:value-type="string">
            <text:p text:style-name="P156">303</text:p>
          </table:table-cell>
          <table:table-cell table:style-name="Table5.A1" office:value-type="string">
            <text:p text:style-name="P156"/>
          </table:table-cell>
        </table:table-row>
        <table:table-row table:style-name="Table5.1">
          <table:table-cell table:style-name="Table5.A1" office:value-type="string">
            <text:p text:style-name="P156">AP_IAS Lock</text:p>
          </table:table-cell>
          <table:table-cell table:style-name="Table5.A1" office:value-type="string">
            <text:p text:style-name="P156">304</text:p>
          </table:table-cell>
          <table:table-cell table:style-name="Table5.A1" office:value-type="string">
            <text:p text:style-name="P156"/>
          </table:table-cell>
        </table:table-row>
        <table:table-row table:style-name="Table5.1">
          <table:table-cell table:style-name="Table5.A1" office:value-type="string">
            <text:p text:style-name="P156">AP_Appr Lock</text:p>
          </table:table-cell>
          <table:table-cell table:style-name="Table5.A1" office:value-type="string">
            <text:p text:style-name="P156">305</text:p>
          </table:table-cell>
          <table:table-cell table:style-name="Table5.A1" office:value-type="string">
            <text:p text:style-name="P156"/>
          </table:table-cell>
        </table:table-row>
        <table:table-row table:style-name="Table5.1">
          <table:table-cell table:style-name="Table5.A1" office:value-type="string">
            <text:p text:style-name="P156">AP_BC Lock (Back Course)</text:p>
          </table:table-cell>
          <table:table-cell table:style-name="Table5.A1" office:value-type="string">
            <text:p text:style-name="P156">306</text:p>
          </table:table-cell>
          <table:table-cell table:style-name="Table5.A1" office:value-type="string">
            <text:p text:style-name="P156"/>
          </table:table-cell>
        </table:table-row>
        <table:table-row table:style-name="Table5.1">
          <table:table-cell table:style-name="Table5.A1" office:value-type="string">
            <text:p text:style-name="P156">AP_FD</text:p>
          </table:table-cell>
          <table:table-cell table:style-name="Table5.A1" office:value-type="string">
            <text:p text:style-name="P156">307</text:p>
          </table:table-cell>
          <table:table-cell table:style-name="Table5.A1" office:value-type="string">
            <text:p text:style-name="P156"/>
          </table:table-cell>
        </table:table-row>
      </table:table>
      <text:p text:style-name="P1"/>
      <text:p text:style-name="P1"/>
      <text:p text:style-name="P1"/>
      <text:h text:style-name="P15"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40"/>
          </table:table-cell>
          <table:table-cell table:style-name="Table6.A1" office:value-type="string">
            <text:p text:style-name="P140">Pins</text:p>
          </table:table-cell>
          <table:table-cell table:style-name="Table6.A1" office:value-type="string">
            <text:p text:style-name="P140"/>
          </table:table-cell>
        </table:table-row>
        <table:table-row table:style-name="Table6.1">
          <table:table-cell table:style-name="Table6.A1" office:value-type="string">
            <text:p text:style-name="P140">HTR</text:p>
          </table:table-cell>
          <table:table-cell table:style-name="Table6.A1" office:value-type="string">
            <text:p text:style-name="P140">7 – 11</text:p>
          </table:table-cell>
          <table:table-cell table:style-name="Table6.A1" office:value-type="string">
            <text:p text:style-name="P140"/>
          </table:table-cell>
        </table:table-row>
        <table:table-row table:style-name="Table6.1">
          <table:table-cell table:style-name="Table6.A1" office:value-type="string">
            <text:p text:style-name="P140">Dir Gyro</text:p>
          </table:table-cell>
          <table:table-cell table:style-name="Table6.A1" office:value-type="string">
            <text:p text:style-name="P140">29</text:p>
          </table:table-cell>
          <table:table-cell table:style-name="Table6.A1" office:value-type="string">
            <text:p text:style-name="P140"/>
          </table:table-cell>
        </table:table-row>
        <table:table-row table:style-name="Table6.1">
          <table:table-cell table:style-name="Table6.A1" office:value-type="string">
            <text:p text:style-name="P140">Pitot Head</text:p>
          </table:table-cell>
          <table:table-cell table:style-name="Table6.A1" office:value-type="string">
            <text:p text:style-name="P140">61</text:p>
          </table:table-cell>
          <table:table-cell table:style-name="Table6.A1" office:value-type="string">
            <text:p text:style-name="P140"/>
          </table:table-cell>
        </table:table-row>
        <table:table-row table:style-name="Table6.1">
          <table:table-cell table:style-name="Table6.A1" office:value-type="string">
            <text:p text:style-name="P140">Avionics</text:p>
          </table:table-cell>
          <table:table-cell table:style-name="Table6.A1" office:value-type="string">
            <text:p text:style-name="P140">45</text:p>
          </table:table-cell>
          <table:table-cell table:style-name="Table6.A1" office:value-type="string">
            <text:p text:style-name="P140"/>
          </table:table-cell>
        </table:table-row>
        <table:table-row table:style-name="Table6.1">
          <table:table-cell table:style-name="Table6.A1" office:value-type="string">
            <text:p text:style-name="P140">Battery</text:p>
          </table:table-cell>
          <table:table-cell table:style-name="Table6.A1" office:value-type="string">
            <text:p text:style-name="P140">60</text:p>
          </table:table-cell>
          <table:table-cell table:style-name="Table6.A1" office:value-type="string">
            <text:p text:style-name="P140"/>
          </table:table-cell>
        </table:table-row>
        <table:table-row table:style-name="Table6.1">
          <table:table-cell table:style-name="Table6.A1" office:value-type="string">
            <text:p text:style-name="P140">Start-Gen</text:p>
          </table:table-cell>
          <table:table-cell table:style-name="Table6.A1" office:value-type="string">
            <text:p text:style-name="P140">44</text:p>
          </table:table-cell>
          <table:table-cell table:style-name="Table6.A1" office:value-type="string">
            <text:p text:style-name="P140"/>
          </table:table-cell>
        </table:table-row>
        <table:table-row table:style-name="Table6.1">
          <table:table-cell table:style-name="Table6.A1" office:value-type="string">
            <text:p text:style-name="P140">Heat-Vent - Heat</text:p>
          </table:table-cell>
          <table:table-cell table:style-name="Table6.A1" office:value-type="string">
            <text:p text:style-name="P140">13</text:p>
          </table:table-cell>
          <table:table-cell table:style-name="Table6.A1" office:value-type="string">
            <text:p text:style-name="P140"/>
          </table:table-cell>
        </table:table-row>
        <table:table-row table:style-name="Table6.1">
          <table:table-cell table:style-name="Table6.A1" office:value-type="string">
            <text:p text:style-name="P140">Heat-Vent – Vent</text:p>
          </table:table-cell>
          <table:table-cell table:style-name="Table6.A1" office:value-type="string">
            <text:p text:style-name="P140">12</text:p>
          </table:table-cell>
          <table:table-cell table:style-name="Table6.A1" office:value-type="string">
            <text:p text:style-name="P140"/>
          </table:table-cell>
        </table:table-row>
        <table:table-row table:style-name="Table6.1">
          <table:table-cell table:style-name="Table6.A1" office:value-type="string">
            <text:p text:style-name="P140">Gen Field</text:p>
          </table:table-cell>
          <table:table-cell table:style-name="Table6.A1" office:value-type="string">
            <text:p text:style-name="P140">28</text:p>
          </table:table-cell>
          <table:table-cell table:style-name="Table6.A1" office:value-type="string">
            <text:p text:style-name="P140"/>
          </table:table-cell>
        </table:table-row>
        <table:table-row table:style-name="Table6.1">
          <table:table-cell table:style-name="Table6.A1" office:value-type="string">
            <text:p text:style-name="P140">Gen Reset</text:p>
          </table:table-cell>
          <table:table-cell table:style-name="Table6.A1" office:value-type="string">
            <text:p text:style-name="P140">59</text:p>
          </table:table-cell>
          <table:table-cell table:style-name="Table6.A1" office:value-type="string">
            <text:p text:style-name="P140"/>
          </table:table-cell>
        </table:table-row>
        <table:table-row table:style-name="Table6.1">
          <table:table-cell table:style-name="Table6.A1" office:value-type="string">
            <text:p text:style-name="P140">Anti Coll</text:p>
          </table:table-cell>
          <table:table-cell table:style-name="Table6.A1" office:value-type="string">
            <text:p text:style-name="P140">27</text:p>
          </table:table-cell>
          <table:table-cell table:style-name="Table6.A1" office:value-type="string">
            <text:p text:style-name="P140"/>
          </table:table-cell>
        </table:table-row>
        <table:table-row table:style-name="Table6.1">
          <table:table-cell table:style-name="Table6.A1" office:value-type="string">
            <text:p text:style-name="P140">Pos Light</text:p>
          </table:table-cell>
          <table:table-cell table:style-name="Table6.A1" office:value-type="string">
            <text:p text:style-name="P140">43</text:p>
          </table:table-cell>
          <table:table-cell table:style-name="Table6.A1" office:value-type="string">
            <text:p text:style-name="P140"/>
          </table:table-cell>
        </table:table-row>
        <table:table-row table:style-name="Table6.1">
          <table:table-cell table:style-name="Table6.A1" office:value-type="string">
            <text:p text:style-name="P140">Fuel Boost Aft</text:p>
          </table:table-cell>
          <table:table-cell table:style-name="Table6.A1" office:value-type="string">
            <text:p text:style-name="P140">26</text:p>
          </table:table-cell>
          <table:table-cell table:style-name="Table6.A1" office:value-type="string">
            <text:p text:style-name="P140"/>
          </table:table-cell>
        </table:table-row>
        <table:table-row table:style-name="Table6.1">
          <table:table-cell table:style-name="Table6.A1" office:value-type="string">
            <text:p text:style-name="P140">Fuel Boost Fwd</text:p>
          </table:table-cell>
          <table:table-cell table:style-name="Table6.A1" office:value-type="string">
            <text:p text:style-name="P140">42</text:p>
          </table:table-cell>
          <table:table-cell table:style-name="Table6.A1" office:value-type="string">
            <text:p text:style-name="P140"/>
          </table:table-cell>
        </table:table-row>
        <table:table-row table:style-name="Table6.1">
          <table:table-cell table:style-name="Table6.A1" office:value-type="string">
            <text:p text:style-name="P140">Caution Light</text:p>
          </table:table-cell>
          <table:table-cell table:style-name="Table6.A1" office:value-type="string">
            <text:p text:style-name="P140">58</text:p>
          </table:table-cell>
          <table:table-cell table:style-name="Table6.A1" office:value-type="string">
            <text:p text:style-name="P140"/>
          </table:table-cell>
        </table:table-row>
        <table:table-row table:style-name="Table6.1">
          <table:table-cell table:style-name="Table6.A1" office:value-type="string">
            <text:p text:style-name="P140">Landing Light</text:p>
          </table:table-cell>
          <table:table-cell table:style-name="Table6.A1" office:value-type="string">
            <text:p text:style-name="P140">25</text:p>
          </table:table-cell>
          <table:table-cell table:style-name="Table6.A1" office:value-type="string">
            <text:p text:style-name="P140"/>
          </table:table-cell>
        </table:table-row>
        <table:table-row table:style-name="Table6.1">
          <table:table-cell table:style-name="Table6.A1" office:value-type="string">
            <text:p text:style-name="P140">Inst Light</text:p>
          </table:table-cell>
          <table:table-cell table:style-name="Table6.A1" office:value-type="string">
            <text:p text:style-name="P140">41</text:p>
          </table:table-cell>
          <table:table-cell table:style-name="Table6.A1" office:value-type="string">
            <text:p text:style-name="P140"/>
          </table:table-cell>
        </table:table-row>
        <table:table-row table:style-name="Table6.1">
          <table:table-cell table:style-name="Table6.A1" office:value-type="string">
            <text:p text:style-name="P140">Cockpit Light</text:p>
          </table:table-cell>
          <table:table-cell table:style-name="Table6.A1" office:value-type="string">
            <text:p text:style-name="P140">Power Dist</text:p>
          </table:table-cell>
          <table:table-cell table:style-name="Table6.A1" office:value-type="string">
            <text:p text:style-name="P140">Panel Backlighting</text:p>
          </table:table-cell>
        </table:table-row>
        <table:table-row table:style-name="Table6.1">
          <table:table-cell table:style-name="Table6.A1" office:value-type="string">
            <text:p text:style-name="P140">Strobe</text:p>
          </table:table-cell>
          <table:table-cell table:style-name="Table6.A1" office:value-type="string">
            <text:p text:style-name="P140">57</text:p>
          </table:table-cell>
          <table:table-cell table:style-name="Table6.A1" office:value-type="string">
            <text:p text:style-name="P140"/>
          </table:table-cell>
        </table:table-row>
        <table:table-row table:style-name="Table6.1">
          <table:table-cell table:style-name="Table6.A1" office:value-type="string">
            <text:p text:style-name="P140">Aud</text:p>
          </table:table-cell>
          <table:table-cell table:style-name="Table6.A1" office:value-type="string">
            <text:p text:style-name="P140">Power Dist</text:p>
          </table:table-cell>
          <table:table-cell table:style-name="Table6.A1" office:value-type="string">
            <text:p text:style-name="P140">Intercom</text:p>
          </table:table-cell>
        </table:table-row>
        <table:table-row table:style-name="Table6.1">
          <table:table-cell table:style-name="Table6.A1" office:value-type="string">
            <text:p text:style-name="P140">GPS</text:p>
          </table:table-cell>
          <table:table-cell table:style-name="Table6.A1" office:value-type="string">
            <text:p text:style-name="P140">Power Dist</text:p>
          </table:table-cell>
          <table:table-cell table:style-name="Table6.A1" office:value-type="string">
            <text:p text:style-name="P140"/>
          </table:table-cell>
        </table:table-row>
        <table:table-row table:style-name="Table6.1">
          <table:table-cell table:style-name="Table6.A1" office:value-type="string">
            <text:p text:style-name="P140">Co-Pilot Blower</text:p>
          </table:table-cell>
          <table:table-cell table:style-name="Table6.A1" office:value-type="string">
            <text:p text:style-name="P140">Power Dist</text:p>
          </table:table-cell>
          <table:table-cell table:style-name="Table6.A1" office:value-type="string">
            <text:p text:style-name="P140"/>
          </table:table-cell>
        </table:table-row>
        <table:table-row table:style-name="Table6.1">
          <table:table-cell table:style-name="Table6.A1" office:value-type="string">
            <text:p text:style-name="P140">Pilot Blower</text:p>
          </table:table-cell>
          <table:table-cell table:style-name="Table6.A1" office:value-type="string">
            <text:p text:style-name="P140">Power Dist</text:p>
          </table:table-cell>
          <table:table-cell table:style-name="Table6.A1" office:value-type="string">
            <text:p text:style-name="P140"/>
          </table:table-cell>
        </table:table-row>
        <table:table-row table:style-name="Table6.1">
          <table:table-cell table:style-name="Table6.A1" office:value-type="string">
            <text:p text:style-name="P140">Inst Light Dimmer</text:p>
          </table:table-cell>
          <table:table-cell table:style-name="Table6.A1" office:value-type="string">
            <text:p text:style-name="P140">3 Pin to Power Dist</text:p>
          </table:table-cell>
          <table:table-cell table:style-name="Table6.A1" office:value-type="string">
            <text:p text:style-name="P140"/>
          </table:table-cell>
        </table:table-row>
        <table:table-row table:style-name="Table6.1">
          <table:table-cell table:style-name="Table6.A1" office:value-type="string">
            <text:p text:style-name="P140"/>
          </table:table-cell>
          <table:table-cell table:style-name="Table6.A1" office:value-type="string">
            <text:p text:style-name="P140"/>
          </table:table-cell>
          <table:table-cell table:style-name="Table6.A1" office:value-type="string">
            <text:p text:style-name="P140"/>
          </table:table-cell>
        </table:table-row>
        <table:table-row table:style-name="Table6.1">
          <table:table-cell table:style-name="Table6.A1" office:value-type="string">
            <text:p text:style-name="P140"/>
          </table:table-cell>
          <table:table-cell table:style-name="Table6.A1" office:value-type="string">
            <text:p text:style-name="P140"/>
          </table:table-cell>
          <table:table-cell table:style-name="Table6.A1" office:value-type="string">
            <text:p text:style-name="P140"/>
          </table:table-cell>
        </table:table-row>
        <table:table-row table:style-name="Table6.1">
          <table:table-cell table:style-name="Table6.A1" office:value-type="string">
            <text:p text:style-name="P140"/>
          </table:table-cell>
          <table:table-cell table:style-name="Table6.A1" office:value-type="string">
            <text:p text:style-name="P140"/>
          </table:table-cell>
          <table:table-cell table:style-name="Table6.A1" office:value-type="string">
            <text:p text:style-name="P140"/>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58">Jaycar Keypad</text:p>
          </table:table-cell>
          <table:covered-table-cell/>
          <table:covered-table-cell/>
        </table:table-row>
        <table:table-row table:style-name="Table7.2">
          <table:table-cell table:style-name="Table7.A2" office:value-type="string">
            <text:p text:style-name="P159">3+2</text:p>
          </table:table-cell>
          <table:table-cell table:style-name="Table7.A2" office:value-type="string">
            <text:p text:style-name="P159">1+2</text:p>
          </table:table-cell>
          <table:table-cell table:style-name="Table7.A2" office:value-type="string">
            <text:p text:style-name="P159">5+2</text:p>
          </table:table-cell>
        </table:table-row>
        <table:table-row table:style-name="Table7.1">
          <table:table-cell table:style-name="Table7.A3" office:value-type="string">
            <text:p text:style-name="P160">1</text:p>
          </table:table-cell>
          <table:table-cell table:style-name="Table7.B3" office:value-type="string">
            <text:p text:style-name="P160">2</text:p>
          </table:table-cell>
          <table:table-cell table:style-name="Table7.C3" office:value-type="string">
            <text:p text:style-name="P160">3</text:p>
          </table:table-cell>
        </table:table-row>
        <table:table-row table:style-name="Table7.4">
          <table:table-cell table:style-name="Table7.A2" office:value-type="string">
            <text:p text:style-name="P159">3+7</text:p>
          </table:table-cell>
          <table:table-cell table:style-name="Table7.A2" office:value-type="string">
            <text:p text:style-name="P159">1+7</text:p>
          </table:table-cell>
          <table:table-cell table:style-name="Table7.A2" office:value-type="string">
            <text:p text:style-name="P159">5+7</text:p>
          </table:table-cell>
        </table:table-row>
        <table:table-row table:style-name="Table7.1">
          <table:table-cell table:style-name="Table7.A5" office:value-type="string">
            <text:p text:style-name="P160">4</text:p>
          </table:table-cell>
          <table:table-cell table:style-name="Table7.B5" office:value-type="string">
            <text:p text:style-name="P160">5</text:p>
          </table:table-cell>
          <table:table-cell table:style-name="Table7.C5" office:value-type="string">
            <text:p text:style-name="P160">6</text:p>
          </table:table-cell>
        </table:table-row>
        <table:table-row table:style-name="Table7.6">
          <table:table-cell table:style-name="Table7.A2" office:value-type="string">
            <text:p text:style-name="P159">3+6</text:p>
          </table:table-cell>
          <table:table-cell table:style-name="Table7.A2" office:value-type="string">
            <text:p text:style-name="P159">1+6</text:p>
          </table:table-cell>
          <table:table-cell table:style-name="Table7.A2" office:value-type="string">
            <text:p text:style-name="P159">5+6</text:p>
          </table:table-cell>
        </table:table-row>
        <table:table-row table:style-name="Table7.1">
          <table:table-cell table:style-name="Table7.A7" office:value-type="string">
            <text:p text:style-name="P160">7</text:p>
          </table:table-cell>
          <table:table-cell table:style-name="Table7.B7" office:value-type="string">
            <text:p text:style-name="P160">8</text:p>
          </table:table-cell>
          <table:table-cell table:style-name="Table7.C7" office:value-type="string">
            <text:p text:style-name="P160">9</text:p>
          </table:table-cell>
        </table:table-row>
        <table:table-row table:style-name="Table7.8">
          <table:table-cell table:style-name="Table7.A2" office:value-type="string">
            <text:p text:style-name="P159">3+4</text:p>
          </table:table-cell>
          <table:table-cell table:style-name="Table7.A2" office:value-type="string">
            <text:p text:style-name="P159">1+4</text:p>
          </table:table-cell>
          <table:table-cell table:style-name="Table7.A2" office:value-type="string">
            <text:p text:style-name="P159">5+4</text:p>
          </table:table-cell>
        </table:table-row>
        <table:table-row table:style-name="Table7.1">
          <table:table-cell table:style-name="Table7.A9" office:value-type="string">
            <text:p text:style-name="P160">*</text:p>
          </table:table-cell>
          <table:table-cell table:style-name="Table7.B9" office:value-type="string">
            <text:p text:style-name="P160">0</text:p>
          </table:table-cell>
          <table:table-cell table:style-name="Table7.C9" office:value-type="string">
            <text:p text:style-name="P160">#</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61"><text:span text:style-name="T57">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7">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62">Code Sample</text:p>
          </table:table-cell>
        </table:table-row>
        <table:table-row table:style-name="Table8.1">
          <table:table-cell table:style-name="Table8.A1" office:value-type="string">
            <text:p text:style-name="P163"><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64"><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62">Code Sample</text:p>
          </table:table-cell>
        </table:table-row>
        <table:table-row table:style-name="Table9.1">
          <table:table-cell table:style-name="Table9.A1" office:value-type="string">
            <text:p text:style-name="P163"><text:line-break/>[EventFiles]<text:line-break/>0=DodoSim206FSX</text:p>
          </table:table-cell>
        </table:table-row>
      </table:table>
      <text:p text:style-name="P164"><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62">Code Sample</text:p>
          </table:table-cell>
        </table:table-row>
        <table:table-row table:style-name="Table10.1">
          <table:table-cell table:style-name="Table10.A1" office:value-type="string">
            <text:p text:style-name="P1"><text:span text:style-name="T58"><text:line-break/>:DODOSIM206FSX.ELECT_FUEL_PUMP1_SET<text:line-break/>:DODOSIM206FSX.ELECT_FUEL_PUMP2_SET<text:line-break/>:DODOSIM206FSX.WARNING_HORN_CB_SET<text:line-break/>:DODOSIM206FSX.NAV_LIGHTS_SET<text:line-break/></text:span><text:soft-page-break/><text:span text:style-name="T58">..etc..</text:span></text:p>
          </table:table-cell>
        </table:table-row>
      </table:table>
      <text:p text:style-name="P165"><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65"/>
      <text:h text:style-name="P24" text:outline-level="2"><text:bookmark-start text:name="__RefHeading___Toc18930_85147849"/><text:bookmark-start text:name="_Toc275967476"/>P3D Installation<text:bookmark-end text:name="__RefHeading___Toc18930_85147849"/><text:bookmark-end text:name="_Toc275967476"/></text:h>
      <text:p text:style-name="P165"/>
      <text:p text:style-name="P166">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67" text:outline-level="1"><text:bookmark-start text:name="__RefHeading___Toc23340_3776212309"/>Disassembly<text:bookmark-end text:name="__RefHeading___Toc23340_3776212309"/></text:h>
      <text:p text:style-name="P168"/>
      <text:h text:style-name="Heading_20_2" text:outline-level="2"><text:bookmark-start text:name="__RefHeading___Toc11707_2330013787"/>Seat Removal<text:bookmark-end text:name="__RefHeading___Toc11707_2330013787"/></text:h>
      <text:p text:style-name="P169"/>
      <text:h text:style-name="Heading_20_2" text:outline-level="2"><text:bookmark-start text:name="__RefHeading___Toc11709_2330013787"/>Front Screen Removal<text:bookmark-end text:name="__RefHeading___Toc11709_2330013787"/></text:h>
      <text:p text:style-name="P169"/>
      <text:p text:style-name="P169">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59">The front screen for some reason had a default scale of 150%, needed to manually set to 100%.</text:span></text:p>
      <text:p text:style-name="P169"/>
      <text:p text:style-name="P169">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69"/>
      <text:h text:style-name="Heading_20_2" text:outline-level="2"><text:bookmark-start text:name="__RefHeading___Toc11711_2330013787"/>Chin <text:span text:style-name="T60">Screen</text:span><text:bookmark-end text:name="__RefHeading___Toc11711_2330013787"/></text:h>
      <text:p text:style-name="P169"/>
      <text:p text:style-name="P169">The Chin Monitor is a 24 inch <text:span text:style-name="T59">Acer mounted on a </text:span><text:span text:style-name="T61">VESA</text:span><text:span text:style-name="T59"> mount from Officeworks. <text:s/></text:span><text:span text:style-name="T60">It is recommended to remove the pedals before attempting to remove the Chin Screen. <text:s/>The front screen can remain in place.</text:span></text:p>
      <text:p text:style-name="P169"/>
      <text:p text:style-name="P170">Pull the monitor forward on the VESA mount.</text:p>
      <text:p text:style-name="P170">Remove the 4 bolts holding the monitor to the mount.</text:p>
      <text:p text:style-name="P170">Remove two bolts holding the mount.</text:p>
      <text:p text:style-name="P169"/>
      <text:h text:style-name="Heading_20_2" text:outline-level="2"><text:bookmark-start text:name="__RefHeading___Toc11713_2330013787"/>Center Pedestal<text:bookmark-end text:name="__RefHeading___Toc11713_2330013787"/></text:h>
      <text:p text:style-name="P169"/>
      <text:p text:style-name="P171">The Center Pedestal must be removed with great care to ensure the front screen is not damaged. <text:s/>After removing connect cables roll the pedestal towards the rear of the cabin.</text:p>
      <text:p text:style-name="P171"/>
      <text:p text:style-name="P171">CoPilot Seat Removal</text:p>
      <text:p text:style-name="P171"/>
      <text:p text:style-name="P171">Remove the 5 screws holding black blanking flute.</text:p>
      <text:p text:style-name="P171">Keep the position of the rails synchronised during the process.</text:p>
      <text:p text:style-name="P171">Slide the seat forward on remove rear bolts. <text:s/></text:p>
      <text:p text:style-name="P171">Slide seat to the rear and remove front bolts.</text:p>
      <text:p text:style-name="P171">The seat <text:span text:style-name="T62">lever on the upper side of the seat can be lifted to collapse the seat.</text:span></text:p>
      <text:p text:style-name="P172">Lift and roll the seat towards the centre of centre of the cabin to provide clearance while the seat is lifted out of the cabin.</text:p>
      <text:p text:style-name="P172">Note the two rear bolts should stay attached to the rail.</text:p>
      <text:p text:style-name="P169"><text:soft-page-break/></text:p>
      <text:p text:style-name="P169"/>
      <text:p text:style-name="P169"/>
      <text:h text:style-name="P173" text:outline-level="1"/>
      <text:h text:style-name="P173" text:outline-level="1"><text:bookmark-start text:name="__RefHeading___Toc8370_2330013787"/>2025 <text:span text:style-name="T63">Update</text:span><text:bookmark-end text:name="__RefHeading___Toc8370_2330013787"/></text:h>
      <text:p text:style-name="P1"/>
      <text:p text:style-name="P174">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74"/>
      <text:p text:style-name="P174">It is likely a Leonardo will provide the <text:span text:style-name="T64">Joystick interface and an Ethernet handoff to the Due will provide the triggers for buttons over UDP.</text:span></text:p>
      <text:p text:style-name="P174"/>
      <text:p text:style-name="P175">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75"/>
      <text:h text:style-name="P24" text:outline-level="2"><text:bookmark-start text:name="__RefHeading___Toc23611_3776212309"/>Existing Controls<text:bookmark-end text:name="__RefHeading___Toc23611_3776212309"/></text:h>
      <text:p text:style-name="P176"/>
      <text:h text:style-name="P153" text:outline-level="3"><text:bookmark-start text:name="__RefHeading___Toc23613_3776212309"/>Inputs<text:bookmark-end text:name="__RefHeading___Toc23613_3776212309"/></text:h>
      <text:p text:style-name="P176"/>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77">Front Panel</text:p>
            </table:table-cell>
            <table:table-cell table:style-name="InputRequirements.A1" office:value-type="string">
              <text:p text:style-name="P178"/>
            </table:table-cell>
            <table:table-cell table:style-name="InputRequirements.A1" office:value-type="string">
              <text:p text:style-name="P179">Switch</text:p>
            </table:table-cell>
            <table:table-cell table:style-name="InputRequirements.A1" office:value-type="string">
              <text:p text:style-name="P179">Rotaries</text:p>
            </table:table-cell>
            <table:table-cell table:style-name="InputRequirements.A1" office:value-type="string">
              <text:p text:style-name="P179">Analog </text:p>
            </table:table-cell>
            <table:table-cell table:style-name="InputRequirements.F1" office:value-type="string">
              <text:p text:style-name="P180">PCB</text:p>
            </table:table-cell>
          </table:table-row>
          <table:table-row>
            <table:table-cell table:style-name="InputRequirements.A2" office:value-type="string">
              <text:p text:style-name="P178"/>
            </table:table-cell>
            <table:table-cell table:style-name="InputRequirements.B2" office:value-type="string">
              <text:p text:style-name="P178"/>
            </table:table-cell>
            <table:table-cell table:style-name="InputRequirements.C2" office:value-type="string">
              <text:p text:style-name="P181"/>
            </table:table-cell>
            <table:table-cell table:style-name="InputRequirements.D2" office:value-type="string">
              <text:p text:style-name="P181"/>
            </table:table-cell>
            <table:table-cell table:style-name="InputRequirements.E2" office:value-type="string">
              <text:p text:style-name="P181"/>
            </table:table-cell>
            <table:table-cell table:style-name="InputRequirements.F2" office:value-type="string">
              <text:p text:style-name="P181"/>
            </table:table-cell>
          </table:table-row>
        </table:table-header-rows>
        <table:table-row>
          <table:table-cell table:style-name="InputRequirements.A2" office:value-type="string">
            <text:p text:style-name="P177">Fuel Switch </text:p>
          </table:table-cell>
          <table:table-cell table:style-name="InputRequirements.B3" office:value-type="string">
            <text:p text:style-name="P177"><text:span text:style-name="T65">2 Position Toggle </text:span>Switch</text:p>
          </table:table-cell>
          <table:table-cell table:style-name="InputRequirements.C2" office:value-type="string">
            <text:p text:style-name="P179">2</text:p>
          </table:table-cell>
          <table:table-cell table:style-name="InputRequirements.D3" office:value-type="string">
            <text:p text:style-name="P179"/>
          </table:table-cell>
          <table:table-cell table:style-name="InputRequirements.E3" office:value-type="string">
            <text:p text:style-name="P179"/>
          </table:table-cell>
          <table:table-cell table:style-name="InputRequirements.F3" office:value-type="string">
            <text:p text:style-name="P179"/>
          </table:table-cell>
        </table:table-row>
        <table:table-row>
          <table:table-cell table:style-name="InputRequirements.A2" office:value-type="string">
            <text:p text:style-name="P177">Horn Mute </text:p>
          </table:table-cell>
          <table:table-cell table:style-name="InputRequirements.B4" office:value-type="string">
            <text:p text:style-name="P182">Push</text:p>
          </table:table-cell>
          <table:table-cell table:style-name="InputRequirements.C2" office:value-type="string">
            <text:p text:style-name="P179">1</text:p>
          </table:table-cell>
          <table:table-cell table:style-name="InputRequirements.D4" office:value-type="string">
            <text:p text:style-name="P179"/>
          </table:table-cell>
          <table:table-cell table:style-name="InputRequirements.E4" office:value-type="string">
            <text:p text:style-name="P181"/>
          </table:table-cell>
          <table:table-cell table:style-name="InputRequirements.F4" office:value-type="string">
            <text:p text:style-name="P181"/>
          </table:table-cell>
        </table:table-row>
        <table:table-row>
          <table:table-cell table:style-name="InputRequirements.A2" office:value-type="string">
            <text:p text:style-name="P177">Turbine O/H <text:span text:style-name="T66">Test</text:span></text:p>
          </table:table-cell>
          <table:table-cell table:style-name="InputRequirements.B5" office:value-type="string">
            <text:p text:style-name="P182">Push</text:p>
          </table:table-cell>
          <table:table-cell table:style-name="InputRequirements.C2" office:value-type="string">
            <text:p text:style-name="P179">1</text:p>
          </table:table-cell>
          <table:table-cell table:style-name="InputRequirements.D5" office:value-type="string">
            <text:p text:style-name="P179"/>
          </table:table-cell>
          <table:table-cell table:style-name="InputRequirements.E5" office:value-type="string">
            <text:p text:style-name="P181"/>
          </table:table-cell>
          <table:table-cell table:style-name="InputRequirements.F5" office:value-type="string">
            <text:p text:style-name="P181"/>
          </table:table-cell>
        </table:table-row>
        <table:table-row>
          <table:table-cell table:style-name="InputRequirements.A2" office:value-type="string">
            <text:p text:style-name="P177">Altimeter Adjust </text:p>
          </table:table-cell>
          <table:table-cell table:style-name="InputRequirements.B6" office:value-type="string">
            <text:p text:style-name="P177">Rotary</text:p>
          </table:table-cell>
          <table:table-cell table:style-name="InputRequirements.C2" office:value-type="string">
            <text:p text:style-name="P179"/>
          </table:table-cell>
          <table:table-cell table:style-name="InputRequirements.D6" office:value-type="string">
            <text:p text:style-name="P179">2</text:p>
          </table:table-cell>
          <table:table-cell table:style-name="InputRequirements.E6" office:value-type="string">
            <text:p text:style-name="P181"/>
          </table:table-cell>
          <table:table-cell table:style-name="InputRequirements.F6" office:value-type="string">
            <text:p text:style-name="P181"/>
          </table:table-cell>
        </table:table-row>
        <table:table-row>
          <table:table-cell table:style-name="InputRequirements.A2" office:value-type="string">
            <text:p text:style-name="P177">OBS</text:p>
          </table:table-cell>
          <table:table-cell table:style-name="InputRequirements.B7" office:value-type="string">
            <text:p text:style-name="P177">Rotary</text:p>
          </table:table-cell>
          <table:table-cell table:style-name="InputRequirements.C2" office:value-type="string">
            <text:p text:style-name="P179"/>
          </table:table-cell>
          <table:table-cell table:style-name="InputRequirements.D7" office:value-type="string">
            <text:p text:style-name="P179">2</text:p>
          </table:table-cell>
          <table:table-cell table:style-name="InputRequirements.E7" office:value-type="string">
            <text:p text:style-name="P181"/>
          </table:table-cell>
          <table:table-cell table:style-name="InputRequirements.F7" office:value-type="string">
            <text:p text:style-name="P181"/>
          </table:table-cell>
        </table:table-row>
        <table:table-row>
          <table:table-cell table:style-name="InputRequirements.A2" office:value-type="string">
            <text:p text:style-name="P177">HGD</text:p>
          </table:table-cell>
          <table:table-cell table:style-name="InputRequirements.B8" office:value-type="string">
            <text:p text:style-name="P177">Rotary</text:p>
          </table:table-cell>
          <table:table-cell table:style-name="InputRequirements.C2" office:value-type="string">
            <text:p text:style-name="P179"/>
          </table:table-cell>
          <table:table-cell table:style-name="InputRequirements.D8" office:value-type="string">
            <text:p text:style-name="P179">2</text:p>
          </table:table-cell>
          <table:table-cell table:style-name="InputRequirements.E8" office:value-type="string">
            <text:p text:style-name="P181"/>
          </table:table-cell>
          <table:table-cell table:style-name="InputRequirements.F8" office:value-type="string">
            <text:p text:style-name="P181"/>
          </table:table-cell>
        </table:table-row>
        <table:table-row>
          <table:table-cell table:style-name="InputRequirements.A2" office:value-type="string">
            <text:p text:style-name="P183">GPS - NAV</text:p>
          </table:table-cell>
          <table:table-cell table:style-name="InputRequirements.B9" office:value-type="string">
            <text:p text:style-name="P183">2 Position Toggle Switch</text:p>
          </table:table-cell>
          <table:table-cell table:style-name="InputRequirements.C2" office:value-type="string">
            <text:p text:style-name="P179">1</text:p>
          </table:table-cell>
          <table:table-cell table:style-name="InputRequirements.D9" office:value-type="string">
            <text:p text:style-name="P179"/>
          </table:table-cell>
          <table:table-cell table:style-name="InputRequirements.E9" office:value-type="string">
            <text:p text:style-name="P181"/>
          </table:table-cell>
          <table:table-cell table:style-name="InputRequirements.F9" office:value-type="string">
            <text:p text:style-name="P181"/>
          </table:table-cell>
        </table:table-row>
        <table:table-row>
          <table:table-cell table:style-name="InputRequirements.A2" office:value-type="string">
            <text:p text:style-name="P183">TBA-1</text:p>
          </table:table-cell>
          <table:table-cell table:style-name="InputRequirements.B10" office:value-type="string">
            <text:p text:style-name="P183">Rotary</text:p>
          </table:table-cell>
          <table:table-cell table:style-name="InputRequirements.C2" office:value-type="string">
            <text:p text:style-name="P179"/>
          </table:table-cell>
          <table:table-cell table:style-name="InputRequirements.D10" office:value-type="string">
            <text:p text:style-name="P179">2</text:p>
          </table:table-cell>
          <table:table-cell table:style-name="InputRequirements.E10" office:value-type="string">
            <text:p text:style-name="P181"/>
          </table:table-cell>
          <table:table-cell table:style-name="InputRequirements.F10" office:value-type="string">
            <text:p text:style-name="P181"/>
          </table:table-cell>
        </table:table-row>
        <table:table-row>
          <table:table-cell table:style-name="InputRequirements.A2" office:value-type="string">
            <text:p text:style-name="P183">TBA-2 </text:p>
          </table:table-cell>
          <table:table-cell table:style-name="InputRequirements.B11" office:value-type="string">
            <text:p text:style-name="P183">Rotary</text:p>
          </table:table-cell>
          <table:table-cell table:style-name="InputRequirements.C2" office:value-type="string">
            <text:p text:style-name="P179"/>
          </table:table-cell>
          <table:table-cell table:style-name="InputRequirements.D11" office:value-type="string">
            <text:p text:style-name="P179">2</text:p>
          </table:table-cell>
          <table:table-cell table:style-name="InputRequirements.E11" office:value-type="string">
            <text:p text:style-name="P181"/>
          </table:table-cell>
          <table:table-cell table:style-name="InputRequirements.F11" office:value-type="string">
            <text:p text:style-name="P181"/>
          </table:table-cell>
        </table:table-row>
        <table:table-row>
          <table:table-cell table:style-name="InputRequirements.A2" office:value-type="string">
            <text:p text:style-name="P178"/>
          </table:table-cell>
          <table:table-cell table:style-name="InputRequirements.B12" office:value-type="string">
            <text:p text:style-name="P178"/>
          </table:table-cell>
          <table:table-cell table:style-name="InputRequirements.C2" office:value-type="string">
            <text:p text:style-name="P181"/>
          </table:table-cell>
          <table:table-cell table:style-name="InputRequirements.D12" office:value-type="string">
            <text:p text:style-name="P181"/>
          </table:table-cell>
          <table:table-cell table:style-name="InputRequirements.E12" office:value-type="string">
            <text:p text:style-name="P181"/>
          </table:table-cell>
          <table:table-cell table:style-name="InputRequirements.F12" office:value-type="string">
            <text:p text:style-name="P181"/>
          </table:table-cell>
        </table:table-row>
        <text:soft-page-break/>
        <table:table-row>
          <table:table-cell table:style-name="InputRequirements.A2" office:value-type="string">
            <text:p text:style-name="P178"/>
          </table:table-cell>
          <table:table-cell table:style-name="InputRequirements.B13" office:value-type="string">
            <text:p text:style-name="P178"/>
          </table:table-cell>
          <table:table-cell table:style-name="InputRequirements.C2" office:value-type="string">
            <text:p text:style-name="P181"/>
          </table:table-cell>
          <table:table-cell table:style-name="InputRequirements.D13" office:value-type="string">
            <text:p text:style-name="P181"/>
          </table:table-cell>
          <table:table-cell table:style-name="InputRequirements.E13" office:value-type="string">
            <text:p text:style-name="P181"/>
          </table:table-cell>
          <table:table-cell table:style-name="InputRequirements.F13" office:value-type="string">
            <text:p text:style-name="P181"/>
          </table:table-cell>
        </table:table-row>
        <table:table-row>
          <table:table-cell table:style-name="InputRequirements.A2" office:value-type="string">
            <text:p text:style-name="P177">Audio</text:p>
          </table:table-cell>
          <table:table-cell table:style-name="InputRequirements.B14" office:value-type="string">
            <text:p text:style-name="P178"/>
          </table:table-cell>
          <table:table-cell table:style-name="InputRequirements.C2" office:value-type="string">
            <text:p text:style-name="P181"/>
          </table:table-cell>
          <table:table-cell table:style-name="InputRequirements.D14" office:value-type="string">
            <text:p text:style-name="P181"/>
          </table:table-cell>
          <table:table-cell table:style-name="InputRequirements.E14" office:value-type="string">
            <text:p text:style-name="P181"/>
          </table:table-cell>
          <table:table-cell table:style-name="InputRequirements.F14" office:value-type="string">
            <text:p text:style-name="P181"/>
          </table:table-cell>
        </table:table-row>
        <table:table-row>
          <table:table-cell table:style-name="InputRequirements.A2" office:value-type="string">
            <text:p text:style-name="P177">Comm1</text:p>
          </table:table-cell>
          <table:table-cell table:style-name="InputRequirements.B15" office:value-type="string">
            <text:p text:style-name="P177">Push</text:p>
          </table:table-cell>
          <table:table-cell table:style-name="InputRequirements.C2" office:value-type="string">
            <text:p text:style-name="P179">1</text:p>
          </table:table-cell>
          <table:table-cell table:style-name="InputRequirements.D15" office:value-type="string">
            <text:p text:style-name="P179"/>
          </table:table-cell>
          <table:table-cell table:style-name="InputRequirements.E15" office:value-type="string">
            <text:p text:style-name="P181"/>
          </table:table-cell>
          <table:table-cell table:style-name="InputRequirements.F15" office:value-type="string">
            <text:p text:style-name="P181"/>
          </table:table-cell>
        </table:table-row>
        <table:table-row>
          <table:table-cell table:style-name="InputRequirements.A2" office:value-type="string">
            <text:p text:style-name="P177">Comm2</text:p>
          </table:table-cell>
          <table:table-cell table:style-name="InputRequirements.B16" office:value-type="string">
            <text:p text:style-name="P177">Push</text:p>
          </table:table-cell>
          <table:table-cell table:style-name="InputRequirements.C2" office:value-type="string">
            <text:p text:style-name="P179">1</text:p>
          </table:table-cell>
          <table:table-cell table:style-name="InputRequirements.D16" office:value-type="string">
            <text:p text:style-name="P179"/>
          </table:table-cell>
          <table:table-cell table:style-name="InputRequirements.E16" office:value-type="string">
            <text:p text:style-name="P181"/>
          </table:table-cell>
          <table:table-cell table:style-name="InputRequirements.F16" office:value-type="string">
            <text:p text:style-name="P181"/>
          </table:table-cell>
        </table:table-row>
        <table:table-row>
          <table:table-cell table:style-name="InputRequirements.A2" office:value-type="string">
            <text:p text:style-name="P177">Both</text:p>
          </table:table-cell>
          <table:table-cell table:style-name="InputRequirements.B17" office:value-type="string">
            <text:p text:style-name="P177">Push</text:p>
          </table:table-cell>
          <table:table-cell table:style-name="InputRequirements.C2" office:value-type="string">
            <text:p text:style-name="P179">1</text:p>
          </table:table-cell>
          <table:table-cell table:style-name="InputRequirements.D17" office:value-type="string">
            <text:p text:style-name="P179"/>
          </table:table-cell>
          <table:table-cell table:style-name="InputRequirements.E17" office:value-type="string">
            <text:p text:style-name="P181"/>
          </table:table-cell>
          <table:table-cell table:style-name="InputRequirements.F17" office:value-type="string">
            <text:p text:style-name="P181"/>
          </table:table-cell>
        </table:table-row>
        <table:table-row>
          <table:table-cell table:style-name="InputRequirements.A2" office:value-type="string">
            <text:p text:style-name="P177">Nav1</text:p>
          </table:table-cell>
          <table:table-cell table:style-name="InputRequirements.B18" office:value-type="string">
            <text:p text:style-name="P177">Push</text:p>
          </table:table-cell>
          <table:table-cell table:style-name="InputRequirements.C2" office:value-type="string">
            <text:p text:style-name="P179">1</text:p>
          </table:table-cell>
          <table:table-cell table:style-name="InputRequirements.D18" office:value-type="string">
            <text:p text:style-name="P179"/>
          </table:table-cell>
          <table:table-cell table:style-name="InputRequirements.E18" office:value-type="string">
            <text:p text:style-name="P181"/>
          </table:table-cell>
          <table:table-cell table:style-name="InputRequirements.F18" office:value-type="string">
            <text:p text:style-name="P181"/>
          </table:table-cell>
        </table:table-row>
        <table:table-row>
          <table:table-cell table:style-name="InputRequirements.A2" office:value-type="string">
            <text:p text:style-name="P177">Nav2</text:p>
          </table:table-cell>
          <table:table-cell table:style-name="InputRequirements.B19" office:value-type="string">
            <text:p text:style-name="P177">Push</text:p>
          </table:table-cell>
          <table:table-cell table:style-name="InputRequirements.C2" office:value-type="string">
            <text:p text:style-name="P179">1</text:p>
          </table:table-cell>
          <table:table-cell table:style-name="InputRequirements.D19" office:value-type="string">
            <text:p text:style-name="P179"/>
          </table:table-cell>
          <table:table-cell table:style-name="InputRequirements.E19" office:value-type="string">
            <text:p text:style-name="P181"/>
          </table:table-cell>
          <table:table-cell table:style-name="InputRequirements.F19" office:value-type="string">
            <text:p text:style-name="P181"/>
          </table:table-cell>
        </table:table-row>
        <table:table-row>
          <table:table-cell table:style-name="InputRequirements.A2" office:value-type="string">
            <text:p text:style-name="P177">Marker</text:p>
          </table:table-cell>
          <table:table-cell table:style-name="InputRequirements.B20" office:value-type="string">
            <text:p text:style-name="P177">Push</text:p>
          </table:table-cell>
          <table:table-cell table:style-name="InputRequirements.C2" office:value-type="string">
            <text:p text:style-name="P179">1</text:p>
          </table:table-cell>
          <table:table-cell table:style-name="InputRequirements.D20" office:value-type="string">
            <text:p text:style-name="P179"/>
          </table:table-cell>
          <table:table-cell table:style-name="InputRequirements.E20" office:value-type="string">
            <text:p text:style-name="P181"/>
          </table:table-cell>
          <table:table-cell table:style-name="InputRequirements.F20" office:value-type="string">
            <text:p text:style-name="P181"/>
          </table:table-cell>
        </table:table-row>
        <table:table-row>
          <table:table-cell table:style-name="InputRequirements.A2" office:value-type="string">
            <text:p text:style-name="P177">DME</text:p>
          </table:table-cell>
          <table:table-cell table:style-name="InputRequirements.B21" office:value-type="string">
            <text:p text:style-name="P177">Push</text:p>
          </table:table-cell>
          <table:table-cell table:style-name="InputRequirements.C2" office:value-type="string">
            <text:p text:style-name="P179">1</text:p>
          </table:table-cell>
          <table:table-cell table:style-name="InputRequirements.D21" office:value-type="string">
            <text:p text:style-name="P179"/>
          </table:table-cell>
          <table:table-cell table:style-name="InputRequirements.E21" office:value-type="string">
            <text:p text:style-name="P181"/>
          </table:table-cell>
          <table:table-cell table:style-name="InputRequirements.F21" office:value-type="string">
            <text:p text:style-name="P181"/>
          </table:table-cell>
        </table:table-row>
        <table:table-row>
          <table:table-cell table:style-name="InputRequirements.A2" office:value-type="string">
            <text:p text:style-name="P177">ADF</text:p>
          </table:table-cell>
          <table:table-cell table:style-name="InputRequirements.B22" office:value-type="string">
            <text:p text:style-name="P177">Push</text:p>
          </table:table-cell>
          <table:table-cell table:style-name="InputRequirements.C2" office:value-type="string">
            <text:p text:style-name="P179">1</text:p>
          </table:table-cell>
          <table:table-cell table:style-name="InputRequirements.D22" office:value-type="string">
            <text:p text:style-name="P179"/>
          </table:table-cell>
          <table:table-cell table:style-name="InputRequirements.E22" office:value-type="string">
            <text:p text:style-name="P181"/>
          </table:table-cell>
          <table:table-cell table:style-name="InputRequirements.F22" office:value-type="string">
            <text:p text:style-name="P181"/>
          </table:table-cell>
        </table:table-row>
        <table:table-row>
          <table:table-cell table:style-name="InputRequirements.A2" office:value-type="string">
            <text:p text:style-name="P178"/>
          </table:table-cell>
          <table:table-cell table:style-name="InputRequirements.B23" office:value-type="string">
            <text:p text:style-name="P178"/>
          </table:table-cell>
          <table:table-cell table:style-name="InputRequirements.C2" office:value-type="string">
            <text:p text:style-name="P181"/>
          </table:table-cell>
          <table:table-cell table:style-name="InputRequirements.D23" office:value-type="string">
            <text:p text:style-name="P181"/>
          </table:table-cell>
          <table:table-cell table:style-name="InputRequirements.E23" office:value-type="string">
            <text:p text:style-name="P181"/>
          </table:table-cell>
          <table:table-cell table:style-name="InputRequirements.F23" office:value-type="string">
            <text:p text:style-name="P181"/>
          </table:table-cell>
        </table:table-row>
        <table:table-row>
          <table:table-cell table:style-name="InputRequirements.A2" office:value-type="string">
            <text:p text:style-name="P177">Auto Pilot</text:p>
          </table:table-cell>
          <table:table-cell table:style-name="InputRequirements.B24" office:value-type="string">
            <text:p text:style-name="P178"/>
          </table:table-cell>
          <table:table-cell table:style-name="InputRequirements.C2" office:value-type="string">
            <text:p text:style-name="P181"/>
          </table:table-cell>
          <table:table-cell table:style-name="InputRequirements.D24" office:value-type="string">
            <text:p text:style-name="P181"/>
          </table:table-cell>
          <table:table-cell table:style-name="InputRequirements.E24" office:value-type="string">
            <text:p text:style-name="P181"/>
          </table:table-cell>
          <table:table-cell table:style-name="InputRequirements.F24" office:value-type="string">
            <text:p text:style-name="P181"/>
          </table:table-cell>
        </table:table-row>
        <table:table-row>
          <table:table-cell table:style-name="InputRequirements.A2" office:value-type="string">
            <text:p text:style-name="P177">HDG</text:p>
          </table:table-cell>
          <table:table-cell table:style-name="InputRequirements.B25" office:value-type="string">
            <text:p text:style-name="P177">Push</text:p>
          </table:table-cell>
          <table:table-cell table:style-name="InputRequirements.C2" office:value-type="string">
            <text:p text:style-name="P179">1</text:p>
          </table:table-cell>
          <table:table-cell table:style-name="InputRequirements.D25" office:value-type="string">
            <text:p text:style-name="P179"/>
          </table:table-cell>
          <table:table-cell table:style-name="InputRequirements.E25" office:value-type="string">
            <text:p text:style-name="P181"/>
          </table:table-cell>
          <table:table-cell table:style-name="InputRequirements.F25" office:value-type="string">
            <text:p text:style-name="P181"/>
          </table:table-cell>
        </table:table-row>
        <table:table-row>
          <table:table-cell table:style-name="InputRequirements.A2" office:value-type="string">
            <text:p text:style-name="P177">CRS</text:p>
          </table:table-cell>
          <table:table-cell table:style-name="InputRequirements.B26" office:value-type="string">
            <text:p text:style-name="P177">Push</text:p>
          </table:table-cell>
          <table:table-cell table:style-name="InputRequirements.C2" office:value-type="string">
            <text:p text:style-name="P179">1</text:p>
          </table:table-cell>
          <table:table-cell table:style-name="InputRequirements.D26" office:value-type="string">
            <text:p text:style-name="P179"/>
          </table:table-cell>
          <table:table-cell table:style-name="InputRequirements.E26" office:value-type="string">
            <text:p text:style-name="P181"/>
          </table:table-cell>
          <table:table-cell table:style-name="InputRequirements.F26" office:value-type="string">
            <text:p text:style-name="P181"/>
          </table:table-cell>
        </table:table-row>
        <table:table-row>
          <table:table-cell table:style-name="InputRequirements.A2" office:value-type="string">
            <text:p text:style-name="P177">ALT</text:p>
          </table:table-cell>
          <table:table-cell table:style-name="InputRequirements.B27" office:value-type="string">
            <text:p text:style-name="P177">Push</text:p>
          </table:table-cell>
          <table:table-cell table:style-name="InputRequirements.C2" office:value-type="string">
            <text:p text:style-name="P179">1</text:p>
          </table:table-cell>
          <table:table-cell table:style-name="InputRequirements.D27" office:value-type="string">
            <text:p text:style-name="P179"/>
          </table:table-cell>
          <table:table-cell table:style-name="InputRequirements.E27" office:value-type="string">
            <text:p text:style-name="P181"/>
          </table:table-cell>
          <table:table-cell table:style-name="InputRequirements.F27" office:value-type="string">
            <text:p text:style-name="P181"/>
          </table:table-cell>
        </table:table-row>
        <table:table-row>
          <table:table-cell table:style-name="InputRequirements.A2" office:value-type="string">
            <text:p text:style-name="P177">IAS</text:p>
          </table:table-cell>
          <table:table-cell table:style-name="InputRequirements.B28" office:value-type="string">
            <text:p text:style-name="P177">Push</text:p>
          </table:table-cell>
          <table:table-cell table:style-name="InputRequirements.C2" office:value-type="string">
            <text:p text:style-name="P179">1</text:p>
          </table:table-cell>
          <table:table-cell table:style-name="InputRequirements.D28" office:value-type="string">
            <text:p text:style-name="P179"/>
          </table:table-cell>
          <table:table-cell table:style-name="InputRequirements.E28" office:value-type="string">
            <text:p text:style-name="P181"/>
          </table:table-cell>
          <table:table-cell table:style-name="InputRequirements.F28" office:value-type="string">
            <text:p text:style-name="P181"/>
          </table:table-cell>
        </table:table-row>
        <table:table-row>
          <table:table-cell table:style-name="InputRequirements.A2" office:value-type="string">
            <text:p text:style-name="P177">APPR</text:p>
          </table:table-cell>
          <table:table-cell table:style-name="InputRequirements.B29" office:value-type="string">
            <text:p text:style-name="P177">Push</text:p>
          </table:table-cell>
          <table:table-cell table:style-name="InputRequirements.C2" office:value-type="string">
            <text:p text:style-name="P179">1</text:p>
          </table:table-cell>
          <table:table-cell table:style-name="InputRequirements.D29" office:value-type="string">
            <text:p text:style-name="P179"/>
          </table:table-cell>
          <table:table-cell table:style-name="InputRequirements.E29" office:value-type="string">
            <text:p text:style-name="P181"/>
          </table:table-cell>
          <table:table-cell table:style-name="InputRequirements.F29" office:value-type="string">
            <text:p text:style-name="P181"/>
          </table:table-cell>
        </table:table-row>
        <table:table-row>
          <table:table-cell table:style-name="InputRequirements.A2" office:value-type="string">
            <text:p text:style-name="P177">FD</text:p>
          </table:table-cell>
          <table:table-cell table:style-name="InputRequirements.B30" office:value-type="string">
            <text:p text:style-name="P177">Push</text:p>
          </table:table-cell>
          <table:table-cell table:style-name="InputRequirements.C2" office:value-type="string">
            <text:p text:style-name="P179">1</text:p>
          </table:table-cell>
          <table:table-cell table:style-name="InputRequirements.D30" office:value-type="string">
            <text:p text:style-name="P179"/>
          </table:table-cell>
          <table:table-cell table:style-name="InputRequirements.E30" office:value-type="string">
            <text:p text:style-name="P181"/>
          </table:table-cell>
          <table:table-cell table:style-name="InputRequirements.F30" office:value-type="string">
            <text:p text:style-name="P181"/>
          </table:table-cell>
        </table:table-row>
        <table:table-row>
          <table:table-cell table:style-name="InputRequirements.A2" office:value-type="string">
            <text:p text:style-name="P177">BC</text:p>
          </table:table-cell>
          <table:table-cell table:style-name="InputRequirements.B31" office:value-type="string">
            <text:p text:style-name="P177">Push</text:p>
          </table:table-cell>
          <table:table-cell table:style-name="InputRequirements.C2" office:value-type="string">
            <text:p text:style-name="P179">1</text:p>
          </table:table-cell>
          <table:table-cell table:style-name="InputRequirements.D31" office:value-type="string">
            <text:p text:style-name="P179"/>
          </table:table-cell>
          <table:table-cell table:style-name="InputRequirements.E31" office:value-type="string">
            <text:p text:style-name="P181"/>
          </table:table-cell>
          <table:table-cell table:style-name="InputRequirements.F31" office:value-type="string">
            <text:p text:style-name="P181"/>
          </table:table-cell>
        </table:table-row>
        <table:table-row>
          <table:table-cell table:style-name="InputRequirements.A2" office:value-type="string">
            <text:p text:style-name="P177">Engage</text:p>
          </table:table-cell>
          <table:table-cell table:style-name="InputRequirements.B32" office:value-type="string">
            <text:p text:style-name="P182"><text:span text:style-name="T65">Toggle </text:span>Switch</text:p>
          </table:table-cell>
          <table:table-cell table:style-name="InputRequirements.C2" office:value-type="string">
            <text:p text:style-name="P179">1</text:p>
          </table:table-cell>
          <table:table-cell table:style-name="InputRequirements.D32" office:value-type="string">
            <text:p text:style-name="P179"/>
          </table:table-cell>
          <table:table-cell table:style-name="InputRequirements.E32" office:value-type="string">
            <text:p text:style-name="P181"/>
          </table:table-cell>
          <table:table-cell table:style-name="InputRequirements.F32" office:value-type="string">
            <text:p text:style-name="P181"/>
          </table:table-cell>
        </table:table-row>
        <table:table-row>
          <table:table-cell table:style-name="InputRequirements.A2" office:value-type="string">
            <text:p text:style-name="P177">HDG</text:p>
          </table:table-cell>
          <table:table-cell table:style-name="InputRequirements.B33" office:value-type="string">
            <text:p text:style-name="P177">Rotary</text:p>
          </table:table-cell>
          <table:table-cell table:style-name="InputRequirements.C2" office:value-type="string">
            <text:p text:style-name="P179"/>
          </table:table-cell>
          <table:table-cell table:style-name="InputRequirements.D33" office:value-type="string">
            <text:p text:style-name="P179">2</text:p>
          </table:table-cell>
          <table:table-cell table:style-name="InputRequirements.E33" office:value-type="string">
            <text:p text:style-name="P181"/>
          </table:table-cell>
          <table:table-cell table:style-name="InputRequirements.F33" office:value-type="string">
            <text:p text:style-name="P181"/>
          </table:table-cell>
        </table:table-row>
        <table:table-row>
          <table:table-cell table:style-name="InputRequirements.A2" office:value-type="string">
            <text:p text:style-name="P177">CRS</text:p>
          </table:table-cell>
          <table:table-cell table:style-name="InputRequirements.B34" office:value-type="string">
            <text:p text:style-name="P177">Rotary</text:p>
          </table:table-cell>
          <table:table-cell table:style-name="InputRequirements.C2" office:value-type="string">
            <text:p text:style-name="P179"/>
          </table:table-cell>
          <table:table-cell table:style-name="InputRequirements.D34" office:value-type="string">
            <text:p text:style-name="P179">2</text:p>
          </table:table-cell>
          <table:table-cell table:style-name="InputRequirements.E34" office:value-type="string">
            <text:p text:style-name="P181"/>
          </table:table-cell>
          <table:table-cell table:style-name="InputRequirements.F34" office:value-type="string">
            <text:p text:style-name="P181"/>
          </table:table-cell>
        </table:table-row>
        <table:table-row>
          <table:table-cell table:style-name="InputRequirements.A2" office:value-type="string">
            <text:p text:style-name="P177">ALT</text:p>
          </table:table-cell>
          <table:table-cell table:style-name="InputRequirements.B35" office:value-type="string">
            <text:p text:style-name="P177">Rotary</text:p>
          </table:table-cell>
          <table:table-cell table:style-name="InputRequirements.C2" office:value-type="string">
            <text:p text:style-name="P179"/>
          </table:table-cell>
          <table:table-cell table:style-name="InputRequirements.D35" office:value-type="string">
            <text:p text:style-name="P179">2</text:p>
          </table:table-cell>
          <table:table-cell table:style-name="InputRequirements.E35" office:value-type="string">
            <text:p text:style-name="P181"/>
          </table:table-cell>
          <table:table-cell table:style-name="InputRequirements.F35" office:value-type="string">
            <text:p text:style-name="P181"/>
          </table:table-cell>
        </table:table-row>
        <table:table-row>
          <table:table-cell table:style-name="InputRequirements.A2" office:value-type="string">
            <text:p text:style-name="P177">V/S</text:p>
          </table:table-cell>
          <table:table-cell table:style-name="InputRequirements.B36" office:value-type="string">
            <text:p text:style-name="P177">Rotary</text:p>
          </table:table-cell>
          <table:table-cell table:style-name="InputRequirements.C2" office:value-type="string">
            <text:p text:style-name="P179"/>
          </table:table-cell>
          <table:table-cell table:style-name="InputRequirements.D36" office:value-type="string">
            <text:p text:style-name="P179">2</text:p>
          </table:table-cell>
          <table:table-cell table:style-name="InputRequirements.E36" office:value-type="string">
            <text:p text:style-name="P181"/>
          </table:table-cell>
          <table:table-cell table:style-name="InputRequirements.F36" office:value-type="string">
            <text:p text:style-name="P181"/>
          </table:table-cell>
        </table:table-row>
        <table:table-row>
          <table:table-cell table:style-name="InputRequirements.A2" office:value-type="string">
            <text:p text:style-name="P177">IAS</text:p>
          </table:table-cell>
          <table:table-cell table:style-name="InputRequirements.B37" office:value-type="string">
            <text:p text:style-name="P177">Rotary</text:p>
          </table:table-cell>
          <table:table-cell table:style-name="InputRequirements.C2" office:value-type="string">
            <text:p text:style-name="P179"/>
          </table:table-cell>
          <table:table-cell table:style-name="InputRequirements.D37" office:value-type="string">
            <text:p text:style-name="P179">2</text:p>
          </table:table-cell>
          <table:table-cell table:style-name="InputRequirements.E37" office:value-type="string">
            <text:p text:style-name="P181"/>
          </table:table-cell>
          <table:table-cell table:style-name="InputRequirements.F37" office:value-type="string">
            <text:p text:style-name="P181"/>
          </table:table-cell>
        </table:table-row>
        <table:table-row>
          <table:table-cell table:style-name="InputRequirements.A2" office:value-type="string">
            <text:p text:style-name="P177"/>
          </table:table-cell>
          <table:table-cell table:style-name="InputRequirements.B38" office:value-type="string">
            <text:p text:style-name="P178"/>
          </table:table-cell>
          <table:table-cell table:style-name="InputRequirements.C2" office:value-type="string">
            <text:p text:style-name="P181"/>
          </table:table-cell>
          <table:table-cell table:style-name="InputRequirements.D38" office:value-type="string">
            <text:p text:style-name="P181"/>
          </table:table-cell>
          <table:table-cell table:style-name="InputRequirements.E38" office:value-type="string">
            <text:p text:style-name="P181"/>
          </table:table-cell>
          <table:table-cell table:style-name="InputRequirements.F38" office:value-type="string">
            <text:p text:style-name="P181"/>
          </table:table-cell>
        </table:table-row>
        <table:table-row>
          <table:table-cell table:style-name="InputRequirements.A2" office:value-type="string">
            <text:p text:style-name="P177">Lights <text:span text:style-name="T65">Brt/Dim</text:span></text:p>
          </table:table-cell>
          <table:table-cell table:style-name="InputRequirements.B39" office:value-type="string">
            <text:p text:style-name="P182"><text:span text:style-name="T65">Toggle </text:span>Switch</text:p>
          </table:table-cell>
          <table:table-cell table:style-name="InputRequirements.C2" office:value-type="string">
            <text:p text:style-name="P179">1</text:p>
          </table:table-cell>
          <table:table-cell table:style-name="InputRequirements.D39" office:value-type="string">
            <text:p text:style-name="P179"/>
          </table:table-cell>
          <table:table-cell table:style-name="InputRequirements.E39" office:value-type="string">
            <text:p text:style-name="P181"/>
          </table:table-cell>
          <table:table-cell table:style-name="InputRequirements.F39" office:value-type="string">
            <text:p text:style-name="P181"/>
          </table:table-cell>
        </table:table-row>
        <table:table-row>
          <table:table-cell table:style-name="InputRequirements.A2" office:value-type="string">
            <text:p text:style-name="P183">Engine Deice</text:p>
          </table:table-cell>
          <table:table-cell table:style-name="InputRequirements.B40" office:value-type="string">
            <text:p text:style-name="P182"><text:span text:style-name="T65">Toggle </text:span>Switch</text:p>
          </table:table-cell>
          <table:table-cell table:style-name="InputRequirements.C2" office:value-type="string">
            <text:p text:style-name="P179">1</text:p>
          </table:table-cell>
          <table:table-cell table:style-name="InputRequirements.D40" office:value-type="string">
            <text:p text:style-name="P179"/>
          </table:table-cell>
          <table:table-cell table:style-name="InputRequirements.E40" office:value-type="string">
            <text:p text:style-name="P181"/>
          </table:table-cell>
          <table:table-cell table:style-name="InputRequirements.F40" office:value-type="string">
            <text:p text:style-name="P181"/>
          </table:table-cell>
        </table:table-row>
        <table:table-row>
          <table:table-cell table:style-name="InputRequirements.A2" office:value-type="string">
            <text:p text:style-name="P183">Hydraulics</text:p>
          </table:table-cell>
          <table:table-cell table:style-name="InputRequirements.B41" office:value-type="string">
            <text:p text:style-name="P182"><text:span text:style-name="T65">Toggle </text:span>Switch</text:p>
          </table:table-cell>
          <table:table-cell table:style-name="InputRequirements.C2" office:value-type="string">
            <text:p text:style-name="P179">1</text:p>
          </table:table-cell>
          <table:table-cell table:style-name="InputRequirements.D41" office:value-type="string">
            <text:p text:style-name="P179"/>
          </table:table-cell>
          <table:table-cell table:style-name="InputRequirements.E41" office:value-type="string">
            <text:p text:style-name="P181"/>
          </table:table-cell>
          <table:table-cell table:style-name="InputRequirements.F41" office:value-type="string">
            <text:p text:style-name="P181"/>
          </table:table-cell>
        </table:table-row>
        <table:table-row>
          <table:table-cell table:style-name="InputRequirements.A2" office:value-type="string">
            <text:p text:style-name="P183">Flaps</text:p>
          </table:table-cell>
          <table:table-cell table:style-name="InputRequirements.B42" office:value-type="string">
            <text:p text:style-name="P183">3 Position Toggle Switch</text:p>
          </table:table-cell>
          <table:table-cell table:style-name="InputRequirements.C2" office:value-type="string">
            <text:p text:style-name="P179">2</text:p>
          </table:table-cell>
          <table:table-cell table:style-name="InputRequirements.D42" office:value-type="string">
            <text:p text:style-name="P179"/>
          </table:table-cell>
          <table:table-cell table:style-name="InputRequirements.E42" office:value-type="string">
            <text:p text:style-name="P181"/>
          </table:table-cell>
          <table:table-cell table:style-name="InputRequirements.F42" office:value-type="string">
            <text:p text:style-name="P181"/>
          </table:table-cell>
        </table:table-row>
        <table:table-row>
          <table:table-cell table:style-name="InputRequirements.A2" office:value-type="string">
            <text:p text:style-name="P183">Speed Brakes</text:p>
          </table:table-cell>
          <table:table-cell table:style-name="InputRequirements.B43" office:value-type="string">
            <text:p text:style-name="P183">3 Position Toggle Switch</text:p>
          </table:table-cell>
          <table:table-cell table:style-name="InputRequirements.C2" office:value-type="string">
            <text:p text:style-name="P179">2</text:p>
          </table:table-cell>
          <table:table-cell table:style-name="InputRequirements.D43" office:value-type="string">
            <text:p text:style-name="P179"/>
          </table:table-cell>
          <table:table-cell table:style-name="InputRequirements.E43" office:value-type="string">
            <text:p text:style-name="P181"/>
          </table:table-cell>
          <table:table-cell table:style-name="InputRequirements.F43" office:value-type="string">
            <text:p text:style-name="P181"/>
          </table:table-cell>
        </table:table-row>
        <text:soft-page-break/>
        <table:table-row>
          <table:table-cell table:style-name="InputRequirements.A2" office:value-type="string">
            <text:p text:style-name="P183">Gnd Brakes </text:p>
          </table:table-cell>
          <table:table-cell table:style-name="InputRequirements.B44" office:value-type="string">
            <text:p text:style-name="P183">Push</text:p>
          </table:table-cell>
          <table:table-cell table:style-name="InputRequirements.C2" office:value-type="string">
            <text:p text:style-name="P179">1</text:p>
          </table:table-cell>
          <table:table-cell table:style-name="InputRequirements.D44" office:value-type="string">
            <text:p text:style-name="P179"/>
          </table:table-cell>
          <table:table-cell table:style-name="InputRequirements.E44" office:value-type="string">
            <text:p text:style-name="P181"/>
          </table:table-cell>
          <table:table-cell table:style-name="InputRequirements.F44" office:value-type="string">
            <text:p text:style-name="P181"/>
          </table:table-cell>
        </table:table-row>
        <table:table-row>
          <table:table-cell table:style-name="InputRequirements.A2" office:value-type="string">
            <text:p text:style-name="P183">Keypad</text:p>
          </table:table-cell>
          <table:table-cell table:style-name="InputRequirements.B45" office:value-type="string">
            <text:p text:style-name="P183">4 * 3 Matrix</text:p>
          </table:table-cell>
          <table:table-cell table:style-name="InputRequirements.C2" office:value-type="string">
            <text:p text:style-name="P179">7</text:p>
          </table:table-cell>
          <table:table-cell table:style-name="InputRequirements.D45" office:value-type="string">
            <text:p text:style-name="P179"/>
          </table:table-cell>
          <table:table-cell table:style-name="InputRequirements.E45" office:value-type="string">
            <text:p text:style-name="P181"/>
          </table:table-cell>
          <table:table-cell table:style-name="InputRequirements.F45" office:value-type="string">
            <text:p text:style-name="P181"/>
          </table:table-cell>
        </table:table-row>
        <table:table-row>
          <table:table-cell table:style-name="InputRequirements.A2" office:value-type="string">
            <text:p text:style-name="P178"/>
          </table:table-cell>
          <table:table-cell table:style-name="InputRequirements.B46" office:value-type="string">
            <text:p text:style-name="P178"/>
          </table:table-cell>
          <table:table-cell table:style-name="InputRequirements.C2" office:value-type="string">
            <text:p text:style-name="P181"/>
          </table:table-cell>
          <table:table-cell table:style-name="InputRequirements.D46" office:value-type="string">
            <text:p text:style-name="P181"/>
          </table:table-cell>
          <table:table-cell table:style-name="InputRequirements.E46" office:value-type="string">
            <text:p text:style-name="P181"/>
          </table:table-cell>
          <table:table-cell table:style-name="InputRequirements.F46" office:value-type="string">
            <text:p text:style-name="P181"/>
          </table:table-cell>
        </table:table-row>
        <table:table-row>
          <table:table-cell table:style-name="InputRequirements.A2" office:value-type="string">
            <text:p text:style-name="P183">ADF</text:p>
          </table:table-cell>
          <table:table-cell table:style-name="InputRequirements.B47" office:value-type="string">
            <text:p text:style-name="P178"/>
          </table:table-cell>
          <table:table-cell table:style-name="InputRequirements.C2" office:value-type="string">
            <text:p text:style-name="P181"/>
          </table:table-cell>
          <table:table-cell table:style-name="InputRequirements.D47" office:value-type="string">
            <text:p text:style-name="P181"/>
          </table:table-cell>
          <table:table-cell table:style-name="InputRequirements.E47" office:value-type="string">
            <text:p text:style-name="P181"/>
          </table:table-cell>
          <table:table-cell table:style-name="InputRequirements.F47" office:value-type="string">
            <text:p text:style-name="P181"/>
          </table:table-cell>
        </table:table-row>
        <table:table-row>
          <table:table-cell table:style-name="InputRequirements.A2" office:value-type="string">
            <text:p text:style-name="P183">ADF1</text:p>
          </table:table-cell>
          <table:table-cell table:style-name="InputRequirements.B48" office:value-type="string">
            <text:p text:style-name="P183">Rotary</text:p>
          </table:table-cell>
          <table:table-cell table:style-name="InputRequirements.C2" office:value-type="string">
            <text:p text:style-name="P179"/>
          </table:table-cell>
          <table:table-cell table:style-name="InputRequirements.D48" office:value-type="string">
            <text:p text:style-name="P179">2</text:p>
          </table:table-cell>
          <table:table-cell table:style-name="InputRequirements.E48" office:value-type="string">
            <text:p text:style-name="P181"/>
          </table:table-cell>
          <table:table-cell table:style-name="InputRequirements.F48" office:value-type="string">
            <text:p text:style-name="P181"/>
          </table:table-cell>
        </table:table-row>
        <table:table-row>
          <table:table-cell table:style-name="InputRequirements.A2" office:value-type="string">
            <text:p text:style-name="P183">ADF2</text:p>
          </table:table-cell>
          <table:table-cell table:style-name="InputRequirements.B49" office:value-type="string">
            <text:p text:style-name="P183">Rotary</text:p>
          </table:table-cell>
          <table:table-cell table:style-name="InputRequirements.C2" office:value-type="string">
            <text:p text:style-name="P179"/>
          </table:table-cell>
          <table:table-cell table:style-name="InputRequirements.D49" office:value-type="string">
            <text:p text:style-name="P179">2</text:p>
          </table:table-cell>
          <table:table-cell table:style-name="InputRequirements.E49" office:value-type="string">
            <text:p text:style-name="P181"/>
          </table:table-cell>
          <table:table-cell table:style-name="InputRequirements.F49" office:value-type="string">
            <text:p text:style-name="P181"/>
          </table:table-cell>
        </table:table-row>
        <table:table-row>
          <table:table-cell table:style-name="InputRequirements.A2" office:value-type="string">
            <text:p text:style-name="P178"/>
          </table:table-cell>
          <table:table-cell table:style-name="InputRequirements.B50" office:value-type="string">
            <text:p text:style-name="P178"/>
          </table:table-cell>
          <table:table-cell table:style-name="InputRequirements.C2" office:value-type="string">
            <text:p text:style-name="P181"/>
          </table:table-cell>
          <table:table-cell table:style-name="InputRequirements.D50" office:value-type="string">
            <text:p text:style-name="P181"/>
          </table:table-cell>
          <table:table-cell table:style-name="InputRequirements.E50" office:value-type="string">
            <text:p text:style-name="P181"/>
          </table:table-cell>
          <table:table-cell table:style-name="InputRequirements.F50" office:value-type="string">
            <text:p text:style-name="P181"/>
          </table:table-cell>
        </table:table-row>
        <table:table-row>
          <table:table-cell table:style-name="InputRequirements.A2" office:value-type="string">
            <text:p text:style-name="P183">NAV1</text:p>
          </table:table-cell>
          <table:table-cell table:style-name="InputRequirements.B51" office:value-type="string">
            <text:p text:style-name="P178"/>
          </table:table-cell>
          <table:table-cell table:style-name="InputRequirements.C2" office:value-type="string">
            <text:p text:style-name="P181"/>
          </table:table-cell>
          <table:table-cell table:style-name="InputRequirements.D51" office:value-type="string">
            <text:p text:style-name="P181"/>
          </table:table-cell>
          <table:table-cell table:style-name="InputRequirements.E51" office:value-type="string">
            <text:p text:style-name="P181"/>
          </table:table-cell>
          <table:table-cell table:style-name="InputRequirements.F51" office:value-type="string">
            <text:p text:style-name="P180"/>
          </table:table-cell>
        </table:table-row>
        <table:table-row>
          <table:table-cell table:style-name="InputRequirements.A2" office:value-type="string">
            <text:p text:style-name="P183">Nav1 – Swap</text:p>
          </table:table-cell>
          <table:table-cell table:style-name="InputRequirements.B52" office:value-type="string">
            <text:p text:style-name="P183">Push</text:p>
          </table:table-cell>
          <table:table-cell table:style-name="InputRequirements.C2" office:value-type="string">
            <text:p text:style-name="P179">1</text:p>
          </table:table-cell>
          <table:table-cell table:style-name="InputRequirements.D52" office:value-type="string">
            <text:p text:style-name="P179"/>
          </table:table-cell>
          <table:table-cell table:style-name="InputRequirements.E52" office:value-type="string">
            <text:p text:style-name="P181"/>
          </table:table-cell>
          <table:table-cell table:style-name="InputRequirements.F52" office:value-type="string">
            <text:p text:style-name="P180">A</text:p>
          </table:table-cell>
        </table:table-row>
        <table:table-row>
          <table:table-cell table:style-name="InputRequirements.A2" office:value-type="string">
            <text:p text:style-name="P183">Nav1 – Tune</text:p>
          </table:table-cell>
          <table:table-cell table:style-name="InputRequirements.B53" office:value-type="string">
            <text:p text:style-name="P183">Rotary</text:p>
          </table:table-cell>
          <table:table-cell table:style-name="InputRequirements.C2" office:value-type="string">
            <text:p text:style-name="P179"/>
          </table:table-cell>
          <table:table-cell table:style-name="InputRequirements.D53" office:value-type="string">
            <text:p text:style-name="P179">2</text:p>
          </table:table-cell>
          <table:table-cell table:style-name="InputRequirements.E53" office:value-type="string">
            <text:p text:style-name="P181"/>
          </table:table-cell>
          <table:table-cell table:style-name="InputRequirements.F53" office:value-type="string">
            <text:p text:style-name="P180">A</text:p>
          </table:table-cell>
        </table:table-row>
        <table:table-row>
          <table:table-cell table:style-name="InputRequirements.A2" office:value-type="string">
            <text:p text:style-name="P183">Nav1 - Volume</text:p>
          </table:table-cell>
          <table:table-cell table:style-name="InputRequirements.B54" office:value-type="string">
            <text:p text:style-name="P183">Potentiometer</text:p>
          </table:table-cell>
          <table:table-cell table:style-name="InputRequirements.C2" office:value-type="string">
            <text:p text:style-name="P181"/>
          </table:table-cell>
          <table:table-cell table:style-name="InputRequirements.D54" office:value-type="string">
            <text:p text:style-name="P181"/>
          </table:table-cell>
          <table:table-cell table:style-name="InputRequirements.E54" office:value-type="string">
            <text:p text:style-name="P179">1</text:p>
          </table:table-cell>
          <table:table-cell table:style-name="InputRequirements.F54" office:value-type="string">
            <text:p text:style-name="P180">A</text:p>
          </table:table-cell>
        </table:table-row>
        <table:table-row>
          <table:table-cell table:style-name="InputRequirements.A2" office:value-type="string">
            <text:p text:style-name="P178"/>
          </table:table-cell>
          <table:table-cell table:style-name="InputRequirements.B55" office:value-type="string">
            <text:p text:style-name="P178"/>
          </table:table-cell>
          <table:table-cell table:style-name="InputRequirements.C2" office:value-type="string">
            <text:p text:style-name="P181"/>
          </table:table-cell>
          <table:table-cell table:style-name="InputRequirements.D55" office:value-type="string">
            <text:p text:style-name="P181"/>
          </table:table-cell>
          <table:table-cell table:style-name="InputRequirements.E55" office:value-type="string">
            <text:p text:style-name="P181"/>
          </table:table-cell>
          <table:table-cell table:style-name="InputRequirements.F55" office:value-type="string">
            <text:p text:style-name="P181"/>
          </table:table-cell>
        </table:table-row>
        <table:table-row>
          <table:table-cell table:style-name="InputRequirements.A2" office:value-type="string">
            <text:p text:style-name="P183">NAV2</text:p>
          </table:table-cell>
          <table:table-cell table:style-name="InputRequirements.B56" office:value-type="string">
            <text:p text:style-name="P178"/>
          </table:table-cell>
          <table:table-cell table:style-name="InputRequirements.C2" office:value-type="string">
            <text:p text:style-name="P181"/>
          </table:table-cell>
          <table:table-cell table:style-name="InputRequirements.D56" office:value-type="string">
            <text:p text:style-name="P181"/>
          </table:table-cell>
          <table:table-cell table:style-name="InputRequirements.E56" office:value-type="string">
            <text:p text:style-name="P181"/>
          </table:table-cell>
          <table:table-cell table:style-name="InputRequirements.F56" office:value-type="string">
            <text:p text:style-name="P181"/>
          </table:table-cell>
        </table:table-row>
        <table:table-row>
          <table:table-cell table:style-name="InputRequirements.A2" office:value-type="string">
            <text:p text:style-name="P183">Nav2 – Swap</text:p>
          </table:table-cell>
          <table:table-cell table:style-name="InputRequirements.B57" office:value-type="string">
            <text:p text:style-name="P183">Push</text:p>
          </table:table-cell>
          <table:table-cell table:style-name="InputRequirements.C2" office:value-type="string">
            <text:p text:style-name="P179">1</text:p>
          </table:table-cell>
          <table:table-cell table:style-name="InputRequirements.D57" office:value-type="string">
            <text:p text:style-name="P179"/>
          </table:table-cell>
          <table:table-cell table:style-name="InputRequirements.E57" office:value-type="string">
            <text:p text:style-name="P181"/>
          </table:table-cell>
          <table:table-cell table:style-name="InputRequirements.F57" office:value-type="string">
            <text:p text:style-name="P180">A</text:p>
          </table:table-cell>
        </table:table-row>
        <table:table-row>
          <table:table-cell table:style-name="InputRequirements.A2" office:value-type="string">
            <text:p text:style-name="P183">Nav2 – Tune</text:p>
          </table:table-cell>
          <table:table-cell table:style-name="InputRequirements.B58" office:value-type="string">
            <text:p text:style-name="P183">Rotary</text:p>
          </table:table-cell>
          <table:table-cell table:style-name="InputRequirements.C2" office:value-type="string">
            <text:p text:style-name="P179"/>
          </table:table-cell>
          <table:table-cell table:style-name="InputRequirements.D58" office:value-type="string">
            <text:p text:style-name="P179">2</text:p>
          </table:table-cell>
          <table:table-cell table:style-name="InputRequirements.E58" office:value-type="string">
            <text:p text:style-name="P181"/>
          </table:table-cell>
          <table:table-cell table:style-name="InputRequirements.F58" office:value-type="string">
            <text:p text:style-name="P180">A</text:p>
          </table:table-cell>
        </table:table-row>
        <table:table-row>
          <table:table-cell table:style-name="InputRequirements.A2" office:value-type="string">
            <text:p text:style-name="P183">Nav2 - Volume</text:p>
          </table:table-cell>
          <table:table-cell table:style-name="InputRequirements.B59" office:value-type="string">
            <text:p text:style-name="P183">Potentiometer</text:p>
          </table:table-cell>
          <table:table-cell table:style-name="InputRequirements.C2" office:value-type="string">
            <text:p text:style-name="P181"/>
          </table:table-cell>
          <table:table-cell table:style-name="InputRequirements.D59" office:value-type="string">
            <text:p text:style-name="P181"/>
          </table:table-cell>
          <table:table-cell table:style-name="InputRequirements.E59" office:value-type="string">
            <text:p text:style-name="P179">1</text:p>
          </table:table-cell>
          <table:table-cell table:style-name="InputRequirements.F59" office:value-type="string">
            <text:p text:style-name="P180">A</text:p>
          </table:table-cell>
        </table:table-row>
        <table:table-row>
          <table:table-cell table:style-name="InputRequirements.A2" office:value-type="string">
            <text:p text:style-name="P178"/>
          </table:table-cell>
          <table:table-cell table:style-name="InputRequirements.B60" office:value-type="string">
            <text:p text:style-name="P178"/>
          </table:table-cell>
          <table:table-cell table:style-name="InputRequirements.C2" office:value-type="string">
            <text:p text:style-name="P181"/>
          </table:table-cell>
          <table:table-cell table:style-name="InputRequirements.D60" office:value-type="string">
            <text:p text:style-name="P181"/>
          </table:table-cell>
          <table:table-cell table:style-name="InputRequirements.E60" office:value-type="string">
            <text:p text:style-name="P181"/>
          </table:table-cell>
          <table:table-cell table:style-name="InputRequirements.F60" office:value-type="string">
            <text:p text:style-name="P181"/>
          </table:table-cell>
        </table:table-row>
        <table:table-row>
          <table:table-cell table:style-name="InputRequirements.A2" office:value-type="string">
            <text:p text:style-name="P183">COM1</text:p>
          </table:table-cell>
          <table:table-cell table:style-name="InputRequirements.B61" office:value-type="string">
            <text:p text:style-name="P178"/>
          </table:table-cell>
          <table:table-cell table:style-name="InputRequirements.C2" office:value-type="string">
            <text:p text:style-name="P181"/>
          </table:table-cell>
          <table:table-cell table:style-name="InputRequirements.D61" office:value-type="string">
            <text:p text:style-name="P181"/>
          </table:table-cell>
          <table:table-cell table:style-name="InputRequirements.E61" office:value-type="string">
            <text:p text:style-name="P181"/>
          </table:table-cell>
          <table:table-cell table:style-name="InputRequirements.F61" office:value-type="string">
            <text:p text:style-name="P181"/>
          </table:table-cell>
        </table:table-row>
        <table:table-row>
          <table:table-cell table:style-name="InputRequirements.A2" office:value-type="string">
            <text:p text:style-name="P183">Com1 – Swap</text:p>
          </table:table-cell>
          <table:table-cell table:style-name="InputRequirements.B62" office:value-type="string">
            <text:p text:style-name="P183">Push</text:p>
          </table:table-cell>
          <table:table-cell table:style-name="InputRequirements.C2" office:value-type="string">
            <text:p text:style-name="P179">1</text:p>
          </table:table-cell>
          <table:table-cell table:style-name="InputRequirements.D62" office:value-type="string">
            <text:p text:style-name="P179"/>
          </table:table-cell>
          <table:table-cell table:style-name="InputRequirements.E62" office:value-type="string">
            <text:p text:style-name="P179"/>
          </table:table-cell>
          <table:table-cell table:style-name="InputRequirements.F62" office:value-type="string">
            <text:p text:style-name="P180">A</text:p>
          </table:table-cell>
        </table:table-row>
        <table:table-row>
          <table:table-cell table:style-name="InputRequirements.A2" office:value-type="string">
            <text:p text:style-name="P183">Com1 – Tune</text:p>
          </table:table-cell>
          <table:table-cell table:style-name="InputRequirements.B63" office:value-type="string">
            <text:p text:style-name="P183">Rotary</text:p>
          </table:table-cell>
          <table:table-cell table:style-name="InputRequirements.C2" office:value-type="string">
            <text:p text:style-name="P179"/>
          </table:table-cell>
          <table:table-cell table:style-name="InputRequirements.D63" office:value-type="string">
            <text:p text:style-name="P179">2</text:p>
          </table:table-cell>
          <table:table-cell table:style-name="InputRequirements.E63" office:value-type="string">
            <text:p text:style-name="P179"/>
          </table:table-cell>
          <table:table-cell table:style-name="InputRequirements.F63" office:value-type="string">
            <text:p text:style-name="P180">A</text:p>
          </table:table-cell>
        </table:table-row>
        <table:table-row>
          <table:table-cell table:style-name="InputRequirements.A2" office:value-type="string">
            <text:p text:style-name="P183">Com1 - Volume</text:p>
          </table:table-cell>
          <table:table-cell table:style-name="InputRequirements.B64" office:value-type="string">
            <text:p text:style-name="P183">Potentiometer</text:p>
          </table:table-cell>
          <table:table-cell table:style-name="InputRequirements.C2" office:value-type="string">
            <text:p text:style-name="P181"/>
          </table:table-cell>
          <table:table-cell table:style-name="InputRequirements.D64" office:value-type="string">
            <text:p text:style-name="P181"/>
          </table:table-cell>
          <table:table-cell table:style-name="InputRequirements.E64" office:value-type="string">
            <text:p text:style-name="P179">1</text:p>
          </table:table-cell>
          <table:table-cell table:style-name="InputRequirements.F64" office:value-type="string">
            <text:p text:style-name="P180">A</text:p>
          </table:table-cell>
        </table:table-row>
        <table:table-row>
          <table:table-cell table:style-name="InputRequirements.A2" office:value-type="string">
            <text:p text:style-name="P178"/>
          </table:table-cell>
          <table:table-cell table:style-name="InputRequirements.B65" office:value-type="string">
            <text:p text:style-name="P178"/>
          </table:table-cell>
          <table:table-cell table:style-name="InputRequirements.C2" office:value-type="string">
            <text:p text:style-name="P181"/>
          </table:table-cell>
          <table:table-cell table:style-name="InputRequirements.D65" office:value-type="string">
            <text:p text:style-name="P181"/>
          </table:table-cell>
          <table:table-cell table:style-name="InputRequirements.E65" office:value-type="string">
            <text:p text:style-name="P181"/>
          </table:table-cell>
          <table:table-cell table:style-name="InputRequirements.F65" office:value-type="string">
            <text:p text:style-name="P181"/>
          </table:table-cell>
        </table:table-row>
        <table:table-row>
          <table:table-cell table:style-name="InputRequirements.A2" office:value-type="string">
            <text:p text:style-name="P183">COM2</text:p>
          </table:table-cell>
          <table:table-cell table:style-name="InputRequirements.B66" office:value-type="string">
            <text:p text:style-name="P178"/>
          </table:table-cell>
          <table:table-cell table:style-name="InputRequirements.C2" office:value-type="string">
            <text:p text:style-name="P181"/>
          </table:table-cell>
          <table:table-cell table:style-name="InputRequirements.D66" office:value-type="string">
            <text:p text:style-name="P181"/>
          </table:table-cell>
          <table:table-cell table:style-name="InputRequirements.E66" office:value-type="string">
            <text:p text:style-name="P181"/>
          </table:table-cell>
          <table:table-cell table:style-name="InputRequirements.F66" office:value-type="string">
            <text:p text:style-name="P181"/>
          </table:table-cell>
        </table:table-row>
        <table:table-row>
          <table:table-cell table:style-name="InputRequirements.A2" office:value-type="string">
            <text:p text:style-name="P183">Com2 – Swap</text:p>
          </table:table-cell>
          <table:table-cell table:style-name="InputRequirements.B67" office:value-type="string">
            <text:p text:style-name="P183">Push</text:p>
          </table:table-cell>
          <table:table-cell table:style-name="InputRequirements.C2" office:value-type="string">
            <text:p text:style-name="P179">1</text:p>
          </table:table-cell>
          <table:table-cell table:style-name="InputRequirements.D67" office:value-type="string">
            <text:p text:style-name="P179"/>
          </table:table-cell>
          <table:table-cell table:style-name="InputRequirements.E67" office:value-type="string">
            <text:p text:style-name="P181"/>
          </table:table-cell>
          <table:table-cell table:style-name="InputRequirements.F67" office:value-type="string">
            <text:p text:style-name="P180">A</text:p>
          </table:table-cell>
        </table:table-row>
        <table:table-row>
          <table:table-cell table:style-name="InputRequirements.A2" office:value-type="string">
            <text:p text:style-name="P183">Com2 – Tune</text:p>
          </table:table-cell>
          <table:table-cell table:style-name="InputRequirements.B68" office:value-type="string">
            <text:p text:style-name="P183">Rotary</text:p>
          </table:table-cell>
          <table:table-cell table:style-name="InputRequirements.C2" office:value-type="string">
            <text:p text:style-name="P179"/>
          </table:table-cell>
          <table:table-cell table:style-name="InputRequirements.D68" office:value-type="string">
            <text:p text:style-name="P179">2</text:p>
          </table:table-cell>
          <table:table-cell table:style-name="InputRequirements.E68" office:value-type="string">
            <text:p text:style-name="P181"/>
          </table:table-cell>
          <table:table-cell table:style-name="InputRequirements.F68" office:value-type="string">
            <text:p text:style-name="P180">A</text:p>
          </table:table-cell>
        </table:table-row>
        <table:table-row>
          <table:table-cell table:style-name="InputRequirements.A2" office:value-type="string">
            <text:p text:style-name="P183">Com2 - Volume</text:p>
          </table:table-cell>
          <table:table-cell table:style-name="InputRequirements.B69" office:value-type="string">
            <text:p text:style-name="P183">Potentiometer</text:p>
          </table:table-cell>
          <table:table-cell table:style-name="InputRequirements.C2" office:value-type="string">
            <text:p text:style-name="P181"/>
          </table:table-cell>
          <table:table-cell table:style-name="InputRequirements.D69" office:value-type="string">
            <text:p text:style-name="P181"/>
          </table:table-cell>
          <table:table-cell table:style-name="InputRequirements.E69" office:value-type="string">
            <text:p text:style-name="P179">1</text:p>
          </table:table-cell>
          <table:table-cell table:style-name="InputRequirements.F69" office:value-type="string">
            <text:p text:style-name="P180">A</text:p>
          </table:table-cell>
        </table:table-row>
        <table:table-row>
          <table:table-cell table:style-name="InputRequirements.A2" office:value-type="string">
            <text:p text:style-name="P178"/>
          </table:table-cell>
          <table:table-cell table:style-name="InputRequirements.B70" office:value-type="string">
            <text:p text:style-name="P178"/>
          </table:table-cell>
          <table:table-cell table:style-name="InputRequirements.C2" office:value-type="string">
            <text:p text:style-name="P181"/>
          </table:table-cell>
          <table:table-cell table:style-name="InputRequirements.D70" office:value-type="string">
            <text:p text:style-name="P181"/>
          </table:table-cell>
          <table:table-cell table:style-name="InputRequirements.E70" office:value-type="string">
            <text:p text:style-name="P181"/>
          </table:table-cell>
          <table:table-cell table:style-name="InputRequirements.F70" office:value-type="string">
            <text:p text:style-name="P181"/>
          </table:table-cell>
        </table:table-row>
        <table:table-row>
          <table:table-cell table:style-name="InputRequirements.A2" office:value-type="string">
            <text:p text:style-name="P178"/>
          </table:table-cell>
          <table:table-cell table:style-name="InputRequirements.B71" office:value-type="string">
            <text:p text:style-name="P184">Total Requirement</text:p>
          </table:table-cell>
          <table:table-cell table:style-name="InputRequirements.C71" table:formula="ooow:sum(&lt;C3:C69&gt;)" office:value-type="float" office:value="40">
            <text:p text:style-name="P185">40</text:p>
          </table:table-cell>
          <table:table-cell table:style-name="InputRequirements.D71" table:formula="ooow:sum(&lt;D2:D69&gt;)" office:value-type="float" office:value="32">
            <text:p text:style-name="P185">32</text:p>
          </table:table-cell>
          <table:table-cell table:style-name="InputRequirements.E71" table:formula="ooow:sum(&lt;E3:E69&gt;)" office:value-type="float" office:value="4">
            <text:p text:style-name="P179">4</text:p>
          </table:table-cell>
          <table:table-cell table:style-name="InputRequirements.F71">
            <text:p text:style-name="P179"/>
          </table:table-cell>
        </table:table-row>
        <table:table-row>
          <table:table-cell table:style-name="InputRequirements.A72" office:value-type="string">
            <text:p text:style-name="P178"/>
          </table:table-cell>
          <table:table-cell table:style-name="InputRequirements.B72" office:value-type="string">
            <text:p text:style-name="P178"/>
          </table:table-cell>
          <table:table-cell table:style-name="InputRequirements.C72" office:value-type="string">
            <text:p text:style-name="P181"/>
          </table:table-cell>
          <table:table-cell table:style-name="InputRequirements.D72" office:value-type="string">
            <text:p text:style-name="P181"/>
          </table:table-cell>
          <table:table-cell table:style-name="InputRequirements.E72" office:value-type="string">
            <text:p text:style-name="P181"/>
          </table:table-cell>
          <table:table-cell table:style-name="InputRequirements.F72" office:value-type="string">
            <text:p text:style-name="P181"/>
          </table:table-cell>
        </table:table-row>
      </table:table>
      <text:p text:style-name="P176"/>
      <text:p text:style-name="P175"/>
      <text:p text:style-name="P186">Based on a total requirement <text:span text:style-name="T67">two Megas or Dues will be needed as the Rotary inputs need to be directly assigned to a pin to benefit from using an Interrupt routine. <text:s/>The rotaries should ideally be all co-located </text:span><text:span text:style-name="T68">with the OLED </text:span><text:soft-page-break/><text:span text:style-name="T68">Multiplexors so immediate feedback is provided when adjust frequencies and auto-pilot values.</text:span></text:p>
      <text:p text:style-name="P186"/>
      <text:h text:style-name="Heading_20_3" text:outline-level="3"><text:bookmark-start text:name="__RefHeading___Toc7598_1347082975"/>Outputs<text:bookmark-end text:name="__RefHeading___Toc7598_1347082975"/></text:h>
      <text:p text:style-name="P18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88">Output</text:p>
            </table:table-cell>
            <table:table-cell table:style-name="Table15.A1" office:value-type="string">
              <text:p text:style-name="P188">Type</text:p>
            </table:table-cell>
            <table:table-cell table:style-name="Table15.A1" office:value-type="string">
              <text:p text:style-name="P189">OLED</text:p>
            </table:table-cell>
            <table:table-cell table:style-name="Table15.A1" office:value-type="string">
              <text:p text:style-name="P189">Caution LED</text:p>
            </table:table-cell>
            <table:table-cell table:style-name="Table15.A1" office:value-type="string">
              <text:p text:style-name="P190">Unique Caution</text:p>
            </table:table-cell>
            <table:table-cell table:style-name="Table15.F1" office:value-type="string">
              <text:p text:style-name="P189">LED</text:p>
            </table:table-cell>
          </table:table-row>
          <table:table-row>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2"/>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header-rows>
        <table:table-row>
          <table:table-cell table:style-name="Table15.A2" office:value-type="string">
            <text:p text:style-name="P191">Baro Pressure</text:p>
          </table:table-cell>
          <table:table-cell table:style-name="Table15.A2" office:value-type="string">
            <text:p text:style-name="P191">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3">IOAT</text:p>
          </table:table-cell>
          <table:table-cell table:style-name="Table15.A2" office:value-type="string">
            <text:p text:style-name="P193">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1">Nav 1 Distance</text:p>
          </table:table-cell>
          <table:table-cell table:style-name="Table15.A2" table:number-rows-spanned="2" office:value-type="string">
            <text:p text:style-name="P191">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4">Nav 2 Distance</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1">Com1</text:p>
          </table:table-cell>
          <table:table-cell table:style-name="Table15.A2" table:number-rows-spanned="2" office:value-type="string">
            <text:p text:style-name="P195">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1">Com<text:span text:style-name="T69">2</text:span></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P HDG</text:p>
          </table:table-cell>
          <table:table-cell table:style-name="Table15.A2" table:number-rows-spanned="5" office:value-type="string">
            <text:p text:style-name="P195">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P CRS</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P IAS</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P V/S</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P ALT</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DF-1</text:p>
          </table:table-cell>
          <table:table-cell table:style-name="Table15.A2" table:number-rows-spanned="2" office:value-type="string">
            <text:p text:style-name="P195">OLED</text:p>
          </table:table-cell>
          <table:table-cell table:style-name="Table15.A2" office:value-type="string">
            <text:p text:style-name="P192">1</text:p>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5">ADF-2</text:p>
          </table:table-cell>
          <table:covered-table-cell table:style-name="Table15.A2"/>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78"/>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3">Caution Panel</text:p>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89"/>
          </table:table-cell>
          <table:table-cell table:style-name="Table15.F2" office:value-type="string">
            <text:p text:style-name="P189"/>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89"/>
          </table:table-cell>
          <table:table-cell table:style-name="Table15.F2" office:value-type="string">
            <text:p text:style-name="P189"/>
          </table:table-cell>
        </table:table-row>
        <table:table-row>
          <table:table-cell table:style-name="Table15.A2" office:value-type="string">
            <text:p text:style-name="P193">Low Fuel</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
          </table:table-cell>
          <table:table-cell table:style-name="Table15.F2" office:value-type="string">
            <text:p text:style-name="P189"/>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89"/>
          </table:table-cell>
          <table:table-cell table:style-name="Table15.F2" office:value-type="string">
            <text:p text:style-name="P189"/>
          </table:table-cell>
        </table:table-row>
        <table:table-row>
          <table:table-cell table:style-name="Table15.A2" office:value-type="string">
            <text:p text:style-name="P193">Gen Fail</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Spare</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89"/>
          </table:table-cell>
          <table:table-cell table:style-name="Table15.F2" office:value-type="string">
            <text:p text:style-name="P189"/>
          </table:table-cell>
        </table:table-row>
        <table:table-row>
          <table:table-cell table:style-name="Table15.A2" office:value-type="string">
            <text:p text:style-name="P193">AF Fuel Filter</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Fuel Pum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Baggage Door</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T/R Chi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Engine Chi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ext:soft-page-break/>
        <table:table-row>
          <table:table-cell table:style-name="Table15.A2" office:value-type="string">
            <text:p text:style-name="P193">Trans Chi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Red Unknown</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Battery Tem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Trans Oil Press</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Trans Oil Temp</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Engine Out</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93">Rotor Low RPM</text:p>
          </table:table-cell>
          <table:table-cell table:style-name="Table15.A2" office:value-type="string">
            <text:p text:style-name="P188">LED?</text:p>
          </table:table-cell>
          <table:table-cell table:style-name="Table15.A2" office:value-type="string">
            <text:p text:style-name="P181"/>
          </table:table-cell>
          <table:table-cell table:style-name="Table15.A2" office:value-type="string">
            <text:p text:style-name="P189">1</text:p>
          </table:table-cell>
          <table:table-cell table:style-name="Table15.A2" office:value-type="string">
            <text:p text:style-name="P190">1</text:p>
          </table:table-cell>
          <table:table-cell table:style-name="Table15.F2" office:value-type="string">
            <text:p text:style-name="P189"/>
          </table:table-cell>
        </table:table-row>
        <table:table-row>
          <table:table-cell table:style-name="Table15.A2" office:value-type="string">
            <text:p text:style-name="P178"/>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93">Audio</text:p>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88">COM1</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COM2</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BOTH</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NAV1</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NAV2</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MKR</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DME</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ADR</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Marker Outter</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Marker Middle</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Marker Inner</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78"/>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88">Auto Pilot</text:p>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office:value-type="string">
            <text:p text:style-name="P188">CRS</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HDG</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IAS</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ALT</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APPR</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FD</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BC</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able:table-row>
          <table:table-cell table:style-name="Table15.A2" office:value-type="string">
            <text:p text:style-name="P188">ENGAGE</text:p>
          </table:table-cell>
          <table:table-cell table:style-name="Table15.A2" office:value-type="string">
            <text:p text:style-name="P188">LED</text:p>
          </table:table-cell>
          <table:table-cell table:style-name="Table15.A2" office:value-type="string">
            <text:p text:style-name="P189"/>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9">1</text:p>
          </table:table-cell>
        </table:table-row>
        <text:soft-page-break/>
        <table:table-row>
          <table:table-cell table:style-name="Table15.A2" office:value-type="string">
            <text:p text:style-name="P178"/>
          </table:table-cell>
          <table:table-cell table:style-name="Table15.A2" office:value-type="string">
            <text:p text:style-name="P178"/>
          </table:table-cell>
          <table:table-cell table:style-name="Table15.A2" office:value-type="string">
            <text:p text:style-name="P181"/>
          </table:table-cell>
          <table:table-cell table:style-name="Table15.A2" office:value-type="string">
            <text:p text:style-name="P181"/>
          </table:table-cell>
          <table:table-cell table:style-name="Table15.A2" office:value-type="string">
            <text:p text:style-name="P181"/>
          </table:table-cell>
          <table:table-cell table:style-name="Table15.F2" office:value-type="string">
            <text:p text:style-name="P181"/>
          </table:table-cell>
        </table:table-row>
        <table:table-row>
          <table:table-cell table:style-name="Table15.A2" table:number-columns-spanned="2" office:value-type="string">
            <text:p text:style-name="P196">Total Requirement</text:p>
          </table:table-cell>
          <table:covered-table-cell/>
          <table:table-cell table:style-name="Table15.C62" table:formula="ooow:sum(&lt;C3:C61&gt;)" office:value-type="float" office:value="6">
            <text:p text:style-name="P197">6</text:p>
          </table:table-cell>
          <table:table-cell table:style-name="Table15.C62" table:formula="ooow:sum(&lt;D3:D61&gt;)" office:value-type="float" office:value="20">
            <text:p text:style-name="P197">20</text:p>
          </table:table-cell>
          <table:table-cell table:style-name="Table15.C62" table:formula="ooow:sum(&lt;E3:E61&gt;)" office:value-type="float" office:value="15">
            <text:p text:style-name="P197">15</text:p>
          </table:table-cell>
          <table:table-cell table:style-name="Table15.F62" table:formula="ooow:sum(&lt;F3:F61&gt;)" office:value-type="float" office:value="19">
            <text:p text:style-name="P197">19</text:p>
          </table:table-cell>
        </table:table-row>
        <table:table-row>
          <table:table-cell table:style-name="Table15.A2" office:value-type="string">
            <text:p text:style-name="P178"/>
          </table:table-cell>
          <table:table-cell table:style-name="Table15.A2" office:value-type="string">
            <text:p text:style-name="P178"/>
          </table:table-cell>
          <table:table-cell table:style-name="Table15.C62">
            <text:p text:style-name="P197"/>
          </table:table-cell>
          <table:table-cell table:style-name="Table15.C62">
            <text:p text:style-name="P197"/>
          </table:table-cell>
          <table:table-cell table:style-name="Table15.C62">
            <text:p text:style-name="P197"/>
          </table:table-cell>
          <table:table-cell table:style-name="Table15.F62">
            <text:p text:style-name="P197"/>
          </table:table-cell>
        </table:table-row>
      </table:table>
      <text:p text:style-name="P187"/>
      <text:p text:style-name="P198"/>
      <text:p text:style-name="P199"><text:span text:style-name="T70">Based on this all displays can be driven off a single I2C Mu</text:span><text:span text:style-name="T71">ltiplexor</text:span><text:span text:style-name="T70">. <text:s/></text:span><text:span text:style-name="T71">Ordinary LEDs can be driven off a Max7219, the Caution LEDs are most likely going to need individual outputs – perhaps using the UN2003 that give </text:span><text:span text:style-name="T72">7 outputs is a small format and should tolerate a short across the collector and emitter. <text:s/></text:span><text:span text:style-name="T73">The OpenCockpits card uses </text:span>ULN2803 – <text:span text:style-name="T74">which has 8 outputs per chip so will consider using that.</text:span></text:p>
      <text:p text:style-name="P199"/>
      <text:p text:style-name="P200">Need to also look at driving Steppers for panel, potentially with G1000 insert.</text:p>
      <text:p text:style-name="P200"/>
      <table:table table:name="Table16" table:style-name="Table16">
        <table:table-column table:style-name="Table16.A" table:number-columns-repeated="3"/>
        <table:table-row>
          <table:table-cell table:style-name="Table16.A1" office:value-type="string">
            <text:p text:style-name="P201">Gauges</text:p>
          </table:table-cell>
          <table:table-cell table:style-name="Table16.A1" office:value-type="string">
            <text:p text:style-name="P201">No of Steppers</text:p>
          </table:table-cell>
          <table:table-cell table:style-name="Table16.C1" office:value-type="string">
            <text:p text:style-name="P202">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01">Airspeed</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VSI</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Rotor Turbine</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P201">Engine Oil</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P201">Torque</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P201">Transmission Oil</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P201">TOT</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Fuel Qty</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Gas Generator</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Generator Load Fuel Pressure</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P201">Artificial Horizon</text:p>
          </table:table-cell>
          <table:table-cell table:style-name="Table16.A2" office:value-type="string">
            <text:p text:style-name="P201">1</text:p>
          </table:table-cell>
          <table:table-cell table:style-name="Table16.C2" office:value-type="string">
            <text:p text:style-name="P202">1</text:p>
          </table:table-cell>
        </table:table-row>
        <table:table-row>
          <table:table-cell table:style-name="Table16.A2" office:value-type="string">
            <text:p text:style-name="P201">Altimeter</text:p>
          </table:table-cell>
          <table:table-cell table:style-name="Table16.A2" office:value-type="string">
            <text:p text:style-name="P201">1</text:p>
          </table:table-cell>
          <table:table-cell table:style-name="Table16.C2" office:value-type="string">
            <text:p text:style-name="Table_20_Contents"/>
          </table:table-cell>
        </table:table-row>
        <table:table-row>
          <table:table-cell table:style-name="Table16.A2" office:value-type="string">
            <text:p text:style-name="P201">Turn Slip</text:p>
          </table:table-cell>
          <table:table-cell table:style-name="Table16.A2" office:value-type="string">
            <text:p text:style-name="P201">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03">19</text:p>
          </table:table-cell>
          <table:table-cell table:style-name="Table16.C17" table:formula="ooow:sum(&lt;C2:C16&gt;)" office:value-type="float" office:value="1">
            <text:p text:style-name="P203">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00"/>
      <text:p text:style-name="P204">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199"/>
      <text:p text:style-name="P199"/>
      <text:p text:style-name="P205"/>
      <text:p text:style-name="P1"/>
      <text:p text:style-name="P206"><text:span text:style-name="T56">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75">e</text:span><text:span text:style-name="T56">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6">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75">n</text:span><text:span text:style-name="T56">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6">=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56">COM1</text:p>
          </table:table-cell>
          <table:table-cell table:style-name="Table11.A1" office:value-type="string">
            <text:p text:style-name="P156">034E</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COM1 Standby</text:p>
          </table:table-cell>
          <table:table-cell table:style-name="Table11.A1" office:value-type="string">
            <text:p text:style-name="P156">311A</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COM2</text:p>
          </table:table-cell>
          <table:table-cell table:style-name="Table11.A1" office:value-type="string">
            <text:p text:style-name="P156">3118</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COM2 Standby</text:p>
          </table:table-cell>
          <table:table-cell table:style-name="Table11.A1" office:value-type="string">
            <text:p text:style-name="P156">311C</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NAV1</text:p>
          </table:table-cell>
          <table:table-cell table:style-name="Table11.A1" office:value-type="string">
            <text:p text:style-name="P156">0350</text:p>
          </table:table-cell>
          <table:table-cell table:style-name="Table11.A1" office:value-type="string">
            <text:p text:style-name="P156"> 2</text:p>
          </table:table-cell>
          <table:table-cell table:style-name="Table11.A1" office:value-type="string">
            <text:p text:style-name="P156">BCD</text:p>
          </table:table-cell>
        </table:table-row>
        <table:table-row table:style-name="Table11.1">
          <table:table-cell table:style-name="Table11.A1" office:value-type="string">
            <text:p text:style-name="P156">NAV1 Standby</text:p>
          </table:table-cell>
          <table:table-cell table:style-name="Table11.A1" office:value-type="string">
            <text:p text:style-name="P156">311E</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NAV2</text:p>
          </table:table-cell>
          <table:table-cell table:style-name="Table11.A1" office:value-type="string">
            <text:p text:style-name="P156">0352</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56">NAV2 Standby</text:p>
          </table:table-cell>
          <table:table-cell table:style-name="Table11.A1" office:value-type="string">
            <text:p text:style-name="P156">3120</text:p>
          </table:table-cell>
          <table:table-cell table:style-name="Table11.A1" office:value-type="string">
            <text:p text:style-name="P156">2</text:p>
          </table:table-cell>
          <table:table-cell table:style-name="Table11.A1" office:value-type="string">
            <text:p text:style-name="P156">BCD</text:p>
          </table:table-cell>
        </table:table-row>
        <table:table-row table:style-name="Table11.1">
          <table:table-cell table:style-name="Table11.A1" office:value-type="string">
            <text:p text:style-name="P140"/>
          </table:table-cell>
          <table:table-cell table:style-name="Table11.A1" office:value-type="string">
            <text:p text:style-name="P140"/>
          </table:table-cell>
          <table:table-cell table:style-name="Table11.A1" office:value-type="string">
            <text:p text:style-name="P140"/>
          </table:table-cell>
          <table:table-cell table:style-name="Table11.A1" office:value-type="string">
            <text:p text:style-name="P140"/>
          </table:table-cell>
        </table:table-row>
      </table:table>
      <text:p text:style-name="P207"><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56">2-7</text:p>
          </table:table-cell>
          <table:table-cell table:style-name="Table12.A1" office:value-type="string">
            <text:p text:style-name="P156">Com1Tx</text:p>
          </table:table-cell>
        </table:table-row>
        <table:table-row table:style-name="Table12.1">
          <table:table-cell table:style-name="Table12.A1" office:value-type="string">
            <text:p text:style-name="P156">2-6</text:p>
          </table:table-cell>
          <table:table-cell table:style-name="Table12.A1" office:value-type="string">
            <text:p text:style-name="P156">Com2Tx</text:p>
          </table:table-cell>
        </table:table-row>
        <table:table-row table:style-name="Table12.1">
          <table:table-cell table:style-name="Table12.A1" office:value-type="string">
            <text:p text:style-name="P156">2-5</text:p>
          </table:table-cell>
          <table:table-cell table:style-name="Table12.A1" office:value-type="string">
            <text:p text:style-name="P156">Com RX Both</text:p>
          </table:table-cell>
        </table:table-row>
        <table:table-row table:style-name="Table12.1">
          <table:table-cell table:style-name="Table12.A1" office:value-type="string">
            <text:p text:style-name="P156">2-4</text:p>
          </table:table-cell>
          <table:table-cell table:style-name="Table12.A1" office:value-type="string">
            <text:p text:style-name="P156">Nav 1 Sound</text:p>
          </table:table-cell>
        </table:table-row>
        <table:table-row table:style-name="Table12.1">
          <table:table-cell table:style-name="Table12.A1" office:value-type="string">
            <text:p text:style-name="P156">2-3</text:p>
          </table:table-cell>
          <table:table-cell table:style-name="Table12.A1" office:value-type="string">
            <text:p text:style-name="P156">Nav 2 Sound</text:p>
          </table:table-cell>
        </table:table-row>
        <table:table-row table:style-name="Table12.1">
          <table:table-cell table:style-name="Table12.A1" office:value-type="string">
            <text:p text:style-name="P156">2-2</text:p>
          </table:table-cell>
          <table:table-cell table:style-name="Table12.A1" office:value-type="string">
            <text:p text:style-name="P156">Marker</text:p>
          </table:table-cell>
        </table:table-row>
        <table:table-row table:style-name="Table12.1">
          <table:table-cell table:style-name="Table12.A1" office:value-type="string">
            <text:p text:style-name="P156">2-1</text:p>
          </table:table-cell>
          <table:table-cell table:style-name="Table12.A1" office:value-type="string">
            <text:p text:style-name="P156">DMF</text:p>
          </table:table-cell>
        </table:table-row>
        <table:table-row table:style-name="Table12.1">
          <table:table-cell table:style-name="Table12.A1" office:value-type="string">
            <text:p text:style-name="P156">2-0</text:p>
          </table:table-cell>
          <table:table-cell table:style-name="Table12.A1" office:value-type="string">
            <text:p text:style-name="P156">ADF</text:p>
          </table:table-cell>
        </table:table-row>
      </table:table>
      <text:p text:style-name="P1"><text:span text:style-name="T56"><text:line-break/><text:line-break/><text:line-break/></text:span><text:soft-page-break/><text:span text:style-name="T56"><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6">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76">X</text:span><text:span text:style-name="T56">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07"/>
      <text:p text:style-name="P207"/>
      <table:table table:name="Table13" table:style-name="Table13">
        <table:table-column table:style-name="Table13.A"/>
        <table:table-column table:style-name="Table13.B"/>
        <table:table-row table:style-name="Table13.1">
          <table:table-cell table:style-name="Table13.A1" office:value-type="string">
            <text:p text:style-name="P156">COM1</text:p>
          </table:table-cell>
          <table:table-cell table:style-name="Table13.A1" office:value-type="string">
            <text:p text:style-name="P156">66463</text:p>
          </table:table-cell>
        </table:table-row>
        <table:table-row table:style-name="Table13.1">
          <table:table-cell table:style-name="Table13.A1" office:value-type="string">
            <text:p text:style-name="P156">COM2</text:p>
          </table:table-cell>
          <table:table-cell table:style-name="Table13.A1" office:value-type="string">
            <text:p text:style-name="P156">66464</text:p>
          </table:table-cell>
        </table:table-row>
        <table:table-row table:style-name="Table13.1">
          <table:table-cell table:style-name="Table13.A1" office:value-type="string">
            <text:p text:style-name="P156">Both</text:p>
          </table:table-cell>
          <table:table-cell table:style-name="Table13.A1" office:value-type="string">
            <text:p text:style-name="P156">66465</text:p>
          </table:table-cell>
        </table:table-row>
        <table:table-row table:style-name="Table13.1">
          <table:table-cell table:style-name="Table13.A1" office:value-type="string">
            <text:p text:style-name="P156">Nav1</text:p>
          </table:table-cell>
          <table:table-cell table:style-name="Table13.A1" office:value-type="string">
            <text:p text:style-name="P156">65842</text:p>
          </table:table-cell>
        </table:table-row>
        <text:soft-page-break/>
        <table:table-row table:style-name="Table13.1">
          <table:table-cell table:style-name="Table13.A1" office:value-type="string">
            <text:p text:style-name="P156">Nav2</text:p>
          </table:table-cell>
          <table:table-cell table:style-name="Table13.A1" office:value-type="string">
            <text:p text:style-name="P156">65843</text:p>
          </table:table-cell>
        </table:table-row>
        <table:table-row table:style-name="Table13.1">
          <table:table-cell table:style-name="Table13.A1" office:value-type="string">
            <text:p text:style-name="P156">Marker</text:p>
          </table:table-cell>
          <table:table-cell table:style-name="Table13.A1" office:value-type="string">
            <text:p text:style-name="P156">66477</text:p>
          </table:table-cell>
        </table:table-row>
        <table:table-row table:style-name="Table13.1">
          <table:table-cell table:style-name="Table13.A1" office:value-type="string">
            <text:p text:style-name="P156">DME1</text:p>
          </table:table-cell>
          <table:table-cell table:style-name="Table13.A1" office:value-type="string">
            <text:p text:style-name="P156">65844</text:p>
          </table:table-cell>
        </table:table-row>
        <table:table-row table:style-name="Table13.1">
          <table:table-cell table:style-name="Table13.A1" office:value-type="string">
            <text:p text:style-name="P156">ADF</text:p>
          </table:table-cell>
          <table:table-cell table:style-name="Table13.A1" office:value-type="string">
            <text:p text:style-name="P156">65846</text:p>
          </table:table-cell>
        </table:table-row>
      </table:table>
      <text:p text:style-name="P207"><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207"/>
      <text:p text:style-name="P208">Switch/Rotary Mappings</text:p>
      <text:p text:style-name="P20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56">Front Panel</text:p>
          </table:table-cell>
          <table:table-cell table:style-name="Table14.A1" office:value-type="string">
            <text:p text:style-name="P156">Joystick</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F = FSUIPC starts 0</text:p>
            <text:p text:style-name="P156">L = Linda starts 1</text:p>
            <text:p text:style-name="P156">First Param Press, Second Param Release</text:p>
          </table:table-cell>
        </table:table-row>
        <table:table-row table:style-name="Table14.1">
          <table:table-cell table:style-name="Table14.A1" office:value-type="string">
            <text:p text:style-name="P156">Caution Light Test</text:p>
          </table:table-cell>
          <table:table-cell table:style-name="Table14.A1" office:value-type="string">
            <text:p text:style-name="P156">None</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Warning Horn Mute</text:p>
          </table:table-cell>
          <table:table-cell table:style-name="Table14.A1" office:value-type="string">
            <text:p text:style-name="P156">1/23</text:p>
          </table:table-cell>
          <table:table-cell table:style-name="Table14.A1" office:value-type="string">
            <text:p text:style-name="P156">F</text:p>
          </table:table-cell>
          <table:table-cell table:style-name="Table14.A1" office:value-type="string">
            <text:p text:style-name="P156">Toggle Tailwheel Lock /0</text:p>
          </table:table-cell>
        </table:table-row>
        <table:table-row table:style-name="Table14.1">
          <table:table-cell table:style-name="Table14.A1" office:value-type="string">
            <text:p text:style-name="P156">TOT LT Test</text:p>
          </table:table-cell>
          <table:table-cell table:style-name="Table14.A1" office:value-type="string">
            <text:p text:style-name="P156">1/22?</text:p>
          </table:table-cell>
          <table:table-cell table:style-name="Table14.A1" office:value-type="string">
            <text:p text:style-name="P156">F</text:p>
          </table:table-cell>
          <table:table-cell table:style-name="Table14.A1" office:value-type="string">
            <text:p text:style-name="P156">DODOSIM – Tot Test /1 /0</text:p>
          </table:table-cell>
        </table:table-row>
        <table:table-row table:style-name="Table14.1">
          <table:table-cell table:style-name="Table14.A1" office:value-type="string">
            <text:p text:style-name="P156">Altimeter Inc</text:p>
          </table:table-cell>
          <table:table-cell table:style-name="Table14.A1" office:value-type="string">
            <text:p text:style-name="P156">1/7</text:p>
          </table:table-cell>
          <table:table-cell table:style-name="Table14.A1" office:value-type="string">
            <text:p text:style-name="P156">F</text:p>
          </table:table-cell>
          <table:table-cell table:style-name="Table14.A1" office:value-type="string">
            <text:p text:style-name="P156">Kohlsman Inc</text:p>
          </table:table-cell>
        </table:table-row>
        <table:table-row table:style-name="Table14.1">
          <table:table-cell table:style-name="Table14.A1" office:value-type="string">
            <text:p text:style-name="P156">Altimeter Dec</text:p>
          </table:table-cell>
          <table:table-cell table:style-name="Table14.A1" office:value-type="string">
            <text:p text:style-name="P156">1/6</text:p>
          </table:table-cell>
          <table:table-cell table:style-name="Table14.A1" office:value-type="string">
            <text:p text:style-name="P156">F</text:p>
          </table:table-cell>
          <table:table-cell table:style-name="Table14.A1" office:value-type="string">
            <text:p text:style-name="P156">Kohlsman Dec</text:p>
          </table:table-cell>
        </table:table-row>
        <table:table-row table:style-name="Table14.1">
          <table:table-cell table:style-name="Table14.A1" office:value-type="string">
            <text:p text:style-name="P156">VOR1 Left Inc</text:p>
          </table:table-cell>
          <table:table-cell table:style-name="Table14.A1" office:value-type="string">
            <text:p text:style-name="P156">1/0</text:p>
          </table:table-cell>
          <table:table-cell table:style-name="Table14.A1" office:value-type="string">
            <text:p text:style-name="P156">F</text:p>
          </table:table-cell>
          <table:table-cell table:style-name="Table14.A1" office:value-type="string">
            <text:p text:style-name="P156">VOR 1 Obi Inc Fast</text:p>
          </table:table-cell>
        </table:table-row>
        <table:table-row table:style-name="Table14.1">
          <table:table-cell table:style-name="Table14.A1" office:value-type="string">
            <text:p text:style-name="P156">VOR1 Left DEc</text:p>
          </table:table-cell>
          <table:table-cell table:style-name="Table14.A1" office:value-type="string">
            <text:p text:style-name="P156">1/1</text:p>
          </table:table-cell>
          <table:table-cell table:style-name="Table14.A1" office:value-type="string">
            <text:p text:style-name="P156">F</text:p>
          </table:table-cell>
          <table:table-cell table:style-name="Table14.A1" office:value-type="string">
            <text:p text:style-name="P156">VOR 1 Obi Dec Fast</text:p>
          </table:table-cell>
        </table:table-row>
        <table:table-row table:style-name="Table14.1">
          <table:table-cell table:style-name="Table14.A1" office:value-type="string">
            <text:p text:style-name="P156">VOR1 Right Inc</text:p>
          </table:table-cell>
          <table:table-cell table:style-name="Table14.A1" office:value-type="string">
            <text:p text:style-name="P156">1/8</text:p>
          </table:table-cell>
          <table:table-cell table:style-name="Table14.A1" office:value-type="string">
            <text:p text:style-name="P156">F</text:p>
          </table:table-cell>
          <table:table-cell table:style-name="Table14.A1" office:value-type="string">
            <text:p text:style-name="P156">Heading Bug Inc Fast</text:p>
          </table:table-cell>
        </table:table-row>
        <table:table-row table:style-name="Table14.1">
          <table:table-cell table:style-name="Table14.A1" office:value-type="string">
            <text:p text:style-name="P156">VOR1 Right Dec</text:p>
          </table:table-cell>
          <table:table-cell table:style-name="Table14.A1" office:value-type="string">
            <text:p text:style-name="P156">1/9</text:p>
          </table:table-cell>
          <table:table-cell table:style-name="Table14.A1" office:value-type="string">
            <text:p text:style-name="P156">F</text:p>
          </table:table-cell>
          <table:table-cell table:style-name="Table14.A1" office:value-type="string">
            <text:p text:style-name="P156">Heading Bug Dec Fast</text:p>
          </table:table-cell>
        </table:table-row>
        <table:table-row table:style-name="Table14.1">
          <table:table-cell table:style-name="Table14.A1" office:value-type="string">
            <text:p text:style-name="P156">Nav/GPS</text:p>
          </table:table-cell>
          <table:table-cell table:style-name="Table14.A1" office:value-type="string">
            <text:p text:style-name="P156">1/11</text:p>
          </table:table-cell>
          <table:table-cell table:style-name="Table14.A1" office:value-type="string">
            <text:p text:style-name="P156">F</text:p>
          </table:table-cell>
          <table:table-cell table:style-name="Table14.A1" office:value-type="string">
            <text:p text:style-name="P156">DODOSIM – GPS Drives NAV 1 /0 /1</text:p>
          </table:table-cell>
        </table:table-row>
        <table:table-row table:style-name="Table14.1">
          <table:table-cell table:style-name="Table14.A1" office:value-type="string">
            <text:p text:style-name="P156">Gyro Inc</text:p>
          </table:table-cell>
          <table:table-cell table:style-name="Table14.A1" office:value-type="string">
            <text:p text:style-name="P156">1/4</text:p>
          </table:table-cell>
          <table:table-cell table:style-name="Table14.A1" office:value-type="string">
            <text:p text:style-name="P156">F</text:p>
          </table:table-cell>
          <table:table-cell table:style-name="Table14.A1" office:value-type="string">
            <text:p text:style-name="P156">Gyro Drift Inc</text:p>
          </table:table-cell>
        </table:table-row>
        <table:table-row table:style-name="Table14.1">
          <table:table-cell table:style-name="Table14.A1" office:value-type="string">
            <text:p text:style-name="P156">Gyro Dec</text:p>
          </table:table-cell>
          <table:table-cell table:style-name="Table14.A1" office:value-type="string">
            <text:p text:style-name="P156">1/5</text:p>
          </table:table-cell>
          <table:table-cell table:style-name="Table14.A1" office:value-type="string">
            <text:p text:style-name="P156">F</text:p>
          </table:table-cell>
          <table:table-cell table:style-name="Table14.A1" office:value-type="string">
            <text:p text:style-name="P156">Gyro Drift Dec</text:p>
          </table:table-cell>
        </table:table-row>
        <table:table-row table:style-name="Table14.1">
          <table:table-cell table:style-name="Table14.A1" office:value-type="string">
            <text:p text:style-name="P156">VOR2 OBS Inc</text:p>
          </table:table-cell>
          <table:table-cell table:style-name="Table14.A1" office:value-type="string">
            <text:p text:style-name="P156">1/2</text:p>
          </table:table-cell>
          <table:table-cell table:style-name="Table14.A1" office:value-type="string">
            <text:p text:style-name="P156">F</text:p>
          </table:table-cell>
          <table:table-cell table:style-name="Table14.A1" office:value-type="string">
            <text:p text:style-name="P156">VOR 2 Obi Fast Inc</text:p>
          </table:table-cell>
        </table:table-row>
        <table:table-row table:style-name="Table14.1">
          <table:table-cell table:style-name="Table14.A1" office:value-type="string">
            <text:p text:style-name="P156">VOR2 OBS Dec</text:p>
          </table:table-cell>
          <table:table-cell table:style-name="Table14.A1" office:value-type="string">
            <text:p text:style-name="P156">1/3</text:p>
          </table:table-cell>
          <table:table-cell table:style-name="Table14.A1" office:value-type="string">
            <text:p text:style-name="P156">F</text:p>
          </table:table-cell>
          <table:table-cell table:style-name="Table14.A1" office:value-type="string">
            <text:p text:style-name="P156">VOR 2 Obi Fast Dec</text:p>
          </table:table-cell>
        </table:table-row>
        <table:table-row table:style-name="Table14.1">
          <table:table-cell table:style-name="Table14.A1" office:value-type="string">
            <text:p text:style-name="P156">Fuel Valve Open</text:p>
          </table:table-cell>
          <table:table-cell table:style-name="Table14.A1" office:value-type="string">
            <text:p text:style-name="P156">1/10</text:p>
          </table:table-cell>
          <table:table-cell table:style-name="Table14.A1" office:value-type="string">
            <text:p text:style-name="P156">F</text:p>
          </table:table-cell>
          <table:table-cell table:style-name="Table14.A1" office:value-type="string">
            <text:p text:style-name="P156">DODOSIM – Fuel Valve Set /1</text:p>
          </table:table-cell>
        </table:table-row>
        <table:table-row table:style-name="Table14.1">
          <table:table-cell table:style-name="Table14.A1" office:value-type="string">
            <text:p text:style-name="P156">Fuel Valve Close</text:p>
          </table:table-cell>
          <table:table-cell table:style-name="Table14.A1" office:value-type="string">
            <text:p text:style-name="P156">1/10</text:p>
          </table:table-cell>
          <table:table-cell table:style-name="Table14.A1" office:value-type="string">
            <text:p text:style-name="P156">F</text:p>
          </table:table-cell>
          <table:table-cell table:style-name="Table14.A1" office:value-type="string">
            <text:p text:style-name="P156">DODOSIM – Fuel Valve Set /1</text:p>
          </table:table-cell>
        </table:table-row>
        <table:table-row table:style-name="Table14.1">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Audio</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COM 1</text:p>
          </table:table-cell>
          <table:table-cell table:style-name="Table14.A1" office:value-type="string">
            <text:p text:style-name="P156">3/22</text:p>
          </table:table-cell>
          <table:table-cell table:style-name="Table14.A1" office:value-type="string">
            <text:p text:style-name="P156">L</text:p>
          </table:table-cell>
          <table:table-cell table:style-name="Table14.A1" office:value-type="string">
            <text:p text:style-name="P156">66463</text:p>
          </table:table-cell>
        </table:table-row>
        <table:table-row table:style-name="Table14.1">
          <table:table-cell table:style-name="Table14.A1" office:value-type="string">
            <text:p text:style-name="P156">COM 2</text:p>
          </table:table-cell>
          <table:table-cell table:style-name="Table14.A1" office:value-type="string">
            <text:p text:style-name="P156">3/21</text:p>
          </table:table-cell>
          <table:table-cell table:style-name="Table14.A1" office:value-type="string">
            <text:p text:style-name="P156">L</text:p>
          </table:table-cell>
          <table:table-cell table:style-name="Table14.A1" office:value-type="string">
            <text:p text:style-name="P156">66464</text:p>
          </table:table-cell>
        </table:table-row>
        <table:table-row table:style-name="Table14.1">
          <table:table-cell table:style-name="Table14.A1" office:value-type="string">
            <text:p text:style-name="P156">BOTH</text:p>
          </table:table-cell>
          <table:table-cell table:style-name="Table14.A1" office:value-type="string">
            <text:p text:style-name="P156">3/4</text:p>
          </table:table-cell>
          <table:table-cell table:style-name="Table14.A1" office:value-type="string">
            <text:p text:style-name="P156">L</text:p>
          </table:table-cell>
          <table:table-cell table:style-name="Table14.A1" office:value-type="string">
            <text:p text:style-name="P156">66465</text:p>
          </table:table-cell>
        </table:table-row>
        <table:table-row table:style-name="Table14.1">
          <table:table-cell table:style-name="Table14.A1" office:value-type="string">
            <text:p text:style-name="P156">Nav 1</text:p>
          </table:table-cell>
          <table:table-cell table:style-name="Table14.A1" office:value-type="string">
            <text:p text:style-name="P156">3/38</text:p>
          </table:table-cell>
          <table:table-cell table:style-name="Table14.A1" office:value-type="string">
            <text:p text:style-name="P156">L</text:p>
          </table:table-cell>
          <table:table-cell table:style-name="Table14.A1" office:value-type="string">
            <text:p text:style-name="P156">65842</text:p>
          </table:table-cell>
        </table:table-row>
        <table:table-row table:style-name="Table14.1">
          <table:table-cell table:style-name="Table14.A1" office:value-type="string">
            <text:p text:style-name="P156">Nav 2</text:p>
          </table:table-cell>
          <table:table-cell table:style-name="Table14.A1" office:value-type="string">
            <text:p text:style-name="P156">3/5</text:p>
          </table:table-cell>
          <table:table-cell table:style-name="Table14.A1" office:value-type="string">
            <text:p text:style-name="P156">L</text:p>
          </table:table-cell>
          <table:table-cell table:style-name="Table14.A1" office:value-type="string">
            <text:p text:style-name="P156">65843</text:p>
          </table:table-cell>
        </table:table-row>
        <table:table-row table:style-name="Table14.1">
          <table:table-cell table:style-name="Table14.A1" office:value-type="string">
            <text:p text:style-name="P156">MKR</text:p>
          </table:table-cell>
          <table:table-cell table:style-name="Table14.A1" office:value-type="string">
            <text:p text:style-name="P156">3/7</text:p>
          </table:table-cell>
          <table:table-cell table:style-name="Table14.A1" office:value-type="string">
            <text:p text:style-name="P156">L</text:p>
          </table:table-cell>
          <table:table-cell table:style-name="Table14.A1" office:value-type="string">
            <text:p text:style-name="P156">66477</text:p>
          </table:table-cell>
        </table:table-row>
        <table:table-row table:style-name="Table14.1">
          <table:table-cell table:style-name="Table14.A1" office:value-type="string">
            <text:p text:style-name="P156">DME</text:p>
          </table:table-cell>
          <table:table-cell table:style-name="Table14.A1" office:value-type="string">
            <text:p text:style-name="P156">3/20</text:p>
          </table:table-cell>
          <table:table-cell table:style-name="Table14.A1" office:value-type="string">
            <text:p text:style-name="P156">L</text:p>
          </table:table-cell>
          <table:table-cell table:style-name="Table14.A1" office:value-type="string">
            <text:p text:style-name="P156">65844</text:p>
          </table:table-cell>
        </table:table-row>
        <table:table-row table:style-name="Table14.1">
          <table:table-cell table:style-name="Table14.A1" office:value-type="string">
            <text:p text:style-name="P156">ADF</text:p>
          </table:table-cell>
          <table:table-cell table:style-name="Table14.A1" office:value-type="string">
            <text:p text:style-name="P156">3/36</text:p>
          </table:table-cell>
          <table:table-cell table:style-name="Table14.A1" office:value-type="string">
            <text:p text:style-name="P156">L</text:p>
          </table:table-cell>
          <table:table-cell table:style-name="Table14.A1" office:value-type="string">
            <text:p text:style-name="P156">65846</text:p>
          </table:table-cell>
        </table:table-row>
        <table:table-row table:style-name="Table14.1">
          <table:table-cell table:style-name="Table14.A1" office:value-type="string">
            <text:p text:style-name="P156">COM 1 Swap</text:p>
          </table:table-cell>
          <table:table-cell table:style-name="Table14.A1" office:value-type="string">
            <text:p text:style-name="P156">3/66</text:p>
          </table:table-cell>
          <table:table-cell table:style-name="Table14.A1" office:value-type="string">
            <text:p text:style-name="P156">L</text:p>
          </table:table-cell>
          <table:table-cell table:style-name="Table14.A1" office:value-type="string">
            <text:p text:style-name="P156">66372 – errs 3/97</text:p>
          </table:table-cell>
        </table:table-row>
        <table:table-row table:style-name="Table14.1">
          <table:table-cell table:style-name="Table14.A1" office:value-type="string">
            <text:p text:style-name="P156">COM 2 Swap</text:p>
          </table:table-cell>
          <table:table-cell table:style-name="Table14.A1" office:value-type="string">
            <text:p text:style-name="P156">3/65</text:p>
          </table:table-cell>
          <table:table-cell table:style-name="Table14.A1" office:value-type="string">
            <text:p text:style-name="P156">L</text:p>
          </table:table-cell>
          <table:table-cell table:style-name="Table14.A1" office:value-type="string">
            <text:p text:style-name="P156">FSX: COM2 Radio Swap 0 errs 3/37</text:p>
          </table:table-cell>
        </table:table-row>
        <table:table-row table:style-name="Table14.1">
          <table:table-cell table:style-name="Table14.A1" office:value-type="string">
            <text:p text:style-name="P156">COM 1 Major Inc</text:p>
          </table:table-cell>
          <table:table-cell table:style-name="Table14.A1" office:value-type="string">
            <text:p text:style-name="P156">4/1</text:p>
          </table:table-cell>
          <table:table-cell table:style-name="Table14.A1" office:value-type="string">
            <text:p text:style-name="P156">L</text:p>
          </table:table-cell>
          <table:table-cell table:style-name="Table14.A1" office:value-type="string">
            <text:p text:style-name="P156">65637</text:p>
          </table:table-cell>
        </table:table-row>
        <table:table-row table:style-name="Table14.1">
          <table:table-cell table:style-name="Table14.A1" office:value-type="string">
            <text:p text:style-name="P156">COM 1 Major Dec</text:p>
          </table:table-cell>
          <table:table-cell table:style-name="Table14.A1" office:value-type="string">
            <text:p text:style-name="P156">4/2</text:p>
          </table:table-cell>
          <table:table-cell table:style-name="Table14.A1" office:value-type="string">
            <text:p text:style-name="P156">L</text:p>
          </table:table-cell>
          <table:table-cell table:style-name="Table14.A1" office:value-type="string">
            <text:p text:style-name="P156">65636</text:p>
          </table:table-cell>
        </table:table-row>
        <table:table-row table:style-name="Table14.1">
          <table:table-cell table:style-name="Table14.A1" office:value-type="string">
            <text:p text:style-name="P156">COM 1 Minor Inc</text:p>
          </table:table-cell>
          <table:table-cell table:style-name="Table14.A1" office:value-type="string">
            <text:p text:style-name="P156">4/8</text:p>
          </table:table-cell>
          <table:table-cell table:style-name="Table14.A1" office:value-type="string">
            <text:p text:style-name="P156">L</text:p>
          </table:table-cell>
          <table:table-cell table:style-name="Table14.A1" office:value-type="string">
            <text:p text:style-name="P156">65639</text:p>
          </table:table-cell>
        </table:table-row>
        <table:table-row table:style-name="Table14.1">
          <table:table-cell table:style-name="Table14.A1" office:value-type="string">
            <text:p text:style-name="P156">COM 1 Minor Dec</text:p>
          </table:table-cell>
          <table:table-cell table:style-name="Table14.A1" office:value-type="string">
            <text:p text:style-name="P156">4/7</text:p>
          </table:table-cell>
          <table:table-cell table:style-name="Table14.A1" office:value-type="string">
            <text:p text:style-name="P156">L</text:p>
          </table:table-cell>
          <table:table-cell table:style-name="Table14.A1" office:value-type="string">
            <text:p text:style-name="P156">65638</text:p>
          </table:table-cell>
        </table:table-row>
        <table:table-row table:style-name="Table14.1">
          <table:table-cell table:style-name="Table14.A1" office:value-type="string">
            <text:p text:style-name="P156">COM 2 Major Inc</text:p>
          </table:table-cell>
          <table:table-cell table:style-name="Table14.A1" office:value-type="string">
            <text:p text:style-name="P156">4/19</text:p>
          </table:table-cell>
          <table:table-cell table:style-name="Table14.A1" office:value-type="string">
            <text:p text:style-name="P156">L</text:p>
          </table:table-cell>
          <table:table-cell table:style-name="Table14.A1" office:value-type="string">
            <text:p text:style-name="P156">66437</text:p>
          </table:table-cell>
        </table:table-row>
        <table:table-row table:style-name="Table14.1">
          <table:table-cell table:style-name="Table14.A1" office:value-type="string">
            <text:p text:style-name="P156">COM 2 Major Dec</text:p>
          </table:table-cell>
          <table:table-cell table:style-name="Table14.A1" office:value-type="string">
            <text:p text:style-name="P156">4/20</text:p>
          </table:table-cell>
          <table:table-cell table:style-name="Table14.A1" office:value-type="string">
            <text:p text:style-name="P156">L</text:p>
          </table:table-cell>
          <table:table-cell table:style-name="Table14.A1" office:value-type="string">
            <text:p text:style-name="P156">66436</text:p>
          </table:table-cell>
        </table:table-row>
        <table:table-row table:style-name="Table14.1">
          <table:table-cell table:style-name="Table14.A1" office:value-type="string">
            <text:p text:style-name="P156">COM 2 Minor Inc</text:p>
          </table:table-cell>
          <table:table-cell table:style-name="Table14.A1" office:value-type="string">
            <text:p text:style-name="P156">4/22</text:p>
          </table:table-cell>
          <table:table-cell table:style-name="Table14.A1" office:value-type="string">
            <text:p text:style-name="P156">L</text:p>
          </table:table-cell>
          <table:table-cell table:style-name="Table14.A1" office:value-type="string">
            <text:p text:style-name="P156">66440</text:p>
          </table:table-cell>
        </table:table-row>
        <table:table-row table:style-name="Table14.1">
          <table:table-cell table:style-name="Table14.A1" office:value-type="string">
            <text:p text:style-name="P156">COM 2 Minor Dec</text:p>
          </table:table-cell>
          <table:table-cell table:style-name="Table14.A1" office:value-type="string">
            <text:p text:style-name="P156">4/21</text:p>
          </table:table-cell>
          <table:table-cell table:style-name="Table14.A1" office:value-type="string">
            <text:p text:style-name="P156">L</text:p>
          </table:table-cell>
          <table:table-cell table:style-name="Table14.A1" office:value-type="string">
            <text:p text:style-name="P156">66438</text:p>
          </table:table-cell>
        </table:table-row>
        <table:table-row table:style-name="Table14.1">
          <table:table-cell table:style-name="Table14.A1" office:value-type="string">
            <text:p text:style-name="P156">Nav 1 Swap</text:p>
          </table:table-cell>
          <table:table-cell table:style-name="Table14.A1" office:value-type="string">
            <text:p text:style-name="P156">4/67</text:p>
          </table:table-cell>
          <table:table-cell table:style-name="Table14.A1" office:value-type="string">
            <text:p text:style-name="P156">L</text:p>
          </table:table-cell>
          <table:table-cell table:style-name="Table14.A1" office:value-type="string">
            <text:p text:style-name="P156">FSX NAV 1 Radio Swap err 4/51</text:p>
          </table:table-cell>
        </table:table-row>
        <table:table-row table:style-name="Table14.1">
          <table:table-cell table:style-name="Table14.A1" office:value-type="string">
            <text:p text:style-name="P156">Nav 2 Swap</text:p>
          </table:table-cell>
          <table:table-cell table:style-name="Table14.A1" office:value-type="string">
            <text:p text:style-name="P156">4/52</text:p>
          </table:table-cell>
          <table:table-cell table:style-name="Table14.A1" office:value-type="string">
            <text:p text:style-name="P156">L</text:p>
          </table:table-cell>
          <table:table-cell table:style-name="Table14.A1" office:value-type="string">
            <text:p text:style-name="P156">FSX NAV 2 Radio Swap</text:p>
          </table:table-cell>
        </table:table-row>
        <table:table-row table:style-name="Table14.1">
          <table:table-cell table:style-name="Table14.A1" office:value-type="string">
            <text:p text:style-name="P156">Nav 1 Major Inc</text:p>
          </table:table-cell>
          <table:table-cell table:style-name="Table14.A1" office:value-type="string">
            <text:p text:style-name="P156">4/16</text:p>
          </table:table-cell>
          <table:table-cell table:style-name="Table14.A1" office:value-type="string">
            <text:p text:style-name="P156">L</text:p>
          </table:table-cell>
          <table:table-cell table:style-name="Table14.A1" office:value-type="string">
            <text:p text:style-name="P156">65641</text:p>
          </table:table-cell>
        </table:table-row>
        <table:table-row table:style-name="Table14.1">
          <table:table-cell table:style-name="Table14.A1" office:value-type="string">
            <text:p text:style-name="P156">Nav 1 Major Dec</text:p>
          </table:table-cell>
          <table:table-cell table:style-name="Table14.A1" office:value-type="string">
            <text:p text:style-name="P156">4/15</text:p>
          </table:table-cell>
          <table:table-cell table:style-name="Table14.A1" office:value-type="string">
            <text:p text:style-name="P156">L</text:p>
          </table:table-cell>
          <table:table-cell table:style-name="Table14.A1" office:value-type="string">
            <text:p text:style-name="P156">65640</text:p>
          </table:table-cell>
        </table:table-row>
        <table:table-row table:style-name="Table14.1">
          <table:table-cell table:style-name="Table14.A1" office:value-type="string">
            <text:p text:style-name="P156">Nav 1 Minor Inc</text:p>
          </table:table-cell>
          <table:table-cell table:style-name="Table14.A1" office:value-type="string">
            <text:p text:style-name="P156">4/14</text:p>
          </table:table-cell>
          <table:table-cell table:style-name="Table14.A1" office:value-type="string">
            <text:p text:style-name="P156">L</text:p>
          </table:table-cell>
          <table:table-cell table:style-name="Table14.A1" office:value-type="string">
            <text:p text:style-name="P156">65643</text:p>
          </table:table-cell>
        </table:table-row>
        <table:table-row table:style-name="Table14.1">
          <table:table-cell table:style-name="Table14.A1" office:value-type="string">
            <text:p text:style-name="P156">Nav 1 Minor Dec</text:p>
          </table:table-cell>
          <table:table-cell table:style-name="Table14.A1" office:value-type="string">
            <text:p text:style-name="P156">4/13</text:p>
          </table:table-cell>
          <table:table-cell table:style-name="Table14.A1" office:value-type="string">
            <text:p text:style-name="P156">L</text:p>
          </table:table-cell>
          <table:table-cell table:style-name="Table14.A1" office:value-type="string">
            <text:p text:style-name="P156">65642</text:p>
          </table:table-cell>
        </table:table-row>
        <text:soft-page-break/>
        <table:table-row table:style-name="Table14.1">
          <table:table-cell table:style-name="Table14.A1" office:value-type="string">
            <text:p text:style-name="P156">Nav 2 Major Inc</text:p>
          </table:table-cell>
          <table:table-cell table:style-name="Table14.A1" office:value-type="string">
            <text:p text:style-name="P156">4/4</text:p>
          </table:table-cell>
          <table:table-cell table:style-name="Table14.A1" office:value-type="string">
            <text:p text:style-name="P156">L</text:p>
          </table:table-cell>
          <table:table-cell table:style-name="Table14.A1" office:value-type="string">
            <text:p text:style-name="P156">65645</text:p>
          </table:table-cell>
        </table:table-row>
        <table:table-row table:style-name="Table14.1">
          <table:table-cell table:style-name="Table14.A1" office:value-type="string">
            <text:p text:style-name="P156">Nav 2 Major Dec</text:p>
          </table:table-cell>
          <table:table-cell table:style-name="Table14.A1" office:value-type="string">
            <text:p text:style-name="P156">4/3</text:p>
          </table:table-cell>
          <table:table-cell table:style-name="Table14.A1" office:value-type="string">
            <text:p text:style-name="P156">L</text:p>
          </table:table-cell>
          <table:table-cell table:style-name="Table14.A1" office:value-type="string">
            <text:p text:style-name="P156">65644</text:p>
          </table:table-cell>
        </table:table-row>
        <table:table-row table:style-name="Table14.1">
          <table:table-cell table:style-name="Table14.A1" office:value-type="string">
            <text:p text:style-name="P156">Nav 2 Minor Inc</text:p>
          </table:table-cell>
          <table:table-cell table:style-name="Table14.A1" office:value-type="string">
            <text:p text:style-name="P156">4/10</text:p>
          </table:table-cell>
          <table:table-cell table:style-name="Table14.A1" office:value-type="string">
            <text:p text:style-name="P156">L</text:p>
          </table:table-cell>
          <table:table-cell table:style-name="Table14.A1" office:value-type="string">
            <text:p text:style-name="P156">65647</text:p>
          </table:table-cell>
        </table:table-row>
        <table:table-row table:style-name="Table14.1">
          <table:table-cell table:style-name="Table14.A1" office:value-type="string">
            <text:p text:style-name="P156">Nav 2 Minor Dec</text:p>
          </table:table-cell>
          <table:table-cell table:style-name="Table14.A1" office:value-type="string">
            <text:p text:style-name="P156">4/9</text:p>
          </table:table-cell>
          <table:table-cell table:style-name="Table14.A1" office:value-type="string">
            <text:p text:style-name="P156">L</text:p>
          </table:table-cell>
          <table:table-cell table:style-name="Table14.A1" office:value-type="string">
            <text:p text:style-name="P156">65646</text:p>
          </table:table-cell>
        </table:table-row>
        <table:table-row table:style-name="Table14.1">
          <table:table-cell table:style-name="Table14.A1" office:value-type="string">
            <text:p text:style-name="P156">AP HDG Inc</text:p>
          </table:table-cell>
          <table:table-cell table:style-name="Table14.A1" office:value-type="string">
            <text:p text:style-name="P156">4/6</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HDG Dec</text:p>
          </table:table-cell>
          <table:table-cell table:style-name="Table14.A1" office:value-type="string">
            <text:p text:style-name="P156">4/5</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V/S Inc</text:p>
          </table:table-cell>
          <table:table-cell table:style-name="Table14.A1" office:value-type="string">
            <text:p text:style-name="P156">4/29</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V/S Dec</text:p>
          </table:table-cell>
          <table:table-cell table:style-name="Table14.A1" office:value-type="string">
            <text:p text:style-name="P156">4/30</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CRS Inc</text:p>
          </table:table-cell>
          <table:table-cell table:style-name="Table14.A1" office:value-type="string">
            <text:p text:style-name="P156">4/12</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CRS Dec</text:p>
          </table:table-cell>
          <table:table-cell table:style-name="Table14.A1" office:value-type="string">
            <text:p text:style-name="P156">4/11</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Alt Inc</text:p>
          </table:table-cell>
          <table:table-cell table:style-name="Table14.A1" office:value-type="string">
            <text:p text:style-name="P156">4/23</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Alt Dec</text:p>
          </table:table-cell>
          <table:table-cell table:style-name="Table14.A1" office:value-type="string">
            <text:p text:style-name="P156">4/24</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IAS Inc</text:p>
          </table:table-cell>
          <table:table-cell table:style-name="Table14.A1" office:value-type="string">
            <text:p text:style-name="P156">4/18</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IAS Dec</text:p>
          </table:table-cell>
          <table:table-cell table:style-name="Table14.A1" office:value-type="string">
            <text:p text:style-name="P156">4/17</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CRS</text:p>
          </table:table-cell>
          <table:table-cell table:style-name="Table14.A1" office:value-type="string">
            <text:p text:style-name="P156">3/3</text:p>
          </table:table-cell>
          <table:table-cell table:style-name="Table14.A1" office:value-type="string">
            <text:p text:style-name="P156">L</text:p>
          </table:table-cell>
          <table:table-cell table:style-name="Table14.A1" office:value-type="string">
            <text:p text:style-name="P156">Unassigned errs 3/16</text:p>
          </table:table-cell>
        </table:table-row>
        <table:table-row table:style-name="Table14.1">
          <table:table-cell table:style-name="Table14.A1" office:value-type="string">
            <text:p text:style-name="P156">AP HDG</text:p>
          </table:table-cell>
          <table:table-cell table:style-name="Table14.A1" office:value-type="string">
            <text:p text:style-name="P156">3/17</text:p>
          </table:table-cell>
          <table:table-cell table:style-name="Table14.A1" office:value-type="string">
            <text:p text:style-name="P156">L</text:p>
          </table:table-cell>
          <table:table-cell table:style-name="Table14.A1" office:value-type="string">
            <text:p text:style-name="P156">Unassigned errs 3/33</text:p>
          </table:table-cell>
        </table:table-row>
        <table:table-row table:style-name="Table14.1">
          <table:table-cell table:style-name="Table14.A1" office:value-type="string">
            <text:p text:style-name="P156">AP IAS</text:p>
          </table:table-cell>
          <table:table-cell table:style-name="Table14.A1" office:value-type="string">
            <text:p text:style-name="P156">3/18</text:p>
          </table:table-cell>
          <table:table-cell table:style-name="Table14.A1" office:value-type="string">
            <text:p text:style-name="P156">L</text:p>
          </table:table-cell>
          <table:table-cell table:style-name="Table14.A1" office:value-type="string">
            <text:p text:style-name="P156">Unassigned errs 3/34</text:p>
          </table:table-cell>
        </table:table-row>
        <table:table-row table:style-name="Table14.1">
          <table:table-cell table:style-name="Table14.A1" office:value-type="string">
            <text:p text:style-name="P156">AP ALT</text:p>
          </table:table-cell>
          <table:table-cell table:style-name="Table14.A1" office:value-type="string">
            <text:p text:style-name="P156">3/19</text:p>
          </table:table-cell>
          <table:table-cell table:style-name="Table14.A1" office:value-type="string">
            <text:p text:style-name="P156">L</text:p>
          </table:table-cell>
          <table:table-cell table:style-name="Table14.A1" office:value-type="string">
            <text:p text:style-name="P156">Unassigned errs 3/35</text:p>
          </table:table-cell>
        </table:table-row>
        <table:table-row table:style-name="Table14.1">
          <table:table-cell table:style-name="Table14.A1" office:value-type="string">
            <text:p text:style-name="P156">AP APPR</text:p>
          </table:table-cell>
          <table:table-cell table:style-name="Table14.A1" office:value-type="string">
            <text:p text:style-name="P156">3/49</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Engage</text:p>
          </table:table-cell>
          <table:table-cell table:style-name="Table14.A1" office:value-type="string">
            <text:p text:style-name="P156">3/18</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AP FD</text:p>
          </table:table-cell>
          <table:table-cell table:style-name="Table14.A1" office:value-type="string">
            <text:p text:style-name="P156">3/35</text:p>
          </table:table-cell>
          <table:table-cell table:style-name="Table14.A1" office:value-type="string">
            <text:p text:style-name="P156">L</text:p>
          </table:table-cell>
          <table:table-cell table:style-name="Table14.A1" office:value-type="string">
            <text:p text:style-name="P156">Unassigned errs 3/51</text:p>
          </table:table-cell>
        </table:table-row>
        <table:table-row table:style-name="Table14.1">
          <table:table-cell table:style-name="Table14.A1" office:value-type="string">
            <text:p text:style-name="P156">AP BC</text:p>
          </table:table-cell>
          <table:table-cell table:style-name="Table14.A1" office:value-type="string">
            <text:p text:style-name="P156">3/50</text:p>
          </table:table-cell>
          <table:table-cell table:style-name="Table14.A1" office:value-type="string">
            <text:p text:style-name="P156">L</text:p>
          </table:table-cell>
          <table:table-cell table:style-name="Table14.A1" office:value-type="string">
            <text:p text:style-name="P156">Unassigned</text:p>
          </table:table-cell>
        </table:table-row>
        <table:table-row table:style-name="Table14.1">
          <table:table-cell table:style-name="Table14.A1" office:value-type="string">
            <text:p text:style-name="P156">Ident 1</text:p>
          </table:table-cell>
          <table:table-cell table:style-name="Table14.A1" office:value-type="string">
            <text:p text:style-name="P156">2/79</text:p>
          </table:table-cell>
          <table:table-cell table:style-name="Table14.A1" office:value-type="string">
            <text:p text:style-name="P156">L</text:p>
          </table:table-cell>
          <table:table-cell table:style-name="Table14.A1" office:value-type="string">
            <text:p text:style-name="P156">FSX ATC Menu 1</text:p>
          </table:table-cell>
        </table:table-row>
        <table:table-row table:style-name="Table14.1">
          <table:table-cell table:style-name="Table14.A1" office:value-type="string">
            <text:p text:style-name="P156">Ident 2</text:p>
          </table:table-cell>
          <table:table-cell table:style-name="Table14.A1" office:value-type="string">
            <text:p text:style-name="P156">2/78</text:p>
          </table:table-cell>
          <table:table-cell table:style-name="Table14.A1" office:value-type="string">
            <text:p text:style-name="P156">L</text:p>
          </table:table-cell>
          <table:table-cell table:style-name="Table14.A1" office:value-type="string">
            <text:p text:style-name="P156">FSX ATC Menu 2</text:p>
          </table:table-cell>
        </table:table-row>
        <table:table-row table:style-name="Table14.1">
          <table:table-cell table:style-name="Table14.A1" office:value-type="string">
            <text:p text:style-name="P156">Ident 3</text:p>
          </table:table-cell>
          <table:table-cell table:style-name="Table14.A1" office:value-type="string">
            <text:p text:style-name="P156">2/80</text:p>
          </table:table-cell>
          <table:table-cell table:style-name="Table14.A1" office:value-type="string">
            <text:p text:style-name="P156">L</text:p>
          </table:table-cell>
          <table:table-cell table:style-name="Table14.A1" office:value-type="string">
            <text:p text:style-name="P156">FSX ATC Menu 3</text:p>
          </table:table-cell>
        </table:table-row>
        <table:table-row table:style-name="Table14.1">
          <table:table-cell table:style-name="Table14.A1" office:value-type="string">
            <text:p text:style-name="P156">Ident 4</text:p>
          </table:table-cell>
          <table:table-cell table:style-name="Table14.A1" office:value-type="string">
            <text:p text:style-name="P156">2/127</text:p>
          </table:table-cell>
          <table:table-cell table:style-name="Table14.A1" office:value-type="string">
            <text:p text:style-name="P156">L</text:p>
          </table:table-cell>
          <table:table-cell table:style-name="Table14.A1" office:value-type="string">
            <text:p text:style-name="P156">FSX ATC Menu 4</text:p>
          </table:table-cell>
        </table:table-row>
        <table:table-row table:style-name="Table14.1">
          <table:table-cell table:style-name="Table14.A1" office:value-type="string">
            <text:p text:style-name="P156">Ident 5</text:p>
          </table:table-cell>
          <table:table-cell table:style-name="Table14.A1" office:value-type="string">
            <text:p text:style-name="P156">2/126</text:p>
          </table:table-cell>
          <table:table-cell table:style-name="Table14.A1" office:value-type="string">
            <text:p text:style-name="P156">L</text:p>
          </table:table-cell>
          <table:table-cell table:style-name="Table14.A1" office:value-type="string">
            <text:p text:style-name="P156">FSX ATC Menu 5</text:p>
          </table:table-cell>
        </table:table-row>
        <table:table-row table:style-name="Table14.1">
          <table:table-cell table:style-name="Table14.A1" office:value-type="string">
            <text:p text:style-name="P156">Ident 6</text:p>
          </table:table-cell>
          <table:table-cell table:style-name="Table14.A1" office:value-type="string">
            <text:p text:style-name="P156">2/128</text:p>
          </table:table-cell>
          <table:table-cell table:style-name="Table14.A1" office:value-type="string">
            <text:p text:style-name="P156">L</text:p>
          </table:table-cell>
          <table:table-cell table:style-name="Table14.A1" office:value-type="string">
            <text:p text:style-name="P156">FSX ATC Menu 6</text:p>
          </table:table-cell>
        </table:table-row>
        <table:table-row table:style-name="Table14.1">
          <table:table-cell table:style-name="Table14.A1" office:value-type="string">
            <text:p text:style-name="P156">Ident 7</text:p>
          </table:table-cell>
          <table:table-cell table:style-name="Table14.A1" office:value-type="string">
            <text:p text:style-name="P156">2/111</text:p>
          </table:table-cell>
          <table:table-cell table:style-name="Table14.A1" office:value-type="string">
            <text:p text:style-name="P156">L</text:p>
          </table:table-cell>
          <table:table-cell table:style-name="Table14.A1" office:value-type="string">
            <text:p text:style-name="P156">FSX ATC Menu 7</text:p>
          </table:table-cell>
        </table:table-row>
        <table:table-row table:style-name="Table14.1">
          <table:table-cell table:style-name="Table14.A1" office:value-type="string">
            <text:p text:style-name="P156">Ident 8</text:p>
          </table:table-cell>
          <table:table-cell table:style-name="Table14.A1" office:value-type="string">
            <text:p text:style-name="P156">2/110</text:p>
          </table:table-cell>
          <table:table-cell table:style-name="Table14.A1" office:value-type="string">
            <text:p text:style-name="P156">L</text:p>
          </table:table-cell>
          <table:table-cell table:style-name="Table14.A1" office:value-type="string">
            <text:p text:style-name="P156">FSX ATC Menu 8</text:p>
          </table:table-cell>
        </table:table-row>
        <table:table-row table:style-name="Table14.1">
          <table:table-cell table:style-name="Table14.A1" office:value-type="string">
            <text:p text:style-name="P156">Ident 9</text:p>
          </table:table-cell>
          <table:table-cell table:style-name="Table14.A1" office:value-type="string">
            <text:p text:style-name="P156">2/112</text:p>
          </table:table-cell>
          <table:table-cell table:style-name="Table14.A1" office:value-type="string">
            <text:p text:style-name="P156">L</text:p>
          </table:table-cell>
          <table:table-cell table:style-name="Table14.A1" office:value-type="string">
            <text:p text:style-name="P156">FSX ATC Menu 9</text:p>
          </table:table-cell>
        </table:table-row>
        <table:table-row table:style-name="Table14.1">
          <table:table-cell table:style-name="Table14.A1" office:value-type="string">
            <text:p text:style-name="P156">Ident *</text:p>
          </table:table-cell>
          <table:table-cell table:style-name="Table14.A1" office:value-type="string">
            <text:p text:style-name="P156">2/95</text:p>
          </table:table-cell>
          <table:table-cell table:style-name="Table14.A1" office:value-type="string">
            <text:p text:style-name="P156">L</text:p>
          </table:table-cell>
          <table:table-cell table:style-name="Table14.A1" office:value-type="string">
            <text:p text:style-name="P156">FSX Pause Toggle</text:p>
          </table:table-cell>
        </table:table-row>
        <table:table-row table:style-name="Table14.1">
          <table:table-cell table:style-name="Table14.A1" office:value-type="string">
            <text:p text:style-name="P156">Ident 0</text:p>
          </table:table-cell>
          <table:table-cell table:style-name="Table14.A1" office:value-type="string">
            <text:p text:style-name="P156">2/94</text:p>
          </table:table-cell>
          <table:table-cell table:style-name="Table14.A1" office:value-type="string">
            <text:p text:style-name="P156">L</text:p>
          </table:table-cell>
          <table:table-cell table:style-name="Table14.A1" office:value-type="string">
            <text:p text:style-name="P156">FSX ATC Menu 0</text:p>
          </table:table-cell>
        </table:table-row>
        <table:table-row table:style-name="Table14.1">
          <table:table-cell table:style-name="Table14.A1" office:value-type="string">
            <text:p text:style-name="P156">Ident #</text:p>
          </table:table-cell>
          <table:table-cell table:style-name="Table14.A1" office:value-type="string">
            <text:p text:style-name="P156">2/96</text:p>
          </table:table-cell>
          <table:table-cell table:style-name="Table14.A1" office:value-type="string">
            <text:p text:style-name="P156">L</text:p>
          </table:table-cell>
          <table:table-cell table:style-name="Table14.A1" office:value-type="string">
            <text:p text:style-name="P156">FSX ATC –Brings up ATC Window</text:p>
          </table:table-cell>
        </table:table-row>
        <table:table-row table:style-name="Table14.1">
          <table:table-cell table:style-name="Table14.A1" office:value-type="string">
            <text:p text:style-name="P156">ADF Major Inc</text:p>
          </table:table-cell>
          <table:table-cell table:style-name="Table14.A1" office:value-type="string">
            <text:p text:style-name="P156">4/32</text:p>
          </table:table-cell>
          <table:table-cell table:style-name="Table14.A1" office:value-type="string">
            <text:p text:style-name="P156">L</text:p>
          </table:table-cell>
          <table:table-cell table:style-name="Table14.A1" office:value-type="string">
            <text:p text:style-name="P156">FSX ADF 100 Inc</text:p>
          </table:table-cell>
        </table:table-row>
        <table:table-row table:style-name="Table14.1">
          <table:table-cell table:style-name="Table14.A1" office:value-type="string">
            <text:p text:style-name="P156">ADF Major Dec</text:p>
          </table:table-cell>
          <table:table-cell table:style-name="Table14.A1" office:value-type="string">
            <text:p text:style-name="P156">4/31</text:p>
          </table:table-cell>
          <table:table-cell table:style-name="Table14.A1" office:value-type="string">
            <text:p text:style-name="P156">L</text:p>
          </table:table-cell>
          <table:table-cell table:style-name="Table14.A1" office:value-type="string">
            <text:p text:style-name="P156">FSX ADF 100 Dec</text:p>
          </table:table-cell>
        </table:table-row>
        <table:table-row table:style-name="Table14.1">
          <table:table-cell table:style-name="Table14.A1" office:value-type="string">
            <text:p text:style-name="P156">ADF Minor Inc</text:p>
          </table:table-cell>
          <table:table-cell table:style-name="Table14.A1" office:value-type="string">
            <text:p text:style-name="P156">4/26</text:p>
          </table:table-cell>
          <table:table-cell table:style-name="Table14.A1" office:value-type="string">
            <text:p text:style-name="P156">L</text:p>
          </table:table-cell>
          <table:table-cell table:style-name="Table14.A1" office:value-type="string">
            <text:p text:style-name="P156">FSX ADF 1 Inc (this is due to a lack of ADF rotaries)</text:p>
          </table:table-cell>
        </table:table-row>
        <table:table-row table:style-name="Table14.1">
          <table:table-cell table:style-name="Table14.A1" office:value-type="string">
            <text:p text:style-name="P156">ADF Minor Dec</text:p>
          </table:table-cell>
          <table:table-cell table:style-name="Table14.A1" office:value-type="string">
            <text:p text:style-name="P156">4/25</text:p>
          </table:table-cell>
          <table:table-cell table:style-name="Table14.A1" office:value-type="string">
            <text:p text:style-name="P156">L</text:p>
          </table:table-cell>
          <table:table-cell table:style-name="Table14.A1" office:value-type="string">
            <text:p text:style-name="P156">FSX ADF 10 Dec</text:p>
          </table:table-cell>
        </table:table-row>
        <table:table-row table:style-name="Table14.1">
          <table:table-cell table:style-name="Table14.A1" office:value-type="string">
            <text:p text:style-name="P156">Gear Up</text:p>
          </table:table-cell>
          <table:table-cell table:style-name="Table14.A1" office:value-type="string">
            <text:p text:style-name="P156">3/113</text:p>
          </table:table-cell>
          <table:table-cell table:style-name="Table14.A1" office:value-type="string">
            <text:p text:style-name="P156">L</text:p>
          </table:table-cell>
          <table:table-cell table:style-name="Table14.A1" office:value-type="string">
            <text:p text:style-name="P156"/>
          </table:table-cell>
        </table:table-row>
        <table:table-row table:style-name="Table14.1">
          <table:table-cell table:style-name="Table14.A1" office:value-type="string">
            <text:p text:style-name="P156">Gear Down</text:p>
          </table:table-cell>
          <table:table-cell table:style-name="Table14.A1" office:value-type="string">
            <text:p text:style-name="P156"/>
          </table:table-cell>
          <table:table-cell table:style-name="Table14.A1" office:value-type="string">
            <text:p text:style-name="P156">L</text:p>
          </table:table-cell>
          <table:table-cell table:style-name="Table14.A1" office:value-type="string">
            <text:p text:style-name="P156"/>
          </table:table-cell>
        </table:table-row>
        <table:table-row table:style-name="Table14.1">
          <table:table-cell table:style-name="Table14.A1" office:value-type="string">
            <text:p text:style-name="P156">Flaps Up</text:p>
          </table:table-cell>
          <table:table-cell table:style-name="Table14.A1" office:value-type="string">
            <text:p text:style-name="P156">3/81</text:p>
          </table:table-cell>
          <table:table-cell table:style-name="Table14.A1" office:value-type="string">
            <text:p text:style-name="P156">L</text:p>
          </table:table-cell>
          <table:table-cell table:style-name="Table14.A1" office:value-type="string">
            <text:p text:style-name="P156">Errs 3/98 3/113</text:p>
          </table:table-cell>
        </table:table-row>
        <table:table-row table:style-name="Table14.1">
          <table:table-cell table:style-name="Table14.A1" office:value-type="string">
            <text:p text:style-name="P156">Flaps Dow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Speed Brake Extend</text:p>
          </table:table-cell>
          <table:table-cell table:style-name="Table14.A1" office:value-type="string">
            <text:p text:style-name="P156">3/98</text:p>
          </table:table-cell>
          <table:table-cell table:style-name="Table14.A1" office:value-type="string">
            <text:p text:style-name="P156">L</text:p>
          </table:table-cell>
          <table:table-cell table:style-name="Table14.A1" office:value-type="string">
            <text:p text:style-name="P156">Errs 3/114</text:p>
          </table:table-cell>
        </table:table-row>
        <table:table-row table:style-name="Table14.1">
          <table:table-cell table:style-name="Table14.A1" office:value-type="string">
            <text:p text:style-name="P156">Speed Brake Retract</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Brake</text:p>
          </table:table-cell>
          <table:table-cell table:style-name="Table14.A1" office:value-type="string">
            <text:p text:style-name="P156">3/83</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Caution Lights Dim</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ext:soft-page-break/>
        <table:table-row table:style-name="Table14.1">
          <table:table-cell table:style-name="Table14.A1" office:value-type="string">
            <text:p text:style-name="P156">Caution Lights Bright</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Eng Deice Off</text:p>
          </table:table-cell>
          <table:table-cell table:style-name="Table14.A1" office:value-type="string">
            <text:p text:style-name="P156">3/66</text:p>
          </table:table-cell>
          <table:table-cell table:style-name="Table14.A1" office:value-type="string">
            <text:p text:style-name="P156"/>
          </table:table-cell>
          <table:table-cell table:style-name="Table14.A1" office:value-type="string">
            <text:p text:style-name="P156">Errs 3/83 3/98</text:p>
          </table:table-cell>
        </table:table-row>
        <table:table-row table:style-name="Table14.1">
          <table:table-cell table:style-name="Table14.A1" office:value-type="string">
            <text:p text:style-name="P156">Eng Deice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Hydral Off</text:p>
          </table:table-cell>
          <table:table-cell table:style-name="Table14.A1" office:value-type="string">
            <text:p text:style-name="P156">3/81</text:p>
          </table:table-cell>
          <table:table-cell table:style-name="Table14.A1" office:value-type="string">
            <text:p text:style-name="P156"/>
          </table:table-cell>
          <table:table-cell table:style-name="Table14.A1" office:value-type="string">
            <text:p text:style-name="P156">Errs 3/98 3/83</text:p>
          </table:table-cell>
        </table:table-row>
        <table:table-row table:style-name="Table14.1">
          <table:table-cell table:style-name="Table14.A1" office:value-type="string">
            <text:p text:style-name="P156">Hydra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Stick Top Button</text:p>
          </table:table-cell>
          <table:table-cell table:style-name="Table14.A1" office:value-type="string">
            <text:p text:style-name="P156">0/7</text:p>
          </table:table-cell>
          <table:table-cell table:style-name="Table14.A1" office:value-type="string">
            <text:p text:style-name="P156"/>
          </table:table-cell>
          <table:table-cell table:style-name="Table14.A1" office:value-type="string">
            <text:p text:style-name="P156">(need to clear cycle view)</text:p>
          </table:table-cell>
        </table:table-row>
        <table:table-row table:style-name="Table14.1">
          <table:table-cell table:style-name="Table14.A1" office:value-type="string">
            <text:p text:style-name="P156">Stick Front Button</text:p>
          </table:table-cell>
          <table:table-cell table:style-name="Table14.A1" office:value-type="string">
            <text:p text:style-name="P156">0/6</text:p>
          </table:table-cell>
          <table:table-cell table:style-name="Table14.A1" office:value-type="string">
            <text:p text:style-name="P156"/>
          </table:table-cell>
          <table:table-cell table:style-name="Table14.A1" office:value-type="string">
            <text:p text:style-name="P156">Perhaps ATC Menu 1</text:p>
          </table:table-cell>
        </table:table-row>
        <table:table-row table:style-name="Table14.1">
          <table:table-cell table:style-name="Table14.A1" office:value-type="string">
            <text:p text:style-name="P156">Collective Lights Fwd</text:p>
          </table:table-cell>
          <table:table-cell table:style-name="Table14.A1" office:value-type="string">
            <text:p text:style-name="P156">0/4</text:p>
          </table:table-cell>
          <table:table-cell table:style-name="Table14.A1" office:value-type="string">
            <text:p text:style-name="P156">F</text:p>
          </table:table-cell>
          <table:table-cell table:style-name="Table14.A1" office:value-type="string">
            <text:p text:style-name="P156">Landing Lights Set /1 /0</text:p>
          </table:table-cell>
        </table:table-row>
        <table:table-row table:style-name="Table14.1">
          <table:table-cell table:style-name="Table14.A1" office:value-type="string">
            <text:p text:style-name="P156">Collective Lights Both</text:p>
          </table:table-cell>
          <table:table-cell table:style-name="Table14.A1" office:value-type="string">
            <text:p text:style-name="P156">0/5</text:p>
          </table:table-cell>
          <table:table-cell table:style-name="Table14.A1" office:value-type="string">
            <text:p text:style-name="P156">F</text:p>
          </table:table-cell>
          <table:table-cell table:style-name="Table14.A1" office:value-type="string">
            <text:p text:style-name="P156">Landing Lights Set /2 /1</text:p>
          </table:table-cell>
        </table:table-row>
        <table:table-row table:style-name="Table14.1">
          <table:table-cell table:style-name="Table14.A1" office:value-type="string">
            <text:p text:style-name="P156">Collect Lights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Coll Gov Inc</text:p>
          </table:table-cell>
          <table:table-cell table:style-name="Table14.A1" office:value-type="string">
            <text:p text:style-name="P156">0/2</text:p>
          </table:table-cell>
          <table:table-cell table:style-name="Table14.A1" office:value-type="string">
            <text:p text:style-name="P156">F</text:p>
          </table:table-cell>
          <table:table-cell table:style-name="Table14.A1" office:value-type="string">
            <text:p text:style-name="P156">Increase Helo Beep /0 /0 Errs 0/32</text:p>
          </table:table-cell>
        </table:table-row>
        <table:table-row table:style-name="Table14.1">
          <table:table-cell table:style-name="Table14.A1" office:value-type="string">
            <text:p text:style-name="P156">Coll Gov Dec</text:p>
          </table:table-cell>
          <table:table-cell table:style-name="Table14.A1" office:value-type="string">
            <text:p text:style-name="P156">0/3</text:p>
          </table:table-cell>
          <table:table-cell table:style-name="Table14.A1" office:value-type="string">
            <text:p text:style-name="P156">F</text:p>
          </table:table-cell>
          <table:table-cell table:style-name="Table14.A1" office:value-type="string">
            <text:p text:style-name="P156">Decrease Helo Beep /0 /0</text:p>
          </table:table-cell>
        </table:table-row>
        <table:table-row table:style-name="Table14.1">
          <table:table-cell table:style-name="Table14.A1" office:value-type="string">
            <text:p text:style-name="P156">Collective Starter</text:p>
          </table:table-cell>
          <table:table-cell table:style-name="Table14.A1" office:value-type="string">
            <text:p text:style-name="P156">0/0</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Start</text:p>
          </table:table-cell>
          <table:table-cell table:style-name="Table14.A1" office:value-type="string">
            <text:p text:style-name="P156">3/28</text:p>
          </table:table-cell>
          <table:table-cell table:style-name="Table14.A1" office:value-type="string">
            <text:p text:style-name="P156">F</text:p>
          </table:table-cell>
          <table:table-cell table:style-name="Table14.A1" office:value-type="string">
            <text:p text:style-name="P156">DODOSIM Generator Switch /1 /0</text:p>
          </table:table-cell>
        </table:table-row>
        <table:table-row table:style-name="Table14.1">
          <table:table-cell table:style-name="Table14.A1" office:value-type="string">
            <text:p text:style-name="P156">OH Ge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Batt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Bat On</text:p>
          </table:table-cell>
          <table:table-cell table:style-name="Table14.A1" office:value-type="string">
            <text:p text:style-name="P156">3/27</text:p>
          </table:table-cell>
          <table:table-cell table:style-name="Table14.A1" office:value-type="string">
            <text:p text:style-name="P156">F</text:p>
          </table:table-cell>
          <table:table-cell table:style-name="Table14.A1" office:value-type="string">
            <text:p text:style-name="P156">DODOSIM Master Battery Set /1 /0</text:p>
          </table:table-cell>
        </table:table-row>
        <table:table-row table:style-name="Table14.1">
          <table:table-cell table:style-name="Table14.A1" office:value-type="string">
            <text:p text:style-name="P156">OH Avionics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Avionics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Pitot Heat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OH Pitot Heat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Dir Gyro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Dir Gyro On</text:p>
          </table:table-cell>
          <table:table-cell table:style-name="Table14.A1" office:value-type="string">
            <text:p text:style-name="P156">3/26</text:p>
          </table:table-cell>
          <table:table-cell table:style-name="Table14.A1" office:value-type="string">
            <text:p text:style-name="P156">F</text:p>
          </table:table-cell>
          <table:table-cell table:style-name="Table14.A1" office:value-type="string">
            <text:p text:style-name="P156">Dir Gyro Set /1 /0</text:p>
          </table:table-cell>
        </table:table-row>
        <table:table-row table:style-name="Table14.1">
          <table:table-cell table:style-name="Table14.A1" office:value-type="string">
            <text:p text:style-name="P156">Diff 1</text:p>
          </table:table-cell>
          <table:table-cell table:style-name="Table14.A1" office:value-type="string">
            <text:p text:style-name="P156">INOP</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Diff 2</text:p>
          </table:table-cell>
          <table:table-cell table:style-name="Table14.A1" office:value-type="string">
            <text:p text:style-name="P156">3/7</text:p>
          </table:table-cell>
          <table:table-cell table:style-name="Table14.A1" office:value-type="string">
            <text:p text:style-name="P156">F</text:p>
          </table:table-cell>
          <table:table-cell table:style-name="Table14.A1" office:value-type="string">
            <text:p text:style-name="P156">DODOSIM Difficulty /2</text:p>
          </table:table-cell>
        </table:table-row>
        <table:table-row table:style-name="Table14.1">
          <table:table-cell table:style-name="Table14.A1" office:value-type="string">
            <text:p text:style-name="P156">Diff 3</text:p>
          </table:table-cell>
          <table:table-cell table:style-name="Table14.A1" office:value-type="string">
            <text:p text:style-name="P156">3/8</text:p>
          </table:table-cell>
          <table:table-cell table:style-name="Table14.A1" office:value-type="string">
            <text:p text:style-name="P156">F</text:p>
          </table:table-cell>
          <table:table-cell table:style-name="Table14.A1" office:value-type="string">
            <text:p text:style-name="P156">DODOSIM Difficulty /3</text:p>
          </table:table-cell>
        </table:table-row>
        <table:table-row table:style-name="Table14.1">
          <table:table-cell table:style-name="Table14.A1" office:value-type="string">
            <text:p text:style-name="P156">Diff 4</text:p>
          </table:table-cell>
          <table:table-cell table:style-name="Table14.A1" office:value-type="string">
            <text:p text:style-name="P156">3/9</text:p>
          </table:table-cell>
          <table:table-cell table:style-name="Table14.A1" office:value-type="string">
            <text:p text:style-name="P156">F</text:p>
          </table:table-cell>
          <table:table-cell table:style-name="Table14.A1" office:value-type="string">
            <text:p text:style-name="P156">DODOSIM Difficulty /4</text:p>
          </table:table-cell>
        </table:table-row>
        <table:table-row table:style-name="Table14.1">
          <table:table-cell table:style-name="Table14.A1" office:value-type="string">
            <text:p text:style-name="P156">Diff 5</text:p>
          </table:table-cell>
          <table:table-cell table:style-name="Table14.A1" office:value-type="string">
            <text:p text:style-name="P156">3/10</text:p>
          </table:table-cell>
          <table:table-cell table:style-name="Table14.A1" office:value-type="string">
            <text:p text:style-name="P156">F</text:p>
          </table:table-cell>
          <table:table-cell table:style-name="Table14.A1" office:value-type="string">
            <text:p text:style-name="P156">DODOSIM Difficulty /5</text:p>
          </table:table-cell>
        </table:table-row>
        <table:table-row table:style-name="Table14.1">
          <table:table-cell table:style-name="Table14.A1" office:value-type="string">
            <text:p text:style-name="P156">Heat</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Heat –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Heat – Vent on</text:p>
          </table:table-cell>
          <table:table-cell table:style-name="Table14.A1" office:value-type="string">
            <text:p text:style-name="P156">3/11</text:p>
          </table:table-cell>
          <table:table-cell table:style-name="Table14.A1" office:value-type="string">
            <text:p text:style-name="P156">F</text:p>
          </table:table-cell>
          <table:table-cell table:style-name="Table14.A1" office:value-type="string">
            <text:p text:style-name="P156">DODOSIM Hydraulic Set /1/0</text:p>
          </table:table-cell>
        </table:table-row>
        <table:table-row table:style-name="Table14.1">
          <table:table-cell table:style-name="Table14.A1" office:value-type="string">
            <text:p text:style-name="P156">Heat - Heat</text:p>
          </table:table-cell>
          <table:table-cell table:style-name="Table14.A1" office:value-type="string">
            <text:p text:style-name="P156">3/12</text:p>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GEN Field Close</text:p>
          </table:table-cell>
          <table:table-cell table:style-name="Table14.A1" office:value-type="string">
            <text:p text:style-name="P156">3/24</text:p>
          </table:table-cell>
          <table:table-cell table:style-name="Table14.A1" office:value-type="string">
            <text:p text:style-name="P156">F</text:p>
          </table:table-cell>
          <table:table-cell table:style-name="Table14.A1" office:value-type="string">
            <text:p text:style-name="P156">DODOSIM Gen Field Set /1 /0</text:p>
          </table:table-cell>
        </table:table-row>
        <table:table-row table:style-name="Table14.1">
          <table:table-cell table:style-name="Table14.A1" office:value-type="string">
            <text:p text:style-name="P156">GEN Field Ope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GEN Reset Close</text:p>
          </table:table-cell>
          <table:table-cell table:style-name="Table14.A1" office:value-type="string">
            <text:p text:style-name="P156">3/25</text:p>
          </table:table-cell>
          <table:table-cell table:style-name="Table14.A1" office:value-type="string">
            <text:p text:style-name="P156">F</text:p>
          </table:table-cell>
          <table:table-cell table:style-name="Table14.A1" office:value-type="string">
            <text:p text:style-name="P156">DODOSIM Gen Reset Set /1 /0</text:p>
          </table:table-cell>
        </table:table-row>
        <table:table-row table:style-name="Table14.1">
          <table:table-cell table:style-name="Table14.A1" office:value-type="string">
            <text:p text:style-name="P156">GEN Reset Ope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Pos Light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Pos Light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Anti-Coll Light off</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Anti-Coll Light O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Fuel Boost Aft Close</text:p>
          </table:table-cell>
          <table:table-cell table:style-name="Table14.A1" office:value-type="string">
            <text:p text:style-name="P156">3/23</text:p>
          </table:table-cell>
          <table:table-cell table:style-name="Table14.A1" office:value-type="string">
            <text:p text:style-name="P156">F</text:p>
          </table:table-cell>
          <table:table-cell table:style-name="Table14.A1" office:value-type="string">
            <text:p text:style-name="P156">DODOSIM Fuel Pump 2 /1 /0</text:p>
          </table:table-cell>
        </table:table-row>
        <table:table-row table:style-name="Table14.1">
          <table:table-cell table:style-name="Table14.A1" office:value-type="string">
            <text:p text:style-name="P156">Fuel Boost Aft Ope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Fuel Boost Fwd Close</text:p>
          </table:table-cell>
          <table:table-cell table:style-name="Table14.A1" office:value-type="string">
            <text:p text:style-name="P156">3/22</text:p>
          </table:table-cell>
          <table:table-cell table:style-name="Table14.A1" office:value-type="string">
            <text:p text:style-name="P156">F</text:p>
          </table:table-cell>
          <table:table-cell table:style-name="Table14.A1" office:value-type="string">
            <text:p text:style-name="P156">DODOSIM Fuel Pump 1 /1 /0<text:bookmark text:name="_GoBack"/></text:p>
          </table:table-cell>
        </table:table-row>
        <table:table-row table:style-name="Table14.1">
          <table:table-cell table:style-name="Table14.A1" office:value-type="string">
            <text:p text:style-name="P156">Fuel Boost Fwd Open</text:p>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row table:style-name="Table14.1">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cell table:style-name="Table14.A1" office:value-type="string">
            <text:p text:style-name="P156"/>
          </table:table-cell>
        </table:table-row>
      </table:table>
      <text:p text:style-name="P1"><text:soft-page-break/><text:span text:style-name="T56"><text:line-break/><text:line-break/></text:span></text:p>
      <text:p text:style-name="P207"/>
      <text:p text:style-name="P208">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07"/>
      <text:h text:style-name="P15" text:outline-level="1"><text:bookmark-start text:name="__RefHeading___Toc18932_85147849"/><text:bookmark-start text:name="_Toc275967477"/>Sound System<text:bookmark-end text:name="__RefHeading___Toc18932_85147849"/><text:bookmark-end text:name="_Toc275967477"/></text:h>
      <text:p text:style-name="P207"/>
      <text:p text:style-name="P207">PILOT PA400S Stereo 4 Place Portable Intercom</text:p>
      <text:p text:style-name="P207"/>
      <text:p text:style-name="P20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10"><text:span text:style-name="T77">The on/off press button to the right of the squelch knob is used to turn on and off the red back lighting for use at night. The back lighting should </text:span><text:soft-page-break/><text:span text:style-name="T77">be left off whenever practical as it consumes battery power.</text:span></text:p>
      <text:p text:style-name="P209">Please note, that as an added battery saving feature, the PA400S is automatically switched off when the pilot’s phone plug is removed.</text:p>
      <text:p text:style-name="P209">Distributed by www.pilotcommunications.com.au, Ozcomm Australia</text:p>
      <text:p text:style-name="P209"/>
      <text:p text:style-name="P209"><draw:frame draw:style-name="fr8" draw:name="Image11" text:anchor-type="char" svg:width="14.651cm" svg:height="11.885cm" draw:z-index="59"><draw:image xlink:href="Pictures/100000010000046E000003981252C8D4.png" xlink:type="simple" xlink:show="embed" xlink:actuate="onLoad" draw:mime-type="image/png"/></draw:frame></text:p>
      <text:p text:style-name="P209"/>
      <text:h text:style-name="P211"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12"/>
      <text:p text:style-name="P213">The flight controls were manufactured by Computer Repairs (Jess Jellen) – <text:a xlink:type="simple" xlink:href="http://www.computerrepairs.ca/" text:style-name="Internet_20_link" text:visited-style-name="Visited_20_Internet_20_Link">http://www.computerrepairs.ca/</text:a>. <text:s/><text:span text:style-name="T78">They have stood the test of time incredibly well. </text:span><text:s/></text:p>
      <text:h text:style-name="Heading_20_2" text:outline-level="2"><text:bookmark-start text:name="__RefHeading___Toc8376_2330013787"/>V<text:span text:style-name="T79">ESA </text:span>Mount for Chin Screen<text:bookmark-end text:name="__RefHeading___Toc8376_2330013787"/></text:h>
      <text:p text:style-name="P214"/>
      <text:p text:style-name="P214">The Officeworks Brateck Extendable Monitor/TV Wall Mount 13-27"<text:span text:style-name="T80"> (</text:span>$30<text:span text:style-name="T80">)</text:span> mount works well, enables the chin screen to be tilted.</text:p>
      <text:p text:style-name="P215"><draw:frame draw:style-name="fr9" draw:name="Frame109" text:anchor-type="char" svg:width="11.448cm" draw:z-index="3"><draw:text-box fo:min-height="5.95cm"><text:p text:style-name="Figure"><draw:frame draw:style-name="fr5" draw:name="Image7" text:anchor-type="paragraph" svg:width="11.448cm" style:rel-width="100%" svg:height="5.95cm" style:rel-height="scale" draw:z-index="4"><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16"><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07"/>
      <text:h text:style-name="Heading_20_2" text:outline-level="2"><text:bookmark-start text:name="__RefHeading___Toc8378_2330013787"/>Chin Screen<text:bookmark-end text:name="__RefHeading___Toc8378_2330013787"/></text:h>
      <text:p text:style-name="P217"/>
      <text:p text:style-name="P217">The Chin Screen is an ACER 24” screen, Acer 24" FHD 144Hz IPS Monitor KA242Y P6. <text:s/><text:span text:style-name="T79">The power switch and display stick are locked on the rear right hand side. <text:s/>It has an internal power supply.</text:span></text:p>
      <text:p text:style-name="P217"/>
      <text:p text:style-name="P218"><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17"/>
      <text:h text:style-name="Heading_20_2" text:outline-level="2"><text:bookmark-start text:name="__RefHeading___Toc8380_2330013787"/>Front Screen<text:bookmark-end text:name="__RefHeading___Toc8380_2330013787"/></text:h>
      <text:p text:style-name="P219"/>
      <text:p text:style-name="P219">The front screen is an old Hisense 70” TV. <text:s/></text:p>
      <text:p text:style-name="P219"/>
      <text:p text:style-name="P21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20"><text:a xlink:type="simple" xlink:href="#Figure!0%7Csequence" text:style-name="Index_20_Link" text:visited-style-name="Index_20_Link">Figure 1: Safety Sensor Monitor<text:tab/>12</text:a></text:p>
          <text:p text:style-name="P220"><text:a xlink:type="simple" xlink:href="#Figure!1%7Csequence" text:style-name="Index_20_Link" text:visited-style-name="Index_20_Link"><text:soft-page-break/>Figure 2: 5090 Connections<text:tab/>17</text:a></text:p>
          <text:p text:style-name="P220"><text:a xlink:type="simple" xlink:href="#Figure!2%7Csequence" text:style-name="Index_20_Link" text:visited-style-name="Index_20_Link">Figure 3: Chin VESA Mount<text:tab/>52</text:a></text:p>
        </text:index-body>
      </text:illustration-index>
      <text:p text:style-name="P219"/>
      <text:p text:style-name="P219"/>
      <text:p text:style-name="P219"/>
      <text:p text:style-name="P1"><draw:frame draw:style-name="fr7" draw:name="Picture 5" text:anchor-type="as-char" svg:width="14.64cm" svg:height="10.954cm" draw:z-index="60"><draw:image xlink:href="Pictures/10000001000002B400000206BBBD8CA9.png" xlink:type="simple" xlink:show="embed" xlink:actuate="onLoad" draw:mime-type="image/png"/></draw:frame><draw:frame draw:style-name="fr7" draw:name="Picture 3" text:anchor-type="as-char" svg:width="14.64cm" svg:height="10.973cm" draw:z-index="61"><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07"><text:soft-page-break/><text:line-break/></text:p>
      <text:p text:style-name="P1"><draw:frame draw:style-name="fr7" draw:name="Picture 7" text:anchor-type="as-char" svg:width="14.64cm" svg:height="10.954cm" draw:z-index="62"><draw:image xlink:href="Pictures/10000001000002B400000206B7FDF579.png" xlink:type="simple" xlink:show="embed" xlink:actuate="onLoad" draw:mime-type="image/png"/></draw:frame></text:p>
      <text:p text:style-name="P1"/>
      <text:p text:style-name="P1"><text:span text:style-name="T56"><text:line-break/></text:span><draw:frame draw:style-name="fr7" draw:name="Picture 6" text:anchor-type="as-char" svg:width="14.64cm" svg:height="8.043cm" draw:z-index="63"><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64"><draw:image xlink:href="Pictures/10000001000002B400000207A38DE79D.png" xlink:type="simple" xlink:show="embed" xlink:actuate="onLoad" draw:mime-type="image/png"/></draw:frame></text:p>
      <text:h text:style-name="P221"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7" draw:name="Image3" text:anchor-type="as-char" svg:width="17.514cm" svg:height="13.132cm" draw:z-index="65"><draw:image xlink:href="Pictures/1000000100000320000002588AF0F70B.png" xlink:type="simple" xlink:show="embed" xlink:actuate="onLoad" draw:mime-type="image/png"/></draw:frame><text:bookmark-end text:name="__RefHeading___Toc18936_85147849"/></text:h>
      <text:p text:style-name="P222"/>
      <text:h text:style-name="P223"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15" draw:name="Group 315" draw:style-name="gr1"><draw:custom-shape draw:name="Text Box 2" draw:style-name="gr2" draw:text-style-name="P224"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26" svg:width="2.793cm" svg:height="2.819cm" svg:x="9.978cm" svg:y="5.722cm"><text:p text:style-name="P225" loext:marker-style-name="T81"><text:span text:style-name="T8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26" svg:width="3.022cm" svg:height="3.021cm" svg:x="16.965cm" svg:y="3.635cm"><text:p text:style-name="P158" loext:marker-style-name="T81"><text:span text:style-name="T82">SOIC</text:span><text:span text:style-name="T82"/></text:p><text:p text:style-name="P225" loext:marker-style-name="T81"><text:span text:style-name="T8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26" svg:width="2.869cm" svg:height="1.548cm" svg:x="22.558cm" svg:y="2.243cm"><text:p text:style-name="P225" loext:marker-style-name="T81"><text:span text:style-name="T8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26" svg:width="2.869cm" svg:height="1.548cm" svg:x="22.558cm" svg:y="4.572cm"><text:p text:style-name="P225" loext:marker-style-name="T81"><text:span text:style-name="T8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26" svg:width="2.869cm" svg:height="1.548cm" svg:x="22.558cm" svg:y="6.628cm"><text:p text:style-name="P225" loext:marker-style-name="T81"><text:span text:style-name="T8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26" svg:width="2.869cm" svg:height="1.548cm" svg:x="22.558cm" svg:y="8.958cm"><text:p text:style-name="P225" loext:marker-style-name="T81"><text:span text:style-name="T8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27" svg:width="2.818cm" svg:height="1.269cm" svg:x="19.66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27" svg:width="2.564cm" svg:height="0.558cm" svg:x="19.935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27" svg:width="2.564cm" svg:height="1.701cm" svg:x="19.935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27" svg:width="3.123cm" svg:height="3.354cm" svg:x="19.413cm" svg:y="6.27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26" svg:width="3.657cm" svg:height="3.58cm" svg:x="12.912cm" svg:y="3.12cm"><text:p text:style-name="P225" loext:marker-style-name="T81"><text:span text:style-name="T8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26" svg:width="2.869cm" svg:height="1.549cm" svg:x="1.33cm" svg:y="7.475cm"><text:p text:style-name="P225" loext:marker-style-name="T81"><text:span text:style-name="T8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26" svg:width="2.869cm" svg:height="1.548cm" svg:x="4.868cm" svg:y="1.065cm"><text:p text:style-name="P225" loext:marker-style-name="T81"><text:span text:style-name="T8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26" svg:width="3.241cm" svg:height="3.174cm" svg:x="9.313cm" svg:y="10.592cm"><text:p text:style-name="P225" loext:marker-style-name="T81"><text:span text:style-name="T8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26" svg:width="4.063cm" svg:height="3.978cm" svg:x="0.997cm" svg:y="2.607cm"><text:p text:style-name="P225" loext:marker-style-name="T81"><text:span text:style-name="T8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26" svg:width="2.869cm" svg:height="1.548cm" svg:x="18.113cm" svg:y="9.683cm"><text:p text:style-name="P225" loext:marker-style-name="T81"><text:span text:style-name="T8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26" svg:width="2.869cm" svg:height="1.548cm" svg:x="18.113cm" svg:y="11.83cm"><text:p text:style-name="P225" loext:marker-style-name="T81"><text:span text:style-name="T8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26" svg:width="3.571cm" svg:height="3.497cm" svg:x="4.868cm" svg:y="8.807cm"><text:p text:style-name="P225" loext:marker-style-name="T81"><text:span text:style-name="T8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26" svg:width="4.306cm" svg:height="4.216cm" svg:x="13.335cm" svg:y="6.9cm"><text:p text:style-name="P225" loext:marker-style-name="T81"><text:span text:style-name="T8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26" svg:width="2.869cm" svg:height="1.548cm" svg:x="1.33cm" svg:y="13.01cm"><text:p text:style-name="P225" loext:marker-style-name="T81"><text:span text:style-name="T8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26" svg:width="2.871cm" svg:height="1.548cm" svg:x="12.548cm" svg:y="13.978cm"><text:p text:style-name="P225" loext:marker-style-name="T81"><text:span text:style-name="T8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26" svg:width="2.869cm" svg:height="1.548cm" svg:x="16.178cm" svg:y="13.978cm"><text:p text:style-name="P225" loext:marker-style-name="T81"><text:span text:style-name="T8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26" svg:width="2.869cm" svg:height="1.548cm" svg:x="19.837cm" svg:y="13.978cm"><text:p text:style-name="P225" loext:marker-style-name="T81"><text:span text:style-name="T8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26" svg:width="2.869cm" svg:height="1.548cm" svg:x="23.467cm" svg:y="13.978cm"><text:p text:style-name="P225" loext:marker-style-name="T81"><text:span text:style-name="T8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27"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27" svg:width="0.253cm" svg:height="2.057cm" svg:x="10.952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27" svg:width="1.407cm" svg:height="1.015cm" svg:x="12.548cm" svg:y="10.43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27" svg:width="0.609cm" svg:height="0.479cm" svg:x="12.342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27"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27"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27"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27"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27"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27" svg:width="4.19cm" svg:height="1.495cm" svg:x="13.825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27" svg:width="2.26cm" svg:height="1.398cm" svg:x="7.867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27" svg:width="2.26cm" svg:height="1.396cm" svg:x="2.7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27" svg:width="5.79cm" svg:height="1.093cm" svg:x="4.203cm" svg:y="7.14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27"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27"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27" svg:width="0.003cm" svg:height="0.796cm" svg:x="2.842cm" svg:y="6.5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27"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26" svg:width="3.631cm" svg:height="4.723cm" svg:x="22.227cm" svg:y="1.7cm"><text:p text:style-name="P225"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24" svg:width="2.994cm" svg:height="0.761cm" svg:x="22.558cm" svg:y="1.337cm"><text:p text:style-name="Standard" loext:marker-style-name="T83"><text:span text:style-name="T8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26" svg:width="4.444cm" svg:height="3.047cm" svg:x="8.587cm" svg:y="1.488cm"><text:p text:style-name="P158" loext:marker-style-name="T81"><text:span text:style-name="T82">Simmeters</text:span><text:span text:style-name="T82"/></text:p><text:p text:style-name="P225" loext:marker-style-name="T81"><text:span text:style-name="T8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27"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27" svg:width="0.253cm" svg:height="1.117cm" svg:x="10.952cm" svg:y="4.48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26" svg:width="3.477cm" svg:height="1.548cm" svg:x="13.548cm" svg:y="0.943cm"><text:p text:style-name="P158" loext:marker-style-name="T81"><text:span text:style-name="T82">Simmeters</text:span><text:span text:style-name="T82"/></text:p><text:p text:style-name="P225" loext:marker-style-name="T81"><text:span text:style-name="T8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27" svg:width="1.093cm" svg:height="0.151cm" svg:x="12.458cm" svg:y="1.61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28"/>
      <text:h text:style-name="P15" text:outline-level="1"><text:bookmark-start text:name="_Toc275967480"/><text:bookmark-start text:name="__RefHeading___Toc18940_85147849"/><draw:g text:anchor-type="char" draw:z-index="31" draw:name="Group 381" draw:style-name="gr1"><draw:g draw:style-name="gr41"><draw:custom-shape draw:name="Text Box 2" draw:style-name="gr2" draw:text-style-name="P224"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26" svg:width="2.793cm" svg:height="2.819cm" svg:x="10.401cm" svg:y="7.184cm"><text:p text:style-name="P225" loext:marker-style-name="T81"><text:span text:style-name="T8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26" svg:width="3.022cm" svg:height="3.021cm" svg:x="17.388cm" svg:y="5.099cm"><text:p text:style-name="P158" loext:marker-style-name="T81"><text:span text:style-name="T82">SOIC</text:span><text:span text:style-name="T82"/></text:p><text:p text:style-name="P225" loext:marker-style-name="T81"><text:span text:style-name="T8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26" svg:width="2.869cm" svg:height="1.548cm" svg:x="22.983cm" svg:y="3.707cm"><text:p text:style-name="P225" loext:marker-style-name="T81"><text:span text:style-name="T8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26" svg:width="2.869cm" svg:height="1.548cm" svg:x="22.983cm" svg:y="6.036cm"><text:p text:style-name="P225" loext:marker-style-name="T81"><text:span text:style-name="T8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26" svg:width="2.869cm" svg:height="1.548cm" svg:x="22.983cm" svg:y="8.092cm"><text:p text:style-name="P225" loext:marker-style-name="T81"><text:span text:style-name="T8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26" svg:width="2.869cm" svg:height="1.548cm" svg:x="22.983cm" svg:y="10.422cm"><text:p text:style-name="P225" loext:marker-style-name="T81"><text:span text:style-name="T8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26" svg:width="2.818cm" svg:height="1.269cm" svg:x="20.08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26" svg:width="2.564cm" svg:height="0.558cm" svg:x="20.35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26" svg:width="2.564cm" svg:height="1.701cm" svg:x="20.35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26" svg:width="3.123cm" svg:height="3.354cm" svg:x="19.838cm" svg:y="7.73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26" svg:width="3.657cm" svg:height="3.58cm" svg:x="13.335cm" svg:y="4.584cm"><text:p text:style-name="P225" loext:marker-style-name="T81"><text:span text:style-name="T8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26" svg:width="2.869cm" svg:height="1.549cm" svg:x="1.753cm" svg:y="8.939cm"><text:p text:style-name="P225" loext:marker-style-name="T81"><text:span text:style-name="T8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26" svg:width="2.869cm" svg:height="1.548cm" svg:x="5.291cm" svg:y="2.527cm"><text:p text:style-name="P225" loext:marker-style-name="T81"><text:span text:style-name="T8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26" svg:width="3.241cm" svg:height="3.174cm" svg:x="9.736cm" svg:y="12.054cm"><text:p text:style-name="P225" loext:marker-style-name="T81"><text:span text:style-name="T8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26" svg:width="4.063cm" svg:height="3.978cm" svg:x="1.421cm" svg:y="4.071cm"><text:p text:style-name="P225" loext:marker-style-name="T81"><text:span text:style-name="T8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26" svg:width="2.869cm" svg:height="1.548cm" svg:x="18.538cm" svg:y="11.147cm"><text:p text:style-name="P225" loext:marker-style-name="T81"><text:span text:style-name="T8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26" svg:width="2.869cm" svg:height="1.548cm" svg:x="18.538cm" svg:y="13.294cm"><text:p text:style-name="P225" loext:marker-style-name="T81"><text:span text:style-name="T8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26" svg:width="3.571cm" svg:height="3.497cm" svg:x="5.291cm" svg:y="10.271cm"><text:p text:style-name="P225" loext:marker-style-name="T81"><text:span text:style-name="T8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26" svg:width="4.306cm" svg:height="4.216cm" svg:x="13.758cm" svg:y="8.364cm"><text:p text:style-name="P225" loext:marker-style-name="T81"><text:span text:style-name="T8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26" svg:width="2.869cm" svg:height="1.548cm" svg:x="1.753cm" svg:y="14.474cm"><text:p text:style-name="P225" loext:marker-style-name="T81"><text:span text:style-name="T8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26" svg:width="2.871cm" svg:height="1.548cm" svg:x="12.971cm" svg:y="15.441cm"><text:p text:style-name="P225" loext:marker-style-name="T81"><text:span text:style-name="T8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26" svg:width="2.869cm" svg:height="1.548cm" svg:x="16.603cm" svg:y="15.441cm"><text:p text:style-name="P225" loext:marker-style-name="T81"><text:span text:style-name="T8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26" svg:width="2.869cm" svg:height="1.548cm" svg:x="20.261cm" svg:y="15.441cm"><text:p text:style-name="P225" loext:marker-style-name="T81"><text:span text:style-name="T8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26" svg:width="2.869cm" svg:height="1.548cm" svg:x="23.89cm" svg:y="15.441cm"><text:p text:style-name="P225" loext:marker-style-name="T81"><text:span text:style-name="T8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26"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26" svg:width="0.253cm" svg:height="2.057cm" svg:x="11.369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26" svg:width="1.407cm" svg:height="1.015cm" svg:x="12.971cm" svg:y="11.90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26" svg:width="0.609cm" svg:height="0.479cm" svg:x="12.76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26"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26"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26"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26"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26"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26" svg:width="4.19cm" svg:height="1.495cm" svg:x="14.24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26" svg:width="2.26cm" svg:height="1.398cm" svg:x="8.28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26" svg:width="2.26cm" svg:height="1.396cm" svg:x="3.17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26" svg:width="5.79cm" svg:height="1.093cm" svg:x="4.626cm" svg:y="8.60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26"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26"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26" svg:width="0.003cm" svg:height="0.796cm" svg:x="3.266cm" svg:y="8.0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26"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26" svg:width="3.631cm" svg:height="4.723cm" svg:x="22.65cm" svg:y="3.162cm"><text:p text:style-name="P225"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24" svg:width="2.994cm" svg:height="0.761cm" svg:x="22.983cm" svg:y="2.801cm"><text:p text:style-name="Standard" loext:marker-style-name="T83"><text:span text:style-name="T8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26" svg:width="4.444cm" svg:height="3.047cm" svg:x="9.011cm" svg:y="2.951cm"><text:p text:style-name="P158" loext:marker-style-name="T81"><text:span text:style-name="T82">Simmeters</text:span><text:span text:style-name="T82"/></text:p><text:p text:style-name="P225" loext:marker-style-name="T81"><text:span text:style-name="T8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26"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26" svg:width="0.253cm" svg:height="1.117cm" svg:x="11.369cm" svg:y="5.9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26" svg:width="3.477cm" svg:height="1.407cm" svg:x="13.971cm" svg:y="2.451cm"><text:p text:style-name="P158" loext:marker-style-name="T81"><text:span text:style-name="T82">Simmeters</text:span><text:span text:style-name="T82"/></text:p><text:p text:style-name="P225" loext:marker-style-name="T81"><text:span text:style-name="T8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26" svg:width="1.093cm" svg:height="0.151cm" svg:x="12.881cm" svg:y="3.07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29" svg:width="2.513cm" svg:height="0.634cm" svg:x="17.662cm" svg:y="4.342cm"><text:p text:style-name="P225" loext:marker-style-name="T84"><text:span text:style-name="T84">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29" svg:width="2.463cm" svg:height="0.735cm" svg:x="12.065cm" svg:y="6.307cm"><text:p text:style-name="Standard" loext:marker-style-name="T84"><text:span text:style-name="T84">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29" svg:width="2.463cm" svg:height="0.735cm" svg:x="12.428cm" svg:y="7.851cm"><text:p text:style-name="Standard" loext:marker-style-name="T84"><text:span text:style-name="T8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29" svg:width="2.461cm" svg:height="0.735cm" svg:x="14.395cm" svg:y="8.697cm"><text:p text:style-name="Standard" loext:marker-style-name="T84"><text:span text:style-name="T8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29" svg:width="2.461cm" svg:height="0.735cm" svg:x="8.165cm" svg:y="10.966cm"><text:p text:style-name="Standard" loext:marker-style-name="T84"><text:span text:style-name="T84">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29" svg:width="1.726cm" svg:height="0.735cm" svg:x="18.932cm" svg:y="9.999cm"><text:p text:style-name="P225" loext:marker-style-name="T84"><text:span text:style-name="T84">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29" svg:width="1.952cm" svg:height="1.084cm" svg:x="10.705cm" svg:y="10.482cm"><text:p text:style-name="P225" loext:marker-style-name="T84"><text:span text:style-name="T84">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29" svg:width="2.461cm" svg:height="0.735cm" svg:x="9.223cm" svg:y="5.279cm"><text:p text:style-name="Standard" loext:marker-style-name="T84"><text:span text:style-name="T84">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29" svg:width="2.461cm" svg:height="0.735cm" svg:x="7.318cm" svg:y="7.034cm"><text:p text:style-name="Standard" loext:marker-style-name="T84"><text:span text:style-name="T8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29" svg:width="1.777cm" svg:height="0.735cm" svg:x="2.298cm" svg:y="2.801cm"><text:p text:style-name="Standard" loext:marker-style-name="T84"><text:span text:style-name="T8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29" svg:width="1.777cm" svg:height="0.735cm" svg:x="1.118cm" svg:y="8.092cm"><text:p text:style-name="Standard" loext:marker-style-name="T84"><text:span text:style-name="T8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29" svg:width="1.726cm" svg:height="0.735cm" svg:x="2.6cm" svg:y="12.962cm"><text:p text:style-name="P225" loext:marker-style-name="T84"><text:span text:style-name="T84">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29" svg:width="1.117cm" svg:height="0.735cm" svg:x="7.045cm" svg:y="4.554cm"><text:p text:style-name="P225" loext:marker-style-name="T84"><text:span text:style-name="T8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29" svg:width="1.117cm" svg:height="0.736cm" svg:x="5.473cm" svg:y="9.241cm"><text:p text:style-name="P225" loext:marker-style-name="T84"><text:span text:style-name="T8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29" svg:width="2.461cm" svg:height="0.735cm" svg:x="13.852cm" svg:y="12.751cm"><text:p text:style-name="Standard" loext:marker-style-name="T84"><text:span text:style-name="T8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3" text:outline-level="1"><text:bookmark-start text:name="_Toc275967481"/><text:bookmark-start text:name="__RefHeading___Toc18942_85147849"/><draw:custom-shape text:anchor-type="char" draw:z-index="32" draw:name="Text Box 2" draw:style-name="gr51" draw:text-style-name="P230"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3" draw:name="Group 404" draw:style-name="gr52"><draw:custom-shape draw:name="Text Box 385" draw:style-name="gr53" draw:text-style-name="P224" svg:width="3.622cm" svg:height="1.265cm" svg:x="18.471cm" svg:y="0.852cm"><text:p text:style-name="P158" loext:marker-style-name="T85"><text:span text:style-name="T86">12V-24V</text:span><text:span text:style-name="T86"/></text:p><text:p text:style-name="P225" loext:marker-style-name="T85"><text:span text:style-name="T85">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24" svg:width="3.622cm" svg:height="0.768cm" svg:x="18.471cm" svg:y="2.512cm"><text:p text:style-name="P225" loext:marker-style-name="T85"><text:span text:style-name="T85">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24" svg:width="3.622cm" svg:height="0.768cm" svg:x="23.078cm" svg:y="0.784cm"><text:p text:style-name="P225" loext:marker-style-name="T85"><text:span text:style-name="T85">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24" svg:width="3.622cm" svg:height="1.765cm" svg:x="18.471cm" svg:y="6.846cm"><text:p text:style-name="P158" loext:marker-style-name="T85"><text:span text:style-name="T86">Magnetic</text:span><text:span text:style-name="T86"/></text:p><text:p text:style-name="P158" loext:marker-style-name="T85"><text:span text:style-name="T86">Switch – 1</text:span><text:span text:style-name="T86"/></text:p><text:p text:style-name="P225" loext:marker-style-name="T85"><text:span text:style-name="T85">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24" svg:width="3.622cm" svg:height="1.765cm" svg:x="23.078cm" svg:y="6.846cm"><text:p text:style-name="P158" loext:marker-style-name="T85"><text:span text:style-name="T86">Magnetic</text:span><text:span text:style-name="T86"/></text:p><text:p text:style-name="P158" loext:marker-style-name="T85"><text:span text:style-name="T86">Switch – 2</text:span><text:span text:style-name="T86"/></text:p><text:p text:style-name="P225" loext:marker-style-name="T85"><text:span text:style-name="T85">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24" svg:width="3.622cm" svg:height="1.763cm" svg:x="18.471cm" svg:y="9.016cm"><text:p text:style-name="P158" loext:marker-style-name="T85"><text:span text:style-name="T86">Magnetic</text:span><text:span text:style-name="T86"/></text:p><text:p text:style-name="P158" loext:marker-style-name="T85"><text:span text:style-name="T86">Switch – 3</text:span><text:span text:style-name="T86"/></text:p><text:p text:style-name="P225" loext:marker-style-name="T85"><text:span text:style-name="T85">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24" svg:width="3.622cm" svg:height="1.763cm" svg:x="23.078cm" svg:y="11.252cm"><text:p text:style-name="P158" loext:marker-style-name="T85"><text:span text:style-name="T86">Magnetic</text:span><text:span text:style-name="T86"/></text:p><text:p text:style-name="P158" loext:marker-style-name="T85"><text:span text:style-name="T86">Switch – 6</text:span><text:span text:style-name="T86"/></text:p><text:p text:style-name="P225" loext:marker-style-name="T85"><text:span text:style-name="T85">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24" svg:width="3.622cm" svg:height="1.763cm" svg:x="18.471cm" svg:y="11.252cm"><text:p text:style-name="P158" loext:marker-style-name="T85"><text:span text:style-name="T86">Magnetic</text:span><text:span text:style-name="T86"/></text:p><text:p text:style-name="P158" loext:marker-style-name="T85"><text:span text:style-name="T86">Switch – 5</text:span><text:span text:style-name="T86"/></text:p><text:p text:style-name="P225" loext:marker-style-name="T85"><text:span text:style-name="T85">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24" svg:width="3.622cm" svg:height="1.763cm" svg:x="23.078cm" svg:y="9.016cm"><text:p text:style-name="P158" loext:marker-style-name="T85"><text:span text:style-name="T86">Magnetic</text:span><text:span text:style-name="T86"/></text:p><text:p text:style-name="P158" loext:marker-style-name="T85"><text:span text:style-name="T86">Switch – 4</text:span><text:span text:style-name="T86"/></text:p><text:p text:style-name="P225" loext:marker-style-name="T85"><text:span text:style-name="T85">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24" svg:width="3.622cm" svg:height="0.768cm" svg:x="23.078cm" svg:y="1.935cm"><text:p text:style-name="P225" loext:marker-style-name="T85"><text:span text:style-name="T85">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24" svg:width="3.622cm" svg:height="0.768cm" svg:x="23.078cm" svg:y="3.121cm"><text:p text:style-name="P225" loext:marker-style-name="T85"><text:span text:style-name="T85">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24" svg:width="3.622cm" svg:height="1.265cm" svg:x="23.078cm" svg:y="4.273cm"><text:p text:style-name="P225" loext:marker-style-name="T85"><text:span text:style-name="T85">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31"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4" draw:name="Group 429" draw:style-name="gr58"><draw:custom-shape draw:name="Text Box 423" draw:style-name="gr59" draw:text-style-name="P224" svg:width="3.624cm" svg:height="0.768cm" svg:x="13.259cm" svg:y="8.53cm"><text:p text:style-name="P225" loext:marker-style-name="T85"><text:span text:style-name="T85">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24" svg:width="3.624cm" svg:height="0.77cm" svg:x="13.259cm" svg:y="9.648cm"><text:p text:style-name="P225" loext:marker-style-name="T85"><text:span text:style-name="T85">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24" svg:width="3.624cm" svg:height="0.768cm" svg:x="13.259cm" svg:y="10.8cm"><text:p text:style-name="P225" loext:marker-style-name="T85"><text:span text:style-name="T85">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24" svg:width="3.624cm" svg:height="0.768cm" svg:x="13.259cm" svg:y="11.918cm"><text:p text:style-name="P225" loext:marker-style-name="T85"><text:span text:style-name="T85">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24" svg:width="3.624cm" svg:height="0.77cm" svg:x="13.259cm" svg:y="13.037cm"><text:p text:style-name="P225" loext:marker-style-name="T85"><text:span text:style-name="T85">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24" svg:width="3.624cm" svg:height="0.768cm" svg:x="13.259cm" svg:y="14.189cm"><text:p text:style-name="P225" loext:marker-style-name="T85"><text:span text:style-name="T85">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30" svg:width="3.624cm" svg:height="1.246cm" svg:x="7.648cm" svg:y="5.463cm"><text:p text:style-name="P232" loext:marker-style-name="T85"><text:span text:style-name="T86">Flood-lighting</text:span><text:span text:style-name="T86"/></text:p><text:p text:style-name="P233" loext:marker-style-name="T85"><text:span text:style-name="T8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421" draw:style-name="gr62" draw:text-style-name="P230" svg:width="3.624cm" svg:height="1.246cm" svg:x="7.632cm" svg:y="3.775cm"><text:p text:style-name="P232" loext:marker-style-name="T85"><text:span text:style-name="T86">Back-lighting</text:span><text:span text:style-name="T86"/></text:p><text:p text:style-name="P233" loext:marker-style-name="T85"><text:span text:style-name="T8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420" draw:style-name="gr61" draw:text-style-name="P230" svg:width="3.624cm" svg:height="0.749cm" svg:x="1.757cm" svg:y="5.248cm"><text:p text:style-name="P233" loext:marker-style-name="T85"><text:span text:style-name="T85">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 draw:name="Group 419" draw:style-name="gr63"><draw:custom-shape draw:name="Text Box 418" draw:style-name="gr64" draw:text-style-name="P234"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24" svg:width="3.622cm" svg:height="0.768cm" svg:x="0.862cm" svg:y="9.986cm"><text:p text:style-name="P225" loext:marker-style-name="T85"><text:span text:style-name="T85">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24" svg:width="3.622cm" svg:height="1.265cm" svg:x="4.997cm" svg:y="9.511cm"><text:p text:style-name="P158" loext:marker-style-name="T85"><text:span text:style-name="T86">2 * 16 OLED</text:span><text:span text:style-name="T86"/></text:p><text:p text:style-name="P225" loext:marker-style-name="T85"><text:span text:style-name="T85">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24" svg:width="3.622cm" svg:height="1.267cm" svg:x="4.997cm" svg:y="11.205cm"><text:p text:style-name="P158" loext:marker-style-name="T85"><text:span text:style-name="T86">2 * 16 OLED</text:span><text:span text:style-name="T86"/></text:p><text:p text:style-name="P225" loext:marker-style-name="T85"><text:span text:style-name="T85">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24" svg:width="3.622cm" svg:height="1.265cm" svg:x="4.997cm" svg:y="12.9cm"><text:p text:style-name="P158" loext:marker-style-name="T85"><text:span text:style-name="T86">2 * 16 OLED</text:span><text:span text:style-name="T86"/></text:p><text:p text:style-name="P225" loext:marker-style-name="T85"><text:span text:style-name="T85">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24" svg:width="3.622cm" svg:height="1.265cm" svg:x="4.997cm" svg:y="14.593cm"><text:p text:style-name="P158" loext:marker-style-name="T85"><text:span text:style-name="T86">2 * 16 OLED</text:span><text:span text:style-name="T86"/></text:p><text:p text:style-name="P225" loext:marker-style-name="T85"><text:span text:style-name="T85">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24" svg:width="3.622cm" svg:height="1.265cm" svg:x="0.862cm" svg:y="12.9cm"><text:p text:style-name="P158" loext:marker-style-name="T85"><text:span text:style-name="T86">2 * 16 OLED</text:span><text:span text:style-name="T86"/></text:p><text:p text:style-name="P225" loext:marker-style-name="T85"><text:span text:style-name="T85">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24" svg:width="3.622cm" svg:height="1.267cm" svg:x="0.862cm" svg:y="11.205cm"><text:p text:style-name="P158" loext:marker-style-name="T85"><text:span text:style-name="T86">2 * 20 OLED</text:span><text:span text:style-name="T86"/></text:p><text:p text:style-name="P225" loext:marker-style-name="T85"><text:span text:style-name="T85">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24" svg:width="3.622cm" svg:height="1.265cm" svg:x="0.862cm" svg:y="14.628cm"><text:p text:style-name="P158" loext:marker-style-name="T85"><text:span text:style-name="T86">2 * 16 OLED</text:span><text:span text:style-name="T86"/></text:p><text:p text:style-name="P225" loext:marker-style-name="T85"><text:span text:style-name="T85">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35" svg:width="3.62cm" svg:height="0.768cm" svg:x="0.862cm" svg:y="8.123cm"><text:p text:style-name="P225" loext:marker-style-name="T85"><text:span text:style-name="T8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6" draw:name="Text Box 405" draw:style-name="gr61" draw:text-style-name="P230" svg:width="3.624cm" svg:height="1.246cm" svg:x="1.741cm" svg:y="3.524cm"><text:p text:style-name="P232" loext:marker-style-name="T85"><text:span text:style-name="T86">Thrustmaster</text:span><text:span text:style-name="T86"/></text:p><text:p text:style-name="P233" loext:marker-style-name="T85"><text:span text:style-name="T85">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 Box 384" draw:style-name="gr67" draw:text-style-name="P230" svg:width="3.962cm" svg:height="0.825cm" svg:x="13.36cm" svg:y="2.649cm"><text:p text:style-name="P233" loext:marker-style-name="T85"><text:span text:style-name="T85">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391" draw:style-name="gr61" draw:text-style-name="P230" svg:width="3.624cm" svg:height="1.246cm" svg:x="7.648cm" svg:y="1.376cm"><text:p text:style-name="P233" loext:marker-style-name="T85"><text:span text:style-name="T85">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87" draw:style-name="gr62" draw:text-style-name="P230" svg:width="3.624cm" svg:height="0.749cm" svg:x="7.652cm" svg:y="0.109cm"><text:p text:style-name="P233" loext:marker-style-name="T85"><text:span text:style-name="T8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393" draw:style-name="gr68" draw:text-style-name="P230" svg:width="3.962cm" svg:height="0.749cm" svg:x="13.358cm" svg:y="1.575cm"><text:p text:style-name="P233" loext:marker-style-name="T85"><text:span text:style-name="T85">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92" draw:style-name="gr68" draw:text-style-name="P230" svg:width="3.962cm" svg:height="0.749cm" svg:x="13.376cm" svg:y="0.363cm"><text:p text:style-name="P233" loext:marker-style-name="T85"><text:span text:style-name="T85">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88" draw:style-name="gr69" draw:text-style-name="P236" svg:width="3.962cm" svg:height="1.246cm" svg:x="16.305cm" svg:y="3.776cm"><text:p text:style-name="P232" loext:marker-style-name="T85"><text:span text:style-name="T86">OC USB Output -1</text:span><text:span text:style-name="T86"/></text:p><text:p text:style-name="P233" loext:marker-style-name="T85"><text:span text:style-name="T85">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3" draw:style-name="gr61" draw:text-style-name="P230" svg:width="3.624cm" svg:height="1.246cm" svg:x="1.759cm" svg:y="1.737cm"><text:p text:style-name="P232" loext:marker-style-name="T85"><text:span text:style-name="T86">Thrustmaster</text:span><text:span text:style-name="T86"/></text:p><text:p text:style-name="P233" loext:marker-style-name="T85"><text:span text:style-name="T85">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2" draw:style-name="gr70" draw:text-style-name="P238" svg:width="3.624cm" svg:height="1.246cm" svg:x="1.743cm" svg:y="0.083cm"><text:p text:style-name="P237" loext:marker-style-name="T85"><text:span text:style-name="T86">Thrustmaster</text:span><text:span text:style-name="T86"/></text:p><text:p text:style-name="P233" loext:marker-style-name="T85"><text:span text:style-name="T87">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68</meta:editing-cycles>
    <meta:print-date>2014-10-26T08:30:00</meta:print-date>
    <meta:creation-date>2014-10-28T07:35:00</meta:creation-date>
    <dc:date>2025-11-29T15:27:52.870658000</dc:date>
    <meta:editing-duration>PT21H37M5S</meta:editing-duration>
    <meta:generator>LibreOffice/25.2.2.2$MacOSX_AARCH64 LibreOffice_project/7370d4be9e3cf6031a51beef54ff3bda878e3fac</meta:generator>
    <meta:document-statistic meta:table-count="23" meta:image-count="17" meta:object-count="0" meta:page-count="63" meta:paragraph-count="2013" meta:word-count="9836" meta:character-count="57184" meta:non-whitespace-character-count="48562"/>
    <meta:user-defined meta:name="AppVersion">14.0000</meta:user-defined>
    <meta:user-defined meta:name="Company">Cisco Systems, Inc.</meta:user-defined>
    <meta:template xlink:type="simple" xlink:actuate="onRequest" xlink:title="Normal.dotm" xlink:href=""/>
  </office:meta>
</office:document-meta>
</file>